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12.2654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3.602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2.2937in"/>
    </style:style>
    <style:style style:name="co11" style:family="table-column">
      <style:table-column-properties fo:break-before="auto" style:column-width="2.7661in"/>
    </style:style>
    <style:style style:name="co12" style:family="table-column">
      <style:table-column-properties fo:break-before="auto" style:column-width="4.878in"/>
    </style:style>
    <style:style style:name="co13" style:family="table-column">
      <style:table-column-properties fo:break-before="auto" style:column-width="0.289in"/>
    </style:style>
    <style:style style:name="co14" style:family="table-column">
      <style:table-column-properties fo:break-before="auto" style:column-width="0.5035in"/>
    </style:style>
    <style:style style:name="co15" style:family="table-column">
      <style:table-column-properties fo:break-before="auto" style:column-width="0.4071in"/>
    </style:style>
    <style:style style:name="co16" style:family="table-column">
      <style:table-column-properties fo:break-before="auto" style:column-width="0.1925in"/>
    </style:style>
    <style:style style:name="co17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default-cell-style-name="ce1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Heist</text:p>
          </table:table-cell>
          <table:table-cell table:number-columns-repeated="16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jolly</text:p>
          </table:table-cell>
          <table:table-cell table:formula="of:=COM.MICROSOFT.CONCAT([.E2];[.A2];[.F2];[.A2];[.G2];[.A2];[.H2])" office:value-type="string" office:string-value="&lt;option type=&quot;bool&quot; default_value=&quot;false&quot; name=&quot;RBL_jolly&quot; title_id=&quot;RBL_jolly_id&quot; desc_id=&quot;RBL_jolly_desc&quot;/&gt;" calcext:value-type="string">
            <text:p>&lt;option type="bool" default_value="false" name="RBL_jolly" title_id="RBL_jolly_id" desc_id="RBL_joll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jolly</text:p>
          </table:table-cell>
          <table:table-cell office:value-type="string" calcext:value-type="string">
            <text:p>Aftershock</text:p>
          </table:table-cell>
          <table:table-cell table:formula="of:=COM.MICROSOFT.CONCAT([.N2];[.J2];[.O2];[.K2];[.P2])" office:value-type="string" office:string-value="&quot;RBL_jolly_id&quot;:&quot;Aftershock&quot;," calcext:value-type="string">
            <text:p>"RBL_jolly_id":"Aftershoc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wwh</text:p>
          </table:table-cell>
          <table:table-cell table:formula="of:=COM.MICROSOFT.CONCAT([.E3];[.A3];[.F3];[.A3];[.G3];[.A3];[.H3])" office:value-type="string" office:string-value="&lt;option type=&quot;bool&quot; default_value=&quot;false&quot; name=&quot;RBL_wwh&quot; title_id=&quot;RBL_wwh_id&quot; desc_id=&quot;RBL_wwh_desc&quot;/&gt;" calcext:value-type="string">
            <text:p>&lt;option type="bool" default_value="false" name="RBL_wwh" title_id="RBL_wwh_id" desc_id="RBL_ww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wh</text:p>
          </table:table-cell>
          <table:table-cell office:value-type="string" calcext:value-type="string">
            <text:p>Alaskan Deal</text:p>
          </table:table-cell>
          <table:table-cell table:formula="of:=COM.MICROSOFT.CONCAT([.N3];[.J3];[.O3];[.K3];[.P3])" office:value-type="string" office:string-value="&quot;RBL_wwh_id&quot;:&quot;Alaskan Deal&quot;," calcext:value-type="string">
            <text:p>"RBL_wwh_id":"Alaskan Deal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gallery</text:p>
          </table:table-cell>
          <table:table-cell table:formula="of:=COM.MICROSOFT.CONCAT([.E4];[.A4];[.F4];[.A4];[.G4];[.A4];[.H4])" office:value-type="string" office:string-value="&lt;option type=&quot;bool&quot; default_value=&quot;false&quot; name=&quot;RBL_gallery&quot; title_id=&quot;RBL_gallery_id&quot; desc_id=&quot;RBL_gallery_desc&quot;/&gt;" calcext:value-type="string">
            <text:p>&lt;option type="bool" default_value="false" name="RBL_gallery" title_id="RBL_gallery_id" desc_id="RBL_galler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gallery</text:p>
          </table:table-cell>
          <table:table-cell office:value-type="string" calcext:value-type="string">
            <text:p>Art Gallery</text:p>
          </table:table-cell>
          <table:table-cell table:formula="of:=COM.MICROSOFT.CONCAT([.N4];[.J4];[.O4];[.K4];[.P4])" office:value-type="string" office:string-value="&quot;RBL_gallery_id&quot;:&quot;Art Gallery&quot;," calcext:value-type="string">
            <text:p>"RBL_gallery_id":"Art Gallery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ranchbank_cash</text:p>
          </table:table-cell>
          <table:table-cell table:formula="of:=COM.MICROSOFT.CONCAT([.E5];[.A5];[.F5];[.A5];[.G5];[.A5];[.H5])" office:value-type="string" office:string-value="&lt;option type=&quot;bool&quot; default_value=&quot;false&quot; name=&quot;RBL_branchbank_cash&quot; title_id=&quot;RBL_branchbank_cash_id&quot; desc_id=&quot;RBL_branchbank_cash_desc&quot;/&gt;" calcext:value-type="string">
            <text:p>&lt;option type="bool" default_value="false" name="RBL_branchbank_cash" title_id="RBL_branchbank_cash_id" desc_id="RBL_branchbank_cas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ranchbank_cash</text:p>
          </table:table-cell>
          <table:table-cell office:value-type="string" calcext:value-type="string">
            <text:p>Bank Heist: Cash</text:p>
          </table:table-cell>
          <table:table-cell table:formula="of:=COM.MICROSOFT.CONCAT([.N5];[.J5];[.O5];[.K5];[.P5])" office:value-type="string" office:string-value="&quot;RBL_branchbank_cash_id&quot;:&quot;Bank Heist: Cash&quot;," calcext:value-type="string">
            <text:p>"RBL_branchbank_cash_id":"Bank Heist: Cash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ranchbank_deposit</text:p>
          </table:table-cell>
          <table:table-cell table:formula="of:=COM.MICROSOFT.CONCAT([.E6];[.A6];[.F6];[.A6];[.G6];[.A6];[.H6])" office:value-type="string" office:string-value="&lt;option type=&quot;bool&quot; default_value=&quot;false&quot; name=&quot;RBL_branchbank_deposit&quot; title_id=&quot;RBL_branchbank_deposit_id&quot; desc_id=&quot;RBL_branchbank_deposit_desc&quot;/&gt;" calcext:value-type="string">
            <text:p>&lt;option type="bool" default_value="false" name="RBL_branchbank_deposit" title_id="RBL_branchbank_deposit_id" desc_id="RBL_branchbank_deposi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ranchbank_deposit</text:p>
          </table:table-cell>
          <table:table-cell office:value-type="string" calcext:value-type="string">
            <text:p>Bank Heist: Deposit</text:p>
          </table:table-cell>
          <table:table-cell table:formula="of:=COM.MICROSOFT.CONCAT([.N6];[.J6];[.O6];[.K6];[.P6])" office:value-type="string" office:string-value="&quot;RBL_branchbank_deposit_id&quot;:&quot;Bank Heist: Deposit&quot;," calcext:value-type="string">
            <text:p>"RBL_branchbank_deposit_id":"Bank Heist: Deposi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ranchbank_gold</text:p>
          </table:table-cell>
          <table:table-cell table:formula="of:=COM.MICROSOFT.CONCAT([.E7];[.A7];[.F7];[.A7];[.G7];[.A7];[.H7])" office:value-type="string" office:string-value="&lt;option type=&quot;bool&quot; default_value=&quot;false&quot; name=&quot;RBL_branchbank_gold&quot; title_id=&quot;RBL_branchbank_gold_id&quot; desc_id=&quot;RBL_branchbank_gold_desc&quot;/&gt;" calcext:value-type="string">
            <text:p>&lt;option type="bool" default_value="false" name="RBL_branchbank_gold" title_id="RBL_branchbank_gold_id" desc_id="RBL_branchbank_gol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ranchbank_gold</text:p>
          </table:table-cell>
          <table:table-cell office:value-type="string" calcext:value-type="string">
            <text:p>Bank Heist: Gold</text:p>
          </table:table-cell>
          <table:table-cell table:formula="of:=COM.MICROSOFT.CONCAT([.N7];[.J7];[.O7];[.K7];[.P7])" office:value-type="string" office:string-value="&quot;RBL_branchbank_gold_id&quot;:&quot;Bank Heist: Gold&quot;," calcext:value-type="string">
            <text:p>"RBL_branchbank_gold_id":"Bank Heist: Gol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ranchbank_random</text:p>
          </table:table-cell>
          <table:table-cell table:formula="of:=COM.MICROSOFT.CONCAT([.E8];[.A8];[.F8];[.A8];[.G8];[.A8];[.H8])" office:value-type="string" office:string-value="&lt;option type=&quot;bool&quot; default_value=&quot;false&quot; name=&quot;RBL_branchbank_random&quot; title_id=&quot;RBL_branchbank_random_id&quot; desc_id=&quot;RBL_branchbank_random_desc&quot;/&gt;" calcext:value-type="string">
            <text:p>&lt;option type="bool" default_value="false" name="RBL_branchbank_random" title_id="RBL_branchbank_random_id" desc_id="RBL_branchbank_random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ranchbank_random</text:p>
          </table:table-cell>
          <table:table-cell office:value-type="string" calcext:value-type="string">
            <text:p>Bank Heist: Random</text:p>
          </table:table-cell>
          <table:table-cell table:formula="of:=COM.MICROSOFT.CONCAT([.N8];[.J8];[.O8];[.K8];[.P8])" office:value-type="string" office:string-value="&quot;RBL_branchbank_random_id&quot;:&quot;Bank Heist: Random&quot;," calcext:value-type="string">
            <text:p>"RBL_branchbank_random_id":"Bank Heist: Random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br</text:p>
          </table:table-cell>
          <table:table-cell table:formula="of:=COM.MICROSOFT.CONCAT([.E9];[.A9];[.F9];[.A9];[.G9];[.A9];[.H9])" office:value-type="string" office:string-value="&lt;option type=&quot;bool&quot; default_value=&quot;false&quot; name=&quot;RBL_pbr&quot; title_id=&quot;RBL_pbr_id&quot; desc_id=&quot;RBL_pbr_desc&quot;/&gt;" calcext:value-type="string">
            <text:p>&lt;option type="bool" default_value="false" name="RBL_pbr" title_id="RBL_pbr_id" desc_id="RBL_pb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br</text:p>
          </table:table-cell>
          <table:table-cell office:value-type="string" calcext:value-type="string">
            <text:p>Beneath The Mountain</text:p>
          </table:table-cell>
          <table:table-cell table:formula="of:=COM.MICROSOFT.CONCAT([.N9];[.J9];[.O9];[.K9];[.P9])" office:value-type="string" office:string-value="&quot;RBL_pbr_id&quot;:&quot;Beneath The Mountain&quot;," calcext:value-type="string">
            <text:p>"RBL_pbr_id":"Beneath The Mountai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welcome_to_the_jungle_1_night</text:p>
          </table:table-cell>
          <table:table-cell table:formula="of:=COM.MICROSOFT.CONCAT([.E10];[.A10];[.F10];[.A10];[.G10];[.A10];[.H10])" office:value-type="string" office:string-value="&lt;option type=&quot;bool&quot; default_value=&quot;false&quot; name=&quot;RBL_welcome_to_the_jungle_1_night&quot; title_id=&quot;RBL_welcome_to_the_jungle_1_night_id&quot; desc_id=&quot;RBL_welcome_to_the_jungle_1_night_desc&quot;/&gt;" calcext:value-type="string">
            <text:p>&lt;option type="bool" default_value="false" name="RBL_welcome_to_the_jungle_1_night" title_id="RBL_welcome_to_the_jungle_1_night_id" desc_id="RBL_welcome_to_the_jungle_1_nigh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elcome_to_the_jungle_1_night</text:p>
          </table:table-cell>
          <table:table-cell office:value-type="string" calcext:value-type="string">
            <text:p>Big Oil (Day 1 | Night)</text:p>
          </table:table-cell>
          <table:table-cell table:formula="of:=COM.MICROSOFT.CONCAT([.N10];[.J10];[.O10];[.K10];[.P10])" office:value-type="string" office:string-value="&quot;RBL_welcome_to_the_jungle_1_night_id&quot;:&quot;Big Oil (Day 1 | Night)&quot;," calcext:value-type="string">
            <text:p>"RBL_welcome_to_the_jungle_1_night_id":"Big Oil (Day 1 | 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welcome_to_the_jungle_1</text:p>
          </table:table-cell>
          <table:table-cell table:formula="of:=COM.MICROSOFT.CONCAT([.E11];[.A11];[.F11];[.A11];[.G11];[.A11];[.H11])" office:value-type="string" office:string-value="&lt;option type=&quot;bool&quot; default_value=&quot;false&quot; name=&quot;RBL_welcome_to_the_jungle_1&quot; title_id=&quot;RBL_welcome_to_the_jungle_1_id&quot; desc_id=&quot;RBL_welcome_to_the_jungle_1_desc&quot;/&gt;" calcext:value-type="string">
            <text:p>&lt;option type="bool" default_value="false" name="RBL_welcome_to_the_jungle_1" title_id="RBL_welcome_to_the_jungle_1_id" desc_id="RBL_welcome_to_the_jungle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elcome_to_the_jungle_1</text:p>
          </table:table-cell>
          <table:table-cell office:value-type="string" calcext:value-type="string">
            <text:p>Big Oil (Day 1)</text:p>
          </table:table-cell>
          <table:table-cell table:formula="of:=COM.MICROSOFT.CONCAT([.N11];[.J11];[.O11];[.K11];[.P11])" office:value-type="string" office:string-value="&quot;RBL_welcome_to_the_jungle_1_id&quot;:&quot;Big Oil (Day 1)&quot;," calcext:value-type="string">
            <text:p>"RBL_welcome_to_the_jungle_1_id":"Big Oil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welcome_to_the_jungle_2</text:p>
          </table:table-cell>
          <table:table-cell table:formula="of:=COM.MICROSOFT.CONCAT([.E12];[.A12];[.F12];[.A12];[.G12];[.A12];[.H12])" office:value-type="string" office:string-value="&lt;option type=&quot;bool&quot; default_value=&quot;false&quot; name=&quot;RBL_welcome_to_the_jungle_2&quot; title_id=&quot;RBL_welcome_to_the_jungle_2_id&quot; desc_id=&quot;RBL_welcome_to_the_jungle_2_desc&quot;/&gt;" calcext:value-type="string">
            <text:p>&lt;option type="bool" default_value="false" name="RBL_welcome_to_the_jungle_2" title_id="RBL_welcome_to_the_jungle_2_id" desc_id="RBL_welcome_to_the_jungle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elcome_to_the_jungle_2</text:p>
          </table:table-cell>
          <table:table-cell office:value-type="string" calcext:value-type="string">
            <text:p>Big Oil (Day 2)</text:p>
          </table:table-cell>
          <table:table-cell table:formula="of:=COM.MICROSOFT.CONCAT([.N12];[.J12];[.O12];[.K12];[.P12])" office:value-type="string" office:string-value="&quot;RBL_welcome_to_the_jungle_2_id&quot;:&quot;Big Oil (Day 2)&quot;," calcext:value-type="string">
            <text:p>"RBL_welcome_to_the_jungle_2_id":"Big Oil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br2</text:p>
          </table:table-cell>
          <table:table-cell table:formula="of:=COM.MICROSOFT.CONCAT([.E13];[.A13];[.F13];[.A13];[.G13];[.A13];[.H13])" office:value-type="string" office:string-value="&lt;option type=&quot;bool&quot; default_value=&quot;false&quot; name=&quot;RBL_pbr2&quot; title_id=&quot;RBL_pbr2_id&quot; desc_id=&quot;RBL_pbr2_desc&quot;/&gt;" calcext:value-type="string">
            <text:p>&lt;option type="bool" default_value="false" name="RBL_pbr2" title_id="RBL_pbr2_id" desc_id="RBL_pbr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br2</text:p>
          </table:table-cell>
          <table:table-cell office:value-type="string" calcext:value-type="string">
            <text:p>Birth of Sky</text:p>
          </table:table-cell>
          <table:table-cell table:formula="of:=COM.MICROSOFT.CONCAT([.N13];[.J13];[.O13];[.K13];[.P13])" office:value-type="string" office:string-value="&quot;RBL_pbr2_id&quot;:&quot;Birth of Sky&quot;," calcext:value-type="string">
            <text:p>"RBL_pbr2_id":"Birth of Sky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chca</text:p>
          </table:table-cell>
          <table:table-cell table:formula="of:=COM.MICROSOFT.CONCAT([.E14];[.A14];[.F14];[.A14];[.G14];[.A14];[.H14])" office:value-type="string" office:string-value="&lt;option type=&quot;bool&quot; default_value=&quot;false&quot; name=&quot;RBL_chca&quot; title_id=&quot;RBL_chca_id&quot; desc_id=&quot;RBL_chca_desc&quot;/&gt;" calcext:value-type="string">
            <text:p>&lt;option type="bool" default_value="false" name="RBL_chca" title_id="RBL_chca_id" desc_id="RBL_chca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hca</text:p>
          </table:table-cell>
          <table:table-cell office:value-type="string" calcext:value-type="string">
            <text:p>Black Cat</text:p>
          </table:table-cell>
          <table:table-cell table:formula="of:=COM.MICROSOFT.CONCAT([.N14];[.J14];[.O14];[.K14];[.P14])" office:value-type="string" office:string-value="&quot;RBL_chca_id&quot;:&quot;Black Cat&quot;," calcext:value-type="string">
            <text:p>"RBL_chca_id":"Black Ca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mad</text:p>
          </table:table-cell>
          <table:table-cell table:formula="of:=COM.MICROSOFT.CONCAT([.E15];[.A15];[.F15];[.A15];[.G15];[.A15];[.H15])" office:value-type="string" office:string-value="&lt;option type=&quot;bool&quot; default_value=&quot;false&quot; name=&quot;RBL_mad&quot; title_id=&quot;RBL_mad_id&quot; desc_id=&quot;RBL_mad_desc&quot;/&gt;" calcext:value-type="string">
            <text:p>&lt;option type="bool" default_value="false" name="RBL_mad" title_id="RBL_mad_id" desc_id="RBL_ma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Boiling Point</text:p>
          </table:table-cell>
          <table:table-cell table:formula="of:=COM.MICROSOFT.CONCAT([.N15];[.J15];[.O15];[.K15];[.P15])" office:value-type="string" office:string-value="&quot;RBL_mad_id&quot;:&quot;Boiling Point&quot;," calcext:value-type="string">
            <text:p>"RBL_mad_id":"Boiling Poin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mex</text:p>
          </table:table-cell>
          <table:table-cell table:formula="of:=COM.MICROSOFT.CONCAT([.E16];[.A16];[.F16];[.A16];[.G16];[.A16];[.H16])" office:value-type="string" office:string-value="&lt;option type=&quot;bool&quot; default_value=&quot;false&quot; name=&quot;RBL_mex&quot; title_id=&quot;RBL_mex_id&quot; desc_id=&quot;RBL_mex_desc&quot;/&gt;" calcext:value-type="string">
            <text:p>&lt;option type="bool" default_value="false" name="RBL_mex" title_id="RBL_mex_id" desc_id="RBL_mex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ex</text:p>
          </table:table-cell>
          <table:table-cell office:value-type="string" calcext:value-type="string">
            <text:p>Border Crossing</text:p>
          </table:table-cell>
          <table:table-cell table:formula="of:=COM.MICROSOFT.CONCAT([.N16];[.J16];[.O16];[.K16];[.P16])" office:value-type="string" office:string-value="&quot;RBL_mex_id&quot;:&quot;Border Crossing&quot;," calcext:value-type="string">
            <text:p>"RBL_mex_id":"Border Crossing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mex_cooking</text:p>
          </table:table-cell>
          <table:table-cell table:formula="of:=COM.MICROSOFT.CONCAT([.E17];[.A17];[.F17];[.A17];[.G17];[.A17];[.H17])" office:value-type="string" office:string-value="&lt;option type=&quot;bool&quot; default_value=&quot;false&quot; name=&quot;RBL_mex_cooking&quot; title_id=&quot;RBL_mex_cooking_id&quot; desc_id=&quot;RBL_mex_cooking_desc&quot;/&gt;" calcext:value-type="string">
            <text:p>&lt;option type="bool" default_value="false" name="RBL_mex_cooking" title_id="RBL_mex_cooking_id" desc_id="RBL_mex_cooking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ex_cooking</text:p>
          </table:table-cell>
          <table:table-cell office:value-type="string" calcext:value-type="string">
            <text:p>Border Crystals</text:p>
          </table:table-cell>
          <table:table-cell table:formula="of:=COM.MICROSOFT.CONCAT([.N17];[.J17];[.O17];[.K17];[.P17])" office:value-type="string" office:string-value="&quot;RBL_mex_cooking_id&quot;:&quot;Border Crystals&quot;," calcext:value-type="string">
            <text:p>"RBL_mex_cooking_id":"Border Crystal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ex</text:p>
          </table:table-cell>
          <table:table-cell table:formula="of:=COM.MICROSOFT.CONCAT([.E18];[.A18];[.F18];[.A18];[.G18];[.A18];[.H18])" office:value-type="string" office:string-value="&lt;option type=&quot;bool&quot; default_value=&quot;false&quot; name=&quot;RBL_pex&quot; title_id=&quot;RBL_pex_id&quot; desc_id=&quot;RBL_pex_desc&quot;/&gt;" calcext:value-type="string">
            <text:p>&lt;option type="bool" default_value="false" name="RBL_pex" title_id="RBL_pex_id" desc_id="RBL_pex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ex</text:p>
          </table:table-cell>
          <table:table-cell office:value-type="string" calcext:value-type="string">
            <text:p>Breakfast in Tijuana</text:p>
          </table:table-cell>
          <table:table-cell table:formula="of:=COM.MICROSOFT.CONCAT([.N18];[.J18];[.O18];[.K18];[.P18])" office:value-type="string" office:string-value="&quot;RBL_pex_id&quot;:&quot;Breakfast in Tijuana&quot;," calcext:value-type="string">
            <text:p>"RBL_pex_id":"Breakfast in Tijuana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ag</text:p>
          </table:table-cell>
          <table:table-cell table:formula="of:=COM.MICROSOFT.CONCAT([.E19];[.A19];[.F19];[.A19];[.G19];[.A19];[.H19])" office:value-type="string" office:string-value="&lt;option type=&quot;bool&quot; default_value=&quot;false&quot; name=&quot;RBL_tag&quot; title_id=&quot;RBL_tag_id&quot; desc_id=&quot;RBL_tag_desc&quot;/&gt;" calcext:value-type="string">
            <text:p>&lt;option type="bool" default_value="false" name="RBL_tag" title_id="RBL_tag_id" desc_id="RBL_tag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Breakin’ Feds</text:p>
          </table:table-cell>
          <table:table-cell table:formula="of:=COM.MICROSOFT.CONCAT([.N19];[.J19];[.O19];[.K19];[.P19])" office:value-type="string" office:string-value="&quot;RBL_tag_id&quot;:&quot;Breakin’ Feds&quot;," calcext:value-type="string">
            <text:p>"RBL_tag_id":"Breakin’ Fed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pa</text:p>
          </table:table-cell>
          <table:table-cell table:formula="of:=COM.MICROSOFT.CONCAT([.E20];[.A20];[.F20];[.A20];[.G20];[.A20];[.H20])" office:value-type="string" office:string-value="&lt;option type=&quot;bool&quot; default_value=&quot;false&quot; name=&quot;RBL_spa&quot; title_id=&quot;RBL_spa_id&quot; desc_id=&quot;RBL_spa_desc&quot;/&gt;" calcext:value-type="string">
            <text:p>&lt;option type="bool" default_value="false" name="RBL_spa" title_id="RBL_spa_id" desc_id="RBL_spa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Brooklyn 10-10</text:p>
          </table:table-cell>
          <table:table-cell table:formula="of:=COM.MICROSOFT.CONCAT([.N20];[.J20];[.O20];[.K20];[.P20])" office:value-type="string" office:string-value="&quot;RBL_spa_id&quot;:&quot;Brooklyn 10-10&quot;," calcext:value-type="string">
            <text:p>"RBL_spa_id":"Brooklyn 10-10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rb</text:p>
          </table:table-cell>
          <table:table-cell table:formula="of:=COM.MICROSOFT.CONCAT([.E21];[.A21];[.F21];[.A21];[.G21];[.A21];[.H21])" office:value-type="string" office:string-value="&lt;option type=&quot;bool&quot; default_value=&quot;false&quot; name=&quot;RBL_brb&quot; title_id=&quot;RBL_brb_id&quot; desc_id=&quot;RBL_brb_desc&quot;/&gt;" calcext:value-type="string">
            <text:p>&lt;option type="bool" default_value="false" name="RBL_brb" title_id="RBL_brb_id" desc_id="RBL_brb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rb</text:p>
          </table:table-cell>
          <table:table-cell office:value-type="string" calcext:value-type="string">
            <text:p>Brooklyn Bank</text:p>
          </table:table-cell>
          <table:table-cell table:formula="of:=COM.MICROSOFT.CONCAT([.N21];[.J21];[.O21];[.K21];[.P21])" office:value-type="string" office:string-value="&quot;RBL_brb_id&quot;:&quot;Brooklyn Bank&quot;," calcext:value-type="string">
            <text:p>"RBL_brb_id":"Brooklyn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ex</text:p>
          </table:table-cell>
          <table:table-cell table:formula="of:=COM.MICROSOFT.CONCAT([.E22];[.A22];[.F22];[.A22];[.G22];[.A22];[.H22])" office:value-type="string" office:string-value="&lt;option type=&quot;bool&quot; default_value=&quot;false&quot; name=&quot;RBL_fex&quot; title_id=&quot;RBL_fex_id&quot; desc_id=&quot;RBL_fex_desc&quot;/&gt;" calcext:value-type="string">
            <text:p>&lt;option type="bool" default_value="false" name="RBL_fex" title_id="RBL_fex_id" desc_id="RBL_fex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ex</text:p>
          </table:table-cell>
          <table:table-cell office:value-type="string" calcext:value-type="string">
            <text:p>Buluc’s Mansion</text:p>
          </table:table-cell>
          <table:table-cell table:formula="of:=COM.MICROSOFT.CONCAT([.N22];[.J22];[.O22];[.K22];[.P22])" office:value-type="string" office:string-value="&quot;RBL_fex_id&quot;:&quot;Buluc’s Mansion&quot;," calcext:value-type="string">
            <text:p>"RBL_fex_id":"Buluc’s Mansio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cage</text:p>
          </table:table-cell>
          <table:table-cell table:formula="of:=COM.MICROSOFT.CONCAT([.E23];[.A23];[.F23];[.A23];[.G23];[.A23];[.H23])" office:value-type="string" office:string-value="&lt;option type=&quot;bool&quot; default_value=&quot;false&quot; name=&quot;RBL_cage&quot; title_id=&quot;RBL_cage_id&quot; desc_id=&quot;RBL_cage_desc&quot;/&gt;" calcext:value-type="string">
            <text:p>&lt;option type="bool" default_value="false" name="RBL_cage" title_id="RBL_cage_id" desc_id="RBL_cag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age</text:p>
          </table:table-cell>
          <table:table-cell office:value-type="string" calcext:value-type="string">
            <text:p>Car Shop</text:p>
          </table:table-cell>
          <table:table-cell table:formula="of:=COM.MICROSOFT.CONCAT([.N23];[.J23];[.O23];[.K23];[.P23])" office:value-type="string" office:string-value="&quot;RBL_cage_id&quot;:&quot;Car Shop&quot;," calcext:value-type="string">
            <text:p>"RBL_cage_id":"Car Shop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rat</text:p>
          </table:table-cell>
          <table:table-cell table:formula="of:=COM.MICROSOFT.CONCAT([.E24];[.A24];[.F24];[.A24];[.G24];[.A24];[.H24])" office:value-type="string" office:string-value="&lt;option type=&quot;bool&quot; default_value=&quot;false&quot; name=&quot;RBL_rat&quot; title_id=&quot;RBL_rat_id&quot; desc_id=&quot;RBL_rat_desc&quot;/&gt;" calcext:value-type="string">
            <text:p>&lt;option type="bool" default_value="false" name="RBL_rat" title_id="RBL_rat_id" desc_id="RBL_ra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Cook Off</text:p>
          </table:table-cell>
          <table:table-cell table:formula="of:=COM.MICROSOFT.CONCAT([.N24];[.J24];[.O24];[.K24];[.P24])" office:value-type="string" office:string-value="&quot;RBL_rat_id&quot;:&quot;Cook Off&quot;," calcext:value-type="string">
            <text:p>"RBL_rat_id":"Cook Off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al</text:p>
          </table:table-cell>
          <table:table-cell table:formula="of:=COM.MICROSOFT.CONCAT([.E25];[.A25];[.F25];[.A25];[.G25];[.A25];[.H25])" office:value-type="string" office:string-value="&lt;option type=&quot;bool&quot; default_value=&quot;false&quot; name=&quot;RBL_pal&quot; title_id=&quot;RBL_pal_id&quot; desc_id=&quot;RBL_pal_desc&quot;/&gt;" calcext:value-type="string">
            <text:p>&lt;option type="bool" default_value="false" name="RBL_pal" title_id="RBL_pal_id" desc_id="RBL_pal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al</text:p>
          </table:table-cell>
          <table:table-cell office:value-type="string" calcext:value-type="string">
            <text:p>Counterfeit</text:p>
          </table:table-cell>
          <table:table-cell table:formula="of:=COM.MICROSOFT.CONCAT([.N25];[.J25];[.O25];[.K25];[.P25])" office:value-type="string" office:string-value="&quot;RBL_pal_id&quot;:&quot;Counterfeit&quot;," calcext:value-type="string">
            <text:p>"RBL_pal_id":"Counterfei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deep</text:p>
          </table:table-cell>
          <table:table-cell table:formula="of:=COM.MICROSOFT.CONCAT([.E26];[.A26];[.F26];[.A26];[.G26];[.A26];[.H26])" office:value-type="string" office:string-value="&lt;option type=&quot;bool&quot; default_value=&quot;false&quot; name=&quot;RBL_deep&quot; title_id=&quot;RBL_deep_id&quot; desc_id=&quot;RBL_deep_desc&quot;/&gt;" calcext:value-type="string">
            <text:p>&lt;option type="bool" default_value="false" name="RBL_deep" title_id="RBL_deep_id" desc_id="RBL_deep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Crude Awakening</text:p>
          </table:table-cell>
          <table:table-cell table:formula="of:=COM.MICROSOFT.CONCAT([.N26];[.J26];[.O26];[.K26];[.P26])" office:value-type="string" office:string-value="&quot;RBL_deep_id&quot;:&quot;Crude Awakening&quot;," calcext:value-type="string">
            <text:p>"RBL_deep_id":"Crude Awakening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hvh</text:p>
          </table:table-cell>
          <table:table-cell table:formula="of:=COM.MICROSOFT.CONCAT([.E27];[.A27];[.F27];[.A27];[.G27];[.A27];[.H27])" office:value-type="string" office:string-value="&lt;option type=&quot;bool&quot; default_value=&quot;false&quot; name=&quot;RBL_hvh&quot; title_id=&quot;RBL_hvh_id&quot; desc_id=&quot;RBL_hvh_desc&quot;/&gt;" calcext:value-type="string">
            <text:p>&lt;option type="bool" default_value="false" name="RBL_hvh" title_id="RBL_hvh_id" desc_id="RBL_hv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vh</text:p>
          </table:table-cell>
          <table:table-cell office:value-type="string" calcext:value-type="string">
            <text:p>Cursed Kill Room</text:p>
          </table:table-cell>
          <table:table-cell table:formula="of:=COM.MICROSOFT.CONCAT([.N27];[.J27];[.O27];[.K27];[.P27])" office:value-type="string" office:string-value="&quot;RBL_hvh_id&quot;:&quot;Cursed Kill Room&quot;," calcext:value-type="string">
            <text:p>"RBL_hvh_id":"Cursed Kill Room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dah</text:p>
          </table:table-cell>
          <table:table-cell table:formula="of:=COM.MICROSOFT.CONCAT([.E28];[.A28];[.F28];[.A28];[.G28];[.A28];[.H28])" office:value-type="string" office:string-value="&lt;option type=&quot;bool&quot; default_value=&quot;false&quot; name=&quot;RBL_dah&quot; title_id=&quot;RBL_dah_id&quot; desc_id=&quot;RBL_dah_desc&quot;/&gt;" calcext:value-type="string">
            <text:p>&lt;option type="bool" default_value="false" name="RBL_dah" title_id="RBL_dah_id" desc_id="RBL_da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dah</text:p>
          </table:table-cell>
          <table:table-cell office:value-type="string" calcext:value-type="string">
            <text:p>Diamond Heist</text:p>
          </table:table-cell>
          <table:table-cell table:formula="of:=COM.MICROSOFT.CONCAT([.N28];[.J28];[.O28];[.K28];[.P28])" office:value-type="string" office:string-value="&quot;RBL_dah_id&quot;:&quot;Diamond Heist&quot;," calcext:value-type="string">
            <text:p>"RBL_dah_id":"Diamond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amily</text:p>
          </table:table-cell>
          <table:table-cell table:formula="of:=COM.MICROSOFT.CONCAT([.E29];[.A29];[.F29];[.A29];[.G29];[.A29];[.H29])" office:value-type="string" office:string-value="&lt;option type=&quot;bool&quot; default_value=&quot;false&quot; name=&quot;RBL_family&quot; title_id=&quot;RBL_family_id&quot; desc_id=&quot;RBL_family_desc&quot;/&gt;" calcext:value-type="string">
            <text:p>&lt;option type="bool" default_value="false" name="RBL_family" title_id="RBL_family_id" desc_id="RBL_famil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amily</text:p>
          </table:table-cell>
          <table:table-cell office:value-type="string" calcext:value-type="string">
            <text:p>Diamond Store</text:p>
          </table:table-cell>
          <table:table-cell table:formula="of:=COM.MICROSOFT.CONCAT([.N29];[.J29];[.O29];[.K29];[.P29])" office:value-type="string" office:string-value="&quot;RBL_family_id&quot;:&quot;Diamond Store&quot;," calcext:value-type="string">
            <text:p>"RBL_family_id":"Diamond Stor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chas</text:p>
          </table:table-cell>
          <table:table-cell table:formula="of:=COM.MICROSOFT.CONCAT([.E30];[.A30];[.F30];[.A30];[.G30];[.A30];[.H30])" office:value-type="string" office:string-value="&lt;option type=&quot;bool&quot; default_value=&quot;false&quot; name=&quot;RBL_chas&quot; title_id=&quot;RBL_chas_id&quot; desc_id=&quot;RBL_chas_desc&quot;/&gt;" calcext:value-type="string">
            <text:p>&lt;option type="bool" default_value="false" name="RBL_chas" title_id="RBL_chas_id" desc_id="RBL_cha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has</text:p>
          </table:table-cell>
          <table:table-cell office:value-type="string" calcext:value-type="string">
            <text:p>Dragon Heist</text:p>
          </table:table-cell>
          <table:table-cell table:formula="of:=COM.MICROSOFT.CONCAT([.N30];[.J30];[.O30];[.K30];[.P30])" office:value-type="string" office:string-value="&quot;RBL_chas_id&quot;:&quot;Dragon Heist&quot;," calcext:value-type="string">
            <text:p>"RBL_chas_id":"Dragon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election_day_1</text:p>
          </table:table-cell>
          <table:table-cell table:formula="of:=COM.MICROSOFT.CONCAT([.E31];[.A31];[.F31];[.A31];[.G31];[.A31];[.H31])" office:value-type="string" office:string-value="&lt;option type=&quot;bool&quot; default_value=&quot;false&quot; name=&quot;RBL_election_day_1&quot; title_id=&quot;RBL_election_day_1_id&quot; desc_id=&quot;RBL_election_day_1_desc&quot;/&gt;" calcext:value-type="string">
            <text:p>&lt;option type="bool" default_value="false" name="RBL_election_day_1" title_id="RBL_election_day_1_id" desc_id="RBL_election_day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lection_day_1</text:p>
          </table:table-cell>
          <table:table-cell office:value-type="string" calcext:value-type="string">
            <text:p>Election Day (Day 1)</text:p>
          </table:table-cell>
          <table:table-cell table:formula="of:=COM.MICROSOFT.CONCAT([.N31];[.J31];[.O31];[.K31];[.P31])" office:value-type="string" office:string-value="&quot;RBL_election_day_1_id&quot;:&quot;Election Day (Day 1)&quot;," calcext:value-type="string">
            <text:p>"RBL_election_day_1_id":"Election Day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election_day_2</text:p>
          </table:table-cell>
          <table:table-cell table:formula="of:=COM.MICROSOFT.CONCAT([.E32];[.A32];[.F32];[.A32];[.G32];[.A32];[.H32])" office:value-type="string" office:string-value="&lt;option type=&quot;bool&quot; default_value=&quot;false&quot; name=&quot;RBL_election_day_2&quot; title_id=&quot;RBL_election_day_2_id&quot; desc_id=&quot;RBL_election_day_2_desc&quot;/&gt;" calcext:value-type="string">
            <text:p>&lt;option type="bool" default_value="false" name="RBL_election_day_2" title_id="RBL_election_day_2_id" desc_id="RBL_election_day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lection_day_2</text:p>
          </table:table-cell>
          <table:table-cell office:value-type="string" calcext:value-type="string">
            <text:p>Election Day (Day 2)</text:p>
          </table:table-cell>
          <table:table-cell table:formula="of:=COM.MICROSOFT.CONCAT([.N32];[.J32];[.O32];[.K32];[.P32])" office:value-type="string" office:string-value="&quot;RBL_election_day_2_id&quot;:&quot;Election Day (Day 2)&quot;," calcext:value-type="string">
            <text:p>"RBL_election_day_2_id":"Election Day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election_day_3</text:p>
          </table:table-cell>
          <table:table-cell table:formula="of:=COM.MICROSOFT.CONCAT([.E33];[.A33];[.F33];[.A33];[.G33];[.A33];[.H33])" office:value-type="string" office:string-value="&lt;option type=&quot;bool&quot; default_value=&quot;false&quot; name=&quot;RBL_election_day_3&quot; title_id=&quot;RBL_election_day_3_id&quot; desc_id=&quot;RBL_election_day_3_desc&quot;/&gt;" calcext:value-type="string">
            <text:p>&lt;option type="bool" default_value="false" name="RBL_election_day_3" title_id="RBL_election_day_3_id" desc_id="RBL_election_day_3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lection_day_3</text:p>
          </table:table-cell>
          <table:table-cell office:value-type="string" calcext:value-type="string">
            <text:p>Election Day (Day 2 | Plan B)</text:p>
          </table:table-cell>
          <table:table-cell table:formula="of:=COM.MICROSOFT.CONCAT([.N33];[.J33];[.O33];[.K33];[.P33])" office:value-type="string" office:string-value="&quot;RBL_election_day_3_id&quot;:&quot;Election Day (Day 2 | Plan B)&quot;," calcext:value-type="string">
            <text:p>"RBL_election_day_3_id":"Election Day (Day 2 | Plan B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escape_cafe_day</text:p>
          </table:table-cell>
          <table:table-cell table:formula="of:=COM.MICROSOFT.CONCAT([.E34];[.A34];[.F34];[.A34];[.G34];[.A34];[.H34])" office:value-type="string" office:string-value="&lt;option type=&quot;bool&quot; default_value=&quot;false&quot; name=&quot;RBL_escape_cafe_day&quot; title_id=&quot;RBL_escape_cafe_day_id&quot; desc_id=&quot;RBL_escape_cafe_day_desc&quot;/&gt;" calcext:value-type="string">
            <text:p>&lt;option type="bool" default_value="false" name="RBL_escape_cafe_day" title_id="RBL_escape_cafe_day_id" desc_id="RBL_escape_cafe_da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cafe_day</text:p>
          </table:table-cell>
          <table:table-cell office:value-type="string" calcext:value-type="string">
            <text:p>Escape: Cafe</text:p>
          </table:table-cell>
          <table:table-cell table:formula="of:=COM.MICROSOFT.CONCAT([.N34];[.J34];[.O34];[.K34];[.P34])" office:value-type="string" office:string-value="&quot;RBL_escape_cafe_day_id&quot;:&quot;Escape: Cafe&quot;," calcext:value-type="string">
            <text:p>"RBL_escape_cafe_day_id":"Escape: Caf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escape_cafe</text:p>
          </table:table-cell>
          <table:table-cell table:formula="of:=COM.MICROSOFT.CONCAT([.E35];[.A35];[.F35];[.A35];[.G35];[.A35];[.H35])" office:value-type="string" office:string-value="&lt;option type=&quot;bool&quot; default_value=&quot;false&quot; name=&quot;RBL_escape_cafe&quot; title_id=&quot;RBL_escape_cafe_id&quot; desc_id=&quot;RBL_escape_cafe_desc&quot;/&gt;" calcext:value-type="string">
            <text:p>&lt;option type="bool" default_value="false" name="RBL_escape_cafe" title_id="RBL_escape_cafe_id" desc_id="RBL_escape_caf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cafe</text:p>
          </table:table-cell>
          <table:table-cell office:value-type="string" calcext:value-type="string">
            <text:p>Escape: Cafe (Night)</text:p>
          </table:table-cell>
          <table:table-cell table:formula="of:=COM.MICROSOFT.CONCAT([.N35];[.J35];[.O35];[.K35];[.P35])" office:value-type="string" office:string-value="&quot;RBL_escape_cafe_id&quot;:&quot;Escape: Cafe (Night)&quot;," calcext:value-type="string">
            <text:p>"RBL_escape_cafe_id":"Escape: Cafe (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escape_garage</text:p>
          </table:table-cell>
          <table:table-cell table:formula="of:=COM.MICROSOFT.CONCAT([.E36];[.A36];[.F36];[.A36];[.G36];[.A36];[.H36])" office:value-type="string" office:string-value="&lt;option type=&quot;bool&quot; default_value=&quot;false&quot; name=&quot;RBL_escape_garage&quot; title_id=&quot;RBL_escape_garage_id&quot; desc_id=&quot;RBL_escape_garage_desc&quot;/&gt;" calcext:value-type="string">
            <text:p>&lt;option type="bool" default_value="false" name="RBL_escape_garage" title_id="RBL_escape_garage_id" desc_id="RBL_escape_garag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garage</text:p>
          </table:table-cell>
          <table:table-cell office:value-type="string" calcext:value-type="string">
            <text:p>Escape: Garage</text:p>
          </table:table-cell>
          <table:table-cell table:formula="of:=COM.MICROSOFT.CONCAT([.N36];[.J36];[.O36];[.K36];[.P36])" office:value-type="string" office:string-value="&quot;RBL_escape_garage_id&quot;:&quot;Escape: Garage&quot;," calcext:value-type="string">
            <text:p>"RBL_escape_garage_id":"Escape: Garag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escape_overpass</text:p>
          </table:table-cell>
          <table:table-cell table:formula="of:=COM.MICROSOFT.CONCAT([.E37];[.A37];[.F37];[.A37];[.G37];[.A37];[.H37])" office:value-type="string" office:string-value="&lt;option type=&quot;bool&quot; default_value=&quot;false&quot; name=&quot;RBL_escape_overpass&quot; title_id=&quot;RBL_escape_overpass_id&quot; desc_id=&quot;RBL_escape_overpass_desc&quot;/&gt;" calcext:value-type="string">
            <text:p>&lt;option type="bool" default_value="false" name="RBL_escape_overpass" title_id="RBL_escape_overpass_id" desc_id="RBL_escape_overpas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overpass</text:p>
          </table:table-cell>
          <table:table-cell office:value-type="string" calcext:value-type="string">
            <text:p>Escape: Overpass</text:p>
          </table:table-cell>
          <table:table-cell table:formula="of:=COM.MICROSOFT.CONCAT([.N37];[.J37];[.O37];[.K37];[.P37])" office:value-type="string" office:string-value="&quot;RBL_escape_overpass_id&quot;:&quot;Escape: Overpass&quot;," calcext:value-type="string">
            <text:p>"RBL_escape_overpass_id":"Escape: Overpas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escape_park_day</text:p>
          </table:table-cell>
          <table:table-cell table:formula="of:=COM.MICROSOFT.CONCAT([.E38];[.A38];[.F38];[.A38];[.G38];[.A38];[.H38])" office:value-type="string" office:string-value="&lt;option type=&quot;bool&quot; default_value=&quot;false&quot; name=&quot;RBL_escape_park_day&quot; title_id=&quot;RBL_escape_park_day_id&quot; desc_id=&quot;RBL_escape_park_day_desc&quot;/&gt;" calcext:value-type="string">
            <text:p>&lt;option type="bool" default_value="false" name="RBL_escape_park_day" title_id="RBL_escape_park_day_id" desc_id="RBL_escape_park_da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park_day</text:p>
          </table:table-cell>
          <table:table-cell office:value-type="string" calcext:value-type="string">
            <text:p>Escape: Park</text:p>
          </table:table-cell>
          <table:table-cell table:formula="of:=COM.MICROSOFT.CONCAT([.N38];[.J38];[.O38];[.K38];[.P38])" office:value-type="string" office:string-value="&quot;RBL_escape_park_day_id&quot;:&quot;Escape: Park&quot;," calcext:value-type="string">
            <text:p>"RBL_escape_park_day_id":"Escape: Par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escape_park</text:p>
          </table:table-cell>
          <table:table-cell table:formula="of:=COM.MICROSOFT.CONCAT([.E39];[.A39];[.F39];[.A39];[.G39];[.A39];[.H39])" office:value-type="string" office:string-value="&lt;option type=&quot;bool&quot; default_value=&quot;false&quot; name=&quot;RBL_escape_park&quot; title_id=&quot;RBL_escape_park_id&quot; desc_id=&quot;RBL_escape_park_desc&quot;/&gt;" calcext:value-type="string">
            <text:p>&lt;option type="bool" default_value="false" name="RBL_escape_park" title_id="RBL_escape_park_id" desc_id="RBL_escape_park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park</text:p>
          </table:table-cell>
          <table:table-cell office:value-type="string" calcext:value-type="string">
            <text:p>Escape: Park (Night)</text:p>
          </table:table-cell>
          <table:table-cell table:formula="of:=COM.MICROSOFT.CONCAT([.N39];[.J39];[.O39];[.K39];[.P39])" office:value-type="string" office:string-value="&quot;RBL_escape_park_id&quot;:&quot;Escape: Park (Night)&quot;," calcext:value-type="string">
            <text:p>"RBL_escape_park_id":"Escape: Park (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escape_street</text:p>
          </table:table-cell>
          <table:table-cell table:formula="of:=COM.MICROSOFT.CONCAT([.E40];[.A40];[.F40];[.A40];[.G40];[.A40];[.H40])" office:value-type="string" office:string-value="&lt;option type=&quot;bool&quot; default_value=&quot;false&quot; name=&quot;RBL_escape_street&quot; title_id=&quot;RBL_escape_street_id&quot; desc_id=&quot;RBL_escape_street_desc&quot;/&gt;" calcext:value-type="string">
            <text:p>&lt;option type="bool" default_value="false" name="RBL_escape_street" title_id="RBL_escape_street_id" desc_id="RBL_escape_stree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street</text:p>
          </table:table-cell>
          <table:table-cell office:value-type="string" calcext:value-type="string">
            <text:p>Escape: Street</text:p>
          </table:table-cell>
          <table:table-cell table:formula="of:=COM.MICROSOFT.CONCAT([.N40];[.J40];[.O40];[.K40];[.P40])" office:value-type="string" office:string-value="&quot;RBL_escape_street_id&quot;:&quot;Escape: Street&quot;," calcext:value-type="string">
            <text:p>"RBL_escape_street_id":"Escape: Stree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irestarter_1</text:p>
          </table:table-cell>
          <table:table-cell table:formula="of:=COM.MICROSOFT.CONCAT([.E41];[.A41];[.F41];[.A41];[.G41];[.A41];[.H41])" office:value-type="string" office:string-value="&lt;option type=&quot;bool&quot; default_value=&quot;false&quot; name=&quot;RBL_firestarter_1&quot; title_id=&quot;RBL_firestarter_1_id&quot; desc_id=&quot;RBL_firestarter_1_desc&quot;/&gt;" calcext:value-type="string">
            <text:p>&lt;option type="bool" default_value="false" name="RBL_firestarter_1" title_id="RBL_firestarter_1_id" desc_id="RBL_firestarter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irestarter_1</text:p>
          </table:table-cell>
          <table:table-cell office:value-type="string" calcext:value-type="string">
            <text:p>Firestarter (Day 1)</text:p>
          </table:table-cell>
          <table:table-cell table:formula="of:=COM.MICROSOFT.CONCAT([.N41];[.J41];[.O41];[.K41];[.P41])" office:value-type="string" office:string-value="&quot;RBL_firestarter_1_id&quot;:&quot;Firestarter (Day 1)&quot;," calcext:value-type="string">
            <text:p>"RBL_firestarter_1_id":"Firestarter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irestarter_2</text:p>
          </table:table-cell>
          <table:table-cell table:formula="of:=COM.MICROSOFT.CONCAT([.E42];[.A42];[.F42];[.A42];[.G42];[.A42];[.H42])" office:value-type="string" office:string-value="&lt;option type=&quot;bool&quot; default_value=&quot;false&quot; name=&quot;RBL_firestarter_2&quot; title_id=&quot;RBL_firestarter_2_id&quot; desc_id=&quot;RBL_firestarter_2_desc&quot;/&gt;" calcext:value-type="string">
            <text:p>&lt;option type="bool" default_value="false" name="RBL_firestarter_2" title_id="RBL_firestarter_2_id" desc_id="RBL_firestarter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irestarter_2</text:p>
          </table:table-cell>
          <table:table-cell office:value-type="string" calcext:value-type="string">
            <text:p>Firestarter (Day 2)</text:p>
          </table:table-cell>
          <table:table-cell table:formula="of:=COM.MICROSOFT.CONCAT([.N42];[.J42];[.O42];[.K42];[.P42])" office:value-type="string" office:string-value="&quot;RBL_firestarter_2_id&quot;:&quot;Firestarter (Day 2)&quot;," calcext:value-type="string">
            <text:p>"RBL_firestarter_2_id":"Firestarter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irestarter_3</text:p>
          </table:table-cell>
          <table:table-cell table:formula="of:=COM.MICROSOFT.CONCAT([.E43];[.A43];[.F43];[.A43];[.G43];[.A43];[.H43])" office:value-type="string" office:string-value="&lt;option type=&quot;bool&quot; default_value=&quot;false&quot; name=&quot;RBL_firestarter_3&quot; title_id=&quot;RBL_firestarter_3_id&quot; desc_id=&quot;RBL_firestarter_3_desc&quot;/&gt;" calcext:value-type="string">
            <text:p>&lt;option type="bool" default_value="false" name="RBL_firestarter_3" title_id="RBL_firestarter_3_id" desc_id="RBL_firestarter_3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irestarter_3</text:p>
          </table:table-cell>
          <table:table-cell office:value-type="string" calcext:value-type="string">
            <text:p>Firestarter (Day 3)</text:p>
          </table:table-cell>
          <table:table-cell table:formula="of:=COM.MICROSOFT.CONCAT([.N43];[.J43];[.O43];[.K43];[.P43])" office:value-type="string" office:string-value="&quot;RBL_firestarter_3_id&quot;:&quot;Firestarter (Day 3)&quot;," calcext:value-type="string">
            <text:p>"RBL_firestarter_3_id":"Firestarter (Day 3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red2</text:p>
          </table:table-cell>
          <table:table-cell table:formula="of:=COM.MICROSOFT.CONCAT([.E44];[.A44];[.F44];[.A44];[.G44];[.A44];[.H44])" office:value-type="string" office:string-value="&lt;option type=&quot;bool&quot; default_value=&quot;false&quot; name=&quot;RBL_red2&quot; title_id=&quot;RBL_red2_id&quot; desc_id=&quot;RBL_red2_desc&quot;/&gt;" calcext:value-type="string">
            <text:p>&lt;option type="bool" default_value="false" name="RBL_red2" title_id="RBL_red2_id" desc_id="RBL_red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ed2</text:p>
          </table:table-cell>
          <table:table-cell office:value-type="string" calcext:value-type="string">
            <text:p>First World Bank</text:p>
          </table:table-cell>
          <table:table-cell table:formula="of:=COM.MICROSOFT.CONCAT([.N44];[.J44];[.O44];[.K44];[.P44])" office:value-type="string" office:string-value="&quot;RBL_red2_id&quot;:&quot;First World Bank&quot;," calcext:value-type="string">
            <text:p>"RBL_red2_id":"First World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our_stores</text:p>
          </table:table-cell>
          <table:table-cell table:formula="of:=COM.MICROSOFT.CONCAT([.E45];[.A45];[.F45];[.A45];[.G45];[.A45];[.H45])" office:value-type="string" office:string-value="&lt;option type=&quot;bool&quot; default_value=&quot;false&quot; name=&quot;RBL_four_stores&quot; title_id=&quot;RBL_four_stores_id&quot; desc_id=&quot;RBL_four_stores_desc&quot;/&gt;" calcext:value-type="string">
            <text:p>&lt;option type="bool" default_value="false" name="RBL_four_stores" title_id="RBL_four_stores_id" desc_id="RBL_four_store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our_stores</text:p>
          </table:table-cell>
          <table:table-cell office:value-type="string" calcext:value-type="string">
            <text:p>Four Stores</text:p>
          </table:table-cell>
          <table:table-cell table:formula="of:=COM.MICROSOFT.CONCAT([.N45];[.J45];[.O45];[.K45];[.P45])" office:value-type="string" office:string-value="&quot;RBL_four_stores_id&quot;:&quot;Four Stores&quot;," calcext:value-type="string">
            <text:p>"RBL_four_stores_id":"Four Store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raming_frame_1</text:p>
          </table:table-cell>
          <table:table-cell table:formula="of:=COM.MICROSOFT.CONCAT([.E46];[.A46];[.F46];[.A46];[.G46];[.A46];[.H46])" office:value-type="string" office:string-value="&lt;option type=&quot;bool&quot; default_value=&quot;false&quot; name=&quot;RBL_framing_frame_1&quot; title_id=&quot;RBL_framing_frame_1_id&quot; desc_id=&quot;RBL_framing_frame_1_desc&quot;/&gt;" calcext:value-type="string">
            <text:p>&lt;option type="bool" default_value="false" name="RBL_framing_frame_1" title_id="RBL_framing_frame_1_id" desc_id="RBL_framing_frame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raming_frame_1</text:p>
          </table:table-cell>
          <table:table-cell office:value-type="string" calcext:value-type="string">
            <text:p>Framing Frame (Day 1)</text:p>
          </table:table-cell>
          <table:table-cell table:formula="of:=COM.MICROSOFT.CONCAT([.N46];[.J46];[.O46];[.K46];[.P46])" office:value-type="string" office:string-value="&quot;RBL_framing_frame_1_id&quot;:&quot;Framing Frame (Day 1)&quot;," calcext:value-type="string">
            <text:p>"RBL_framing_frame_1_id":"Framing Frame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raming_frame_2</text:p>
          </table:table-cell>
          <table:table-cell table:formula="of:=COM.MICROSOFT.CONCAT([.E47];[.A47];[.F47];[.A47];[.G47];[.A47];[.H47])" office:value-type="string" office:string-value="&lt;option type=&quot;bool&quot; default_value=&quot;false&quot; name=&quot;RBL_framing_frame_2&quot; title_id=&quot;RBL_framing_frame_2_id&quot; desc_id=&quot;RBL_framing_frame_2_desc&quot;/&gt;" calcext:value-type="string">
            <text:p>&lt;option type="bool" default_value="false" name="RBL_framing_frame_2" title_id="RBL_framing_frame_2_id" desc_id="RBL_framing_frame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raming_frame_2</text:p>
          </table:table-cell>
          <table:table-cell office:value-type="string" calcext:value-type="string">
            <text:p>Framing Frame (Day 2)</text:p>
          </table:table-cell>
          <table:table-cell table:formula="of:=COM.MICROSOFT.CONCAT([.N47];[.J47];[.O47];[.K47];[.P47])" office:value-type="string" office:string-value="&quot;RBL_framing_frame_2_id&quot;:&quot;Framing Frame (Day 2)&quot;," calcext:value-type="string">
            <text:p>"RBL_framing_frame_2_id":"Framing Frame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raming_frame_3</text:p>
          </table:table-cell>
          <table:table-cell table:formula="of:=COM.MICROSOFT.CONCAT([.E48];[.A48];[.F48];[.A48];[.G48];[.A48];[.H48])" office:value-type="string" office:string-value="&lt;option type=&quot;bool&quot; default_value=&quot;false&quot; name=&quot;RBL_framing_frame_3&quot; title_id=&quot;RBL_framing_frame_3_id&quot; desc_id=&quot;RBL_framing_frame_3_desc&quot;/&gt;" calcext:value-type="string">
            <text:p>&lt;option type="bool" default_value="false" name="RBL_framing_frame_3" title_id="RBL_framing_frame_3_id" desc_id="RBL_framing_frame_3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raming_frame_3</text:p>
          </table:table-cell>
          <table:table-cell office:value-type="string" calcext:value-type="string">
            <text:p>Framing Frame (Day 3)</text:p>
          </table:table-cell>
          <table:table-cell table:formula="of:=COM.MICROSOFT.CONCAT([.N48];[.J48];[.O48];[.K48];[.P48])" office:value-type="string" office:string-value="&quot;RBL_framing_frame_3_id&quot;:&quot;Framing Frame (Day 3)&quot;," calcext:value-type="string">
            <text:p>"RBL_framing_frame_3_id":"Framing Frame (Day 3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roberts</text:p>
          </table:table-cell>
          <table:table-cell table:formula="of:=COM.MICROSOFT.CONCAT([.E49];[.A49];[.F49];[.A49];[.G49];[.A49];[.H49])" office:value-type="string" office:string-value="&lt;option type=&quot;bool&quot; default_value=&quot;false&quot; name=&quot;RBL_roberts&quot; title_id=&quot;RBL_roberts_id&quot; desc_id=&quot;RBL_roberts_desc&quot;/&gt;" calcext:value-type="string">
            <text:p>&lt;option type="bool" default_value="false" name="RBL_roberts" title_id="RBL_roberts_id" desc_id="RBL_robert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oberts</text:p>
          </table:table-cell>
          <table:table-cell office:value-type="string" calcext:value-type="string">
            <text:p>GO Bank</text:p>
          </table:table-cell>
          <table:table-cell table:formula="of:=COM.MICROSOFT.CONCAT([.N49];[.J49];[.O49];[.K49];[.P49])" office:value-type="string" office:string-value="&quot;RBL_roberts_id&quot;:&quot;GO Bank&quot;," calcext:value-type="string">
            <text:p>"RBL_roberts_id":"GO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eta</text:p>
          </table:table-cell>
          <table:table-cell table:formula="of:=COM.MICROSOFT.CONCAT([.E50];[.A50];[.F50];[.A50];[.G50];[.A50];[.H50])" office:value-type="string" office:string-value="&lt;option type=&quot;bool&quot; default_value=&quot;false&quot; name=&quot;RBL_peta&quot; title_id=&quot;RBL_peta_id&quot; desc_id=&quot;RBL_peta_desc&quot;/&gt;" calcext:value-type="string">
            <text:p>&lt;option type="bool" default_value="false" name="RBL_peta" title_id="RBL_peta_id" desc_id="RBL_peta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eta</text:p>
          </table:table-cell>
          <table:table-cell office:value-type="string" calcext:value-type="string">
            <text:p>Goat Simulator (Day 1)</text:p>
          </table:table-cell>
          <table:table-cell table:formula="of:=COM.MICROSOFT.CONCAT([.N50];[.J50];[.O50];[.K50];[.P50])" office:value-type="string" office:string-value="&quot;RBL_peta_id&quot;:&quot;Goat Simulator (Day 1)&quot;," calcext:value-type="string">
            <text:p>"RBL_peta_id":"Goat Simulator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eta2</text:p>
          </table:table-cell>
          <table:table-cell table:formula="of:=COM.MICROSOFT.CONCAT([.E51];[.A51];[.F51];[.A51];[.G51];[.A51];[.H51])" office:value-type="string" office:string-value="&lt;option type=&quot;bool&quot; default_value=&quot;false&quot; name=&quot;RBL_peta2&quot; title_id=&quot;RBL_peta2_id&quot; desc_id=&quot;RBL_peta2_desc&quot;/&gt;" calcext:value-type="string">
            <text:p>&lt;option type="bool" default_value="false" name="RBL_peta2" title_id="RBL_peta2_id" desc_id="RBL_peta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eta2</text:p>
          </table:table-cell>
          <table:table-cell office:value-type="string" calcext:value-type="string">
            <text:p>Goat Simulator (Day 2)</text:p>
          </table:table-cell>
          <table:table-cell table:formula="of:=COM.MICROSOFT.CONCAT([.N51];[.J51];[.O51];[.K51];[.P51])" office:value-type="string" office:string-value="&quot;RBL_peta2_id&quot;:&quot;Goat Simulator (Day 2)&quot;," calcext:value-type="string">
            <text:p>"RBL_peta2_id":"Goat Simulator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kenaz</text:p>
          </table:table-cell>
          <table:table-cell table:formula="of:=COM.MICROSOFT.CONCAT([.E52];[.A52];[.F52];[.A52];[.G52];[.A52];[.H52])" office:value-type="string" office:string-value="&lt;option type=&quot;bool&quot; default_value=&quot;false&quot; name=&quot;RBL_kenaz&quot; title_id=&quot;RBL_kenaz_id&quot; desc_id=&quot;RBL_kenaz_desc&quot;/&gt;" calcext:value-type="string">
            <text:p>&lt;option type="bool" default_value="false" name="RBL_kenaz" title_id="RBL_kenaz_id" desc_id="RBL_kenaz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kenaz</text:p>
          </table:table-cell>
          <table:table-cell office:value-type="string" calcext:value-type="string">
            <text:p>Golden Grin Casino</text:p>
          </table:table-cell>
          <table:table-cell table:formula="of:=COM.MICROSOFT.CONCAT([.N52];[.J52];[.O52];[.K52];[.P52])" office:value-type="string" office:string-value="&quot;RBL_kenaz_id&quot;:&quot;Golden Grin Casino&quot;," calcext:value-type="string">
            <text:p>"RBL_kenaz_id":"Golden Grin Casino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glace</text:p>
          </table:table-cell>
          <table:table-cell table:formula="of:=COM.MICROSOFT.CONCAT([.E53];[.A53];[.F53];[.A53];[.G53];[.A53];[.H53])" office:value-type="string" office:string-value="&lt;option type=&quot;bool&quot; default_value=&quot;false&quot; name=&quot;RBL_glace&quot; title_id=&quot;RBL_glace_id&quot; desc_id=&quot;RBL_glace_desc&quot;/&gt;" calcext:value-type="string">
            <text:p>&lt;option type="bool" default_value="false" name="RBL_glace" title_id="RBL_glace_id" desc_id="RBL_glac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glace</text:p>
          </table:table-cell>
          <table:table-cell office:value-type="string" calcext:value-type="string">
            <text:p>Green Bridge</text:p>
          </table:table-cell>
          <table:table-cell table:formula="of:=COM.MICROSOFT.CONCAT([.N53];[.J53];[.O53];[.K53];[.P53])" office:value-type="string" office:string-value="&quot;RBL_glace_id&quot;:&quot;Green Bridge&quot;," calcext:value-type="string">
            <text:p>"RBL_glace_id":"Green Bridg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run</text:p>
          </table:table-cell>
          <table:table-cell table:formula="of:=COM.MICROSOFT.CONCAT([.E54];[.A54];[.F54];[.A54];[.G54];[.A54];[.H54])" office:value-type="string" office:string-value="&lt;option type=&quot;bool&quot; default_value=&quot;false&quot; name=&quot;RBL_run&quot; title_id=&quot;RBL_run_id&quot; desc_id=&quot;RBL_run_desc&quot;/&gt;" calcext:value-type="string">
            <text:p>&lt;option type="bool" default_value="false" name="RBL_run" title_id="RBL_run_id" desc_id="RBL_ru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Heat Street</text:p>
          </table:table-cell>
          <table:table-cell table:formula="of:=COM.MICROSOFT.CONCAT([.N54];[.J54];[.O54];[.K54];[.P54])" office:value-type="string" office:string-value="&quot;RBL_run_id&quot;:&quot;Heat Street&quot;," calcext:value-type="string">
            <text:p>"RBL_run_id":"Heat Stree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ph</text:p>
          </table:table-cell>
          <table:table-cell table:formula="of:=COM.MICROSOFT.CONCAT([.E55];[.A55];[.F55];[.A55];[.G55];[.A55];[.H55])" office:value-type="string" office:string-value="&lt;option type=&quot;bool&quot; default_value=&quot;false&quot; name=&quot;RBL_bph&quot; title_id=&quot;RBL_bph_id&quot; desc_id=&quot;RBL_bph_desc&quot;/&gt;" calcext:value-type="string">
            <text:p>&lt;option type="bool" default_value="false" name="RBL_bph" title_id="RBL_bph_id" desc_id="RBL_bp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ph</text:p>
          </table:table-cell>
          <table:table-cell office:value-type="string" calcext:value-type="string">
            <text:p>Hell’s Island</text:p>
          </table:table-cell>
          <table:table-cell table:formula="of:=COM.MICROSOFT.CONCAT([.N55];[.J55];[.O55];[.K55];[.P55])" office:value-type="string" office:string-value="&quot;RBL_bph_id&quot;:&quot;Hell’s Island&quot;," calcext:value-type="string">
            <text:p>"RBL_bph_id":"Hell’s Islan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des</text:p>
          </table:table-cell>
          <table:table-cell table:formula="of:=COM.MICROSOFT.CONCAT([.E56];[.A56];[.F56];[.A56];[.G56];[.A56];[.H56])" office:value-type="string" office:string-value="&lt;option type=&quot;bool&quot; default_value=&quot;false&quot; name=&quot;RBL_des&quot; title_id=&quot;RBL_des_id&quot; desc_id=&quot;RBL_des_desc&quot;/&gt;" calcext:value-type="string">
            <text:p>&lt;option type="bool" default_value="false" name="RBL_des" title_id="RBL_des_id" desc_id="RBL_de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Henry’s Rock</text:p>
          </table:table-cell>
          <table:table-cell table:formula="of:=COM.MICROSOFT.CONCAT([.N56];[.J56];[.O56];[.K56];[.P56])" office:value-type="string" office:string-value="&quot;RBL_des_id&quot;:&quot;Henry’s Rock&quot;," calcext:value-type="string">
            <text:p>"RBL_des_id":"Henry’s Roc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km_red2</text:p>
          </table:table-cell>
          <table:table-cell table:formula="of:=COM.MICROSOFT.CONCAT([.E57];[.A57];[.F57];[.A57];[.G57];[.A57];[.H57])" office:value-type="string" office:string-value="&lt;option type=&quot;bool&quot; default_value=&quot;false&quot; name=&quot;RBL_skm_red2&quot; title_id=&quot;RBL_skm_red2_id&quot; desc_id=&quot;RBL_skm_red2_desc&quot;/&gt;" calcext:value-type="string">
            <text:p>&lt;option type="bool" default_value="false" name="RBL_skm_red2" title_id="RBL_skm_red2_id" desc_id="RBL_skm_red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red2</text:p>
          </table:table-cell>
          <table:table-cell office:value-type="string" calcext:value-type="string">
            <text:p>Holdout: First World Bank</text:p>
          </table:table-cell>
          <table:table-cell table:formula="of:=COM.MICROSOFT.CONCAT([.N57];[.J57];[.O57];[.K57];[.P57])" office:value-type="string" office:string-value="&quot;RBL_skm_red2_id&quot;:&quot;Holdout: First World Bank&quot;," calcext:value-type="string">
            <text:p>"RBL_skm_red2_id":"Holdout: First World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km_cas</text:p>
          </table:table-cell>
          <table:table-cell table:formula="of:=COM.MICROSOFT.CONCAT([.E58];[.A58];[.F58];[.A58];[.G58];[.A58];[.H58])" office:value-type="string" office:string-value="&lt;option type=&quot;bool&quot; default_value=&quot;false&quot; name=&quot;RBL_skm_cas&quot; title_id=&quot;RBL_skm_cas_id&quot; desc_id=&quot;RBL_skm_cas_desc&quot;/&gt;" calcext:value-type="string">
            <text:p>&lt;option type="bool" default_value="false" name="RBL_skm_cas" title_id="RBL_skm_cas_id" desc_id="RBL_skm_ca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cas</text:p>
          </table:table-cell>
          <table:table-cell office:value-type="string" calcext:value-type="string">
            <text:p>Holdout: Golden Grin Casino</text:p>
          </table:table-cell>
          <table:table-cell table:formula="of:=COM.MICROSOFT.CONCAT([.N58];[.J58];[.O58];[.K58];[.P58])" office:value-type="string" office:string-value="&quot;RBL_skm_cas_id&quot;:&quot;Holdout: Golden Grin Casino&quot;," calcext:value-type="string">
            <text:p>"RBL_skm_cas_id":"Holdout: Golden Grin Casino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km_run</text:p>
          </table:table-cell>
          <table:table-cell table:formula="of:=COM.MICROSOFT.CONCAT([.E59];[.A59];[.F59];[.A59];[.G59];[.A59];[.H59])" office:value-type="string" office:string-value="&lt;option type=&quot;bool&quot; default_value=&quot;false&quot; name=&quot;RBL_skm_run&quot; title_id=&quot;RBL_skm_run_id&quot; desc_id=&quot;RBL_skm_run_desc&quot;/&gt;" calcext:value-type="string">
            <text:p>&lt;option type="bool" default_value="false" name="RBL_skm_run" title_id="RBL_skm_run_id" desc_id="RBL_skm_ru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run</text:p>
          </table:table-cell>
          <table:table-cell office:value-type="string" calcext:value-type="string">
            <text:p>Holdout: Heat Street</text:p>
          </table:table-cell>
          <table:table-cell table:formula="of:=COM.MICROSOFT.CONCAT([.N59];[.J59];[.O59];[.K59];[.P59])" office:value-type="string" office:string-value="&quot;RBL_skm_run_id&quot;:&quot;Holdout: Heat Street&quot;," calcext:value-type="string">
            <text:p>"RBL_skm_run_id":"Holdout: Heat Stree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km_mallcrasher</text:p>
          </table:table-cell>
          <table:table-cell table:formula="of:=COM.MICROSOFT.CONCAT([.E60];[.A60];[.F60];[.A60];[.G60];[.A60];[.H60])" office:value-type="string" office:string-value="&lt;option type=&quot;bool&quot; default_value=&quot;false&quot; name=&quot;RBL_skm_mallcrasher&quot; title_id=&quot;RBL_skm_mallcrasher_id&quot; desc_id=&quot;RBL_skm_mallcrasher_desc&quot;/&gt;" calcext:value-type="string">
            <text:p>&lt;option type="bool" default_value="false" name="RBL_skm_mallcrasher" title_id="RBL_skm_mallcrasher_id" desc_id="RBL_skm_mallcrashe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mallcrasher</text:p>
          </table:table-cell>
          <table:table-cell office:value-type="string" calcext:value-type="string">
            <text:p>Holdout: Mallcrasher</text:p>
          </table:table-cell>
          <table:table-cell table:formula="of:=COM.MICROSOFT.CONCAT([.N60];[.J60];[.O60];[.K60];[.P60])" office:value-type="string" office:string-value="&quot;RBL_skm_mallcrasher_id&quot;:&quot;Holdout: Mallcrasher&quot;," calcext:value-type="string">
            <text:p>"RBL_skm_mallcrasher_id":"Holdout: Mallcrash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km_bex</text:p>
          </table:table-cell>
          <table:table-cell table:formula="of:=COM.MICROSOFT.CONCAT([.E61];[.A61];[.F61];[.A61];[.G61];[.A61];[.H61])" office:value-type="string" office:string-value="&lt;option type=&quot;bool&quot; default_value=&quot;false&quot; name=&quot;RBL_skm_bex&quot; title_id=&quot;RBL_skm_bex_id&quot; desc_id=&quot;RBL_skm_bex_desc&quot;/&gt;" calcext:value-type="string">
            <text:p>&lt;option type="bool" default_value="false" name="RBL_skm_bex" title_id="RBL_skm_bex_id" desc_id="RBL_skm_bex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bex</text:p>
          </table:table-cell>
          <table:table-cell office:value-type="string" calcext:value-type="string">
            <text:p>Holdout: San Martin Bank</text:p>
          </table:table-cell>
          <table:table-cell table:formula="of:=COM.MICROSOFT.CONCAT([.N61];[.J61];[.O61];[.K61];[.P61])" office:value-type="string" office:string-value="&quot;RBL_skm_bex_id&quot;:&quot;Holdout: San Martin Bank&quot;," calcext:value-type="string">
            <text:p>"RBL_skm_bex_id":"Holdout: San Martin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km_arena</text:p>
          </table:table-cell>
          <table:table-cell table:formula="of:=COM.MICROSOFT.CONCAT([.E62];[.A62];[.F62];[.A62];[.G62];[.A62];[.H62])" office:value-type="string" office:string-value="&lt;option type=&quot;bool&quot; default_value=&quot;false&quot; name=&quot;RBL_skm_arena&quot; title_id=&quot;RBL_skm_arena_id&quot; desc_id=&quot;RBL_skm_arena_desc&quot;/&gt;" calcext:value-type="string">
            <text:p>&lt;option type="bool" default_value="false" name="RBL_skm_arena" title_id="RBL_skm_arena_id" desc_id="RBL_skm_arena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arena</text:p>
          </table:table-cell>
          <table:table-cell office:value-type="string" calcext:value-type="string">
            <text:p>Holdout: The Alesso Heist</text:p>
          </table:table-cell>
          <table:table-cell table:formula="of:=COM.MICROSOFT.CONCAT([.N62];[.J62];[.O62];[.K62];[.P62])" office:value-type="string" office:string-value="&quot;RBL_skm_arena_id&quot;:&quot;Holdout: The Alesso Heist&quot;," calcext:value-type="string">
            <text:p>"RBL_skm_arena_id":"Holdout: The Alesso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km_big2</text:p>
          </table:table-cell>
          <table:table-cell table:formula="of:=COM.MICROSOFT.CONCAT([.E63];[.A63];[.F63];[.A63];[.G63];[.A63];[.H63])" office:value-type="string" office:string-value="&lt;option type=&quot;bool&quot; default_value=&quot;false&quot; name=&quot;RBL_skm_big2&quot; title_id=&quot;RBL_skm_big2_id&quot; desc_id=&quot;RBL_skm_big2_desc&quot;/&gt;" calcext:value-type="string">
            <text:p>&lt;option type="bool" default_value="false" name="RBL_skm_big2" title_id="RBL_skm_big2_id" desc_id="RBL_skm_big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big2</text:p>
          </table:table-cell>
          <table:table-cell office:value-type="string" calcext:value-type="string">
            <text:p>Holdout: The Big Bank</text:p>
          </table:table-cell>
          <table:table-cell table:formula="of:=COM.MICROSOFT.CONCAT([.N63];[.J63];[.O63];[.K63];[.P63])" office:value-type="string" office:string-value="&quot;RBL_skm_big2_id&quot;:&quot;Holdout: The Big Bank&quot;," calcext:value-type="string">
            <text:p>"RBL_skm_big2_id":"Holdout: The Big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km_mus</text:p>
          </table:table-cell>
          <table:table-cell table:formula="of:=COM.MICROSOFT.CONCAT([.E64];[.A64];[.F64];[.A64];[.G64];[.A64];[.H64])" office:value-type="string" office:string-value="&lt;option type=&quot;bool&quot; default_value=&quot;false&quot; name=&quot;RBL_skm_mus&quot; title_id=&quot;RBL_skm_mus_id&quot; desc_id=&quot;RBL_skm_mus_desc&quot;/&gt;" calcext:value-type="string">
            <text:p>&lt;option type="bool" default_value="false" name="RBL_skm_mus" title_id="RBL_skm_mus_id" desc_id="RBL_skm_mu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mus</text:p>
          </table:table-cell>
          <table:table-cell office:value-type="string" calcext:value-type="string">
            <text:p>Holdout: The Diamond</text:p>
          </table:table-cell>
          <table:table-cell table:formula="of:=COM.MICROSOFT.CONCAT([.N64];[.J64];[.O64];[.K64];[.P64])" office:value-type="string" office:string-value="&quot;RBL_skm_mus_id&quot;:&quot;Holdout: The Diamond&quot;," calcext:value-type="string">
            <text:p>"RBL_skm_mus_id":"Holdout: The Diamon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km_watchdogs_stage2</text:p>
          </table:table-cell>
          <table:table-cell table:formula="of:=COM.MICROSOFT.CONCAT([.E65];[.A65];[.F65];[.A65];[.G65];[.A65];[.H65])" office:value-type="string" office:string-value="&lt;option type=&quot;bool&quot; default_value=&quot;false&quot; name=&quot;RBL_skm_watchdogs_stage2&quot; title_id=&quot;RBL_skm_watchdogs_stage2_id&quot; desc_id=&quot;RBL_skm_watchdogs_stage2_desc&quot;/&gt;" calcext:value-type="string">
            <text:p>&lt;option type="bool" default_value="false" name="RBL_skm_watchdogs_stage2" title_id="RBL_skm_watchdogs_stage2_id" desc_id="RBL_skm_watchdogs_stage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watchdogs_stage2</text:p>
          </table:table-cell>
          <table:table-cell office:value-type="string" calcext:value-type="string">
            <text:p>Holdout: Watchdogs</text:p>
          </table:table-cell>
          <table:table-cell table:formula="of:=COM.MICROSOFT.CONCAT([.N65];[.J65];[.O65];[.K65];[.P65])" office:value-type="string" office:string-value="&quot;RBL_skm_watchdogs_stage2_id&quot;:&quot;Holdout: Watchdogs&quot;," calcext:value-type="string">
            <text:p>"RBL_skm_watchdogs_stage2_id":"Holdout: Watchdog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corp</text:p>
          </table:table-cell>
          <table:table-cell table:formula="of:=COM.MICROSOFT.CONCAT([.E66];[.A66];[.F66];[.A66];[.G66];[.A66];[.H66])" office:value-type="string" office:string-value="&lt;option type=&quot;bool&quot; default_value=&quot;false&quot; name=&quot;RBL_corp&quot; title_id=&quot;RBL_corp_id&quot; desc_id=&quot;RBL_corp_desc&quot;/&gt;" calcext:value-type="string">
            <text:p>&lt;option type="bool" default_value="false" name="RBL_corp" title_id="RBL_corp_id" desc_id="RBL_corp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orp</text:p>
          </table:table-cell>
          <table:table-cell office:value-type="string" calcext:value-type="string">
            <text:p>Hostile Takeover</text:p>
          </table:table-cell>
          <table:table-cell table:formula="of:=COM.MICROSOFT.CONCAT([.N66];[.J66];[.O66];[.K66];[.P66])" office:value-type="string" office:string-value="&quot;RBL_corp_id&quot;:&quot;Hostile Takeover&quot;," calcext:value-type="string">
            <text:p>"RBL_corp_id":"Hostile Takeov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mia_1</text:p>
          </table:table-cell>
          <table:table-cell table:formula="of:=COM.MICROSOFT.CONCAT([.E67];[.A67];[.F67];[.A67];[.G67];[.A67];[.H67])" office:value-type="string" office:string-value="&lt;option type=&quot;bool&quot; default_value=&quot;false&quot; name=&quot;RBL_mia_1&quot; title_id=&quot;RBL_mia_1_id&quot; desc_id=&quot;RBL_mia_1_desc&quot;/&gt;" calcext:value-type="string">
            <text:p>&lt;option type="bool" default_value="false" name="RBL_mia_1" title_id="RBL_mia_1_id" desc_id="RBL_mia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ia_1</text:p>
          </table:table-cell>
          <table:table-cell office:value-type="string" calcext:value-type="string">
            <text:p>Hotline Miami (Day 1)</text:p>
          </table:table-cell>
          <table:table-cell table:formula="of:=COM.MICROSOFT.CONCAT([.N67];[.J67];[.O67];[.K67];[.P67])" office:value-type="string" office:string-value="&quot;RBL_mia_1_id&quot;:&quot;Hotline Miami (Day 1)&quot;," calcext:value-type="string">
            <text:p>"RBL_mia_1_id":"Hotline Miami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mia_2</text:p>
          </table:table-cell>
          <table:table-cell table:formula="of:=COM.MICROSOFT.CONCAT([.E68];[.A68];[.F68];[.A68];[.G68];[.A68];[.H68])" office:value-type="string" office:string-value="&lt;option type=&quot;bool&quot; default_value=&quot;false&quot; name=&quot;RBL_mia_2&quot; title_id=&quot;RBL_mia_2_id&quot; desc_id=&quot;RBL_mia_2_desc&quot;/&gt;" calcext:value-type="string">
            <text:p>&lt;option type="bool" default_value="false" name="RBL_mia_2" title_id="RBL_mia_2_id" desc_id="RBL_mia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ia_2</text:p>
          </table:table-cell>
          <table:table-cell office:value-type="string" calcext:value-type="string">
            <text:p>Hotline Miami (Day 2)</text:p>
          </table:table-cell>
          <table:table-cell table:formula="of:=COM.MICROSOFT.CONCAT([.N68];[.J68];[.O68];[.K68];[.P68])" office:value-type="string" office:string-value="&quot;RBL_mia_2_id&quot;:&quot;Hotline Miami (Day 2)&quot;," calcext:value-type="string">
            <text:p>"RBL_mia_2_id":"Hotline Miami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hox_1</text:p>
          </table:table-cell>
          <table:table-cell table:formula="of:=COM.MICROSOFT.CONCAT([.E69];[.A69];[.F69];[.A69];[.G69];[.A69];[.H69])" office:value-type="string" office:string-value="&lt;option type=&quot;bool&quot; default_value=&quot;false&quot; name=&quot;RBL_hox_1&quot; title_id=&quot;RBL_hox_1_id&quot; desc_id=&quot;RBL_hox_1_desc&quot;/&gt;" calcext:value-type="string">
            <text:p>&lt;option type="bool" default_value="false" name="RBL_hox_1" title_id="RBL_hox_1_id" desc_id="RBL_hox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ox_1</text:p>
          </table:table-cell>
          <table:table-cell office:value-type="string" calcext:value-type="string">
            <text:p>Hoxton Breakout (Day 1)</text:p>
          </table:table-cell>
          <table:table-cell table:formula="of:=COM.MICROSOFT.CONCAT([.N69];[.J69];[.O69];[.K69];[.P69])" office:value-type="string" office:string-value="&quot;RBL_hox_1_id&quot;:&quot;Hoxton Breakout (Day 1)&quot;," calcext:value-type="string">
            <text:p>"RBL_hox_1_id":"Hoxton Breakout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hox_2</text:p>
          </table:table-cell>
          <table:table-cell table:formula="of:=COM.MICROSOFT.CONCAT([.E70];[.A70];[.F70];[.A70];[.G70];[.A70];[.H70])" office:value-type="string" office:string-value="&lt;option type=&quot;bool&quot; default_value=&quot;false&quot; name=&quot;RBL_hox_2&quot; title_id=&quot;RBL_hox_2_id&quot; desc_id=&quot;RBL_hox_2_desc&quot;/&gt;" calcext:value-type="string">
            <text:p>&lt;option type="bool" default_value="false" name="RBL_hox_2" title_id="RBL_hox_2_id" desc_id="RBL_hox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ox_2</text:p>
          </table:table-cell>
          <table:table-cell office:value-type="string" calcext:value-type="string">
            <text:p>Hoxton Breakout (Day 2)</text:p>
          </table:table-cell>
          <table:table-cell table:formula="of:=COM.MICROSOFT.CONCAT([.N70];[.J70];[.O70];[.K70];[.P70])" office:value-type="string" office:string-value="&quot;RBL_hox_2_id&quot;:&quot;Hoxton Breakout (Day 2)&quot;," calcext:value-type="string">
            <text:p>"RBL_hox_2_id":"Hoxton Breakout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hox_3</text:p>
          </table:table-cell>
          <table:table-cell table:formula="of:=COM.MICROSOFT.CONCAT([.E71];[.A71];[.F71];[.A71];[.G71];[.A71];[.H71])" office:value-type="string" office:string-value="&lt;option type=&quot;bool&quot; default_value=&quot;false&quot; name=&quot;RBL_hox_3&quot; title_id=&quot;RBL_hox_3_id&quot; desc_id=&quot;RBL_hox_3_desc&quot;/&gt;" calcext:value-type="string">
            <text:p>&lt;option type="bool" default_value="false" name="RBL_hox_3" title_id="RBL_hox_3_id" desc_id="RBL_hox_3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ox_3</text:p>
          </table:table-cell>
          <table:table-cell office:value-type="string" calcext:value-type="string">
            <text:p>Hoxton Revenge</text:p>
          </table:table-cell>
          <table:table-cell table:formula="of:=COM.MICROSOFT.CONCAT([.N71];[.J71];[.O71];[.K71];[.P71])" office:value-type="string" office:string-value="&quot;RBL_hox_3_id&quot;:&quot;Hoxton Revenge&quot;," calcext:value-type="string">
            <text:p>"RBL_hox_3_id":"Hoxton Reveng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jewelry_store</text:p>
          </table:table-cell>
          <table:table-cell table:formula="of:=COM.MICROSOFT.CONCAT([.E72];[.A72];[.F72];[.A72];[.G72];[.A72];[.H72])" office:value-type="string" office:string-value="&lt;option type=&quot;bool&quot; default_value=&quot;false&quot; name=&quot;RBL_jewelry_store&quot; title_id=&quot;RBL_jewelry_store_id&quot; desc_id=&quot;RBL_jewelry_store_desc&quot;/&gt;" calcext:value-type="string">
            <text:p>&lt;option type="bool" default_value="false" name="RBL_jewelry_store" title_id="RBL_jewelry_store_id" desc_id="RBL_jewelry_stor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jewelry_store</text:p>
          </table:table-cell>
          <table:table-cell office:value-type="string" calcext:value-type="string">
            <text:p>Jewelry Store</text:p>
          </table:table-cell>
          <table:table-cell table:formula="of:=COM.MICROSOFT.CONCAT([.N72];[.J72];[.O72];[.K72];[.P72])" office:value-type="string" office:string-value="&quot;RBL_jewelry_store_id&quot;:&quot;Jewelry Store&quot;," calcext:value-type="string">
            <text:p>"RBL_jewelry_store_id":"Jewelry Stor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nail</text:p>
          </table:table-cell>
          <table:table-cell table:formula="of:=COM.MICROSOFT.CONCAT([.E73];[.A73];[.F73];[.A73];[.G73];[.A73];[.H73])" office:value-type="string" office:string-value="&lt;option type=&quot;bool&quot; default_value=&quot;false&quot; name=&quot;RBL_nail&quot; title_id=&quot;RBL_nail_id&quot; desc_id=&quot;RBL_nail_desc&quot;/&gt;" calcext:value-type="string">
            <text:p>&lt;option type="bool" default_value="false" name="RBL_nail" title_id="RBL_nail_id" desc_id="RBL_nail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nail</text:p>
          </table:table-cell>
          <table:table-cell office:value-type="string" calcext:value-type="string">
            <text:p>Lab Rats</text:p>
          </table:table-cell>
          <table:table-cell table:formula="of:=COM.MICROSOFT.CONCAT([.N73];[.J73];[.O73];[.K73];[.P73])" office:value-type="string" office:string-value="&quot;RBL_nail_id&quot;:&quot;Lab Rats&quot;," calcext:value-type="string">
            <text:p>"RBL_nail_id":"Lab Rat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rai</text:p>
          </table:table-cell>
          <table:table-cell table:formula="of:=COM.MICROSOFT.CONCAT([.E74];[.A74];[.F74];[.A74];[.G74];[.A74];[.H74])" office:value-type="string" office:string-value="&lt;option type=&quot;bool&quot; default_value=&quot;false&quot; name=&quot;RBL_trai&quot; title_id=&quot;RBL_trai_id&quot; desc_id=&quot;RBL_trai_desc&quot;/&gt;" calcext:value-type="string">
            <text:p>&lt;option type="bool" default_value="false" name="RBL_trai" title_id="RBL_trai_id" desc_id="RBL_trai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trai</text:p>
          </table:table-cell>
          <table:table-cell office:value-type="string" calcext:value-type="string">
            <text:p>Lost in Transit</text:p>
          </table:table-cell>
          <table:table-cell table:formula="of:=COM.MICROSOFT.CONCAT([.N74];[.J74];[.O74];[.K74];[.P74])" office:value-type="string" office:string-value="&quot;RBL_trai_id&quot;:&quot;Lost in Transit&quot;," calcext:value-type="string">
            <text:p>"RBL_trai_id":"Lost in Transi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mallcrasher</text:p>
          </table:table-cell>
          <table:table-cell table:formula="of:=COM.MICROSOFT.CONCAT([.E75];[.A75];[.F75];[.A75];[.G75];[.A75];[.H75])" office:value-type="string" office:string-value="&lt;option type=&quot;bool&quot; default_value=&quot;false&quot; name=&quot;RBL_mallcrasher&quot; title_id=&quot;RBL_mallcrasher_id&quot; desc_id=&quot;RBL_mallcrasher_desc&quot;/&gt;" calcext:value-type="string">
            <text:p>&lt;option type="bool" default_value="false" name="RBL_mallcrasher" title_id="RBL_mallcrasher_id" desc_id="RBL_mallcrashe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allcrasher</text:p>
          </table:table-cell>
          <table:table-cell office:value-type="string" calcext:value-type="string">
            <text:p>Mallcrasher</text:p>
          </table:table-cell>
          <table:table-cell table:formula="of:=COM.MICROSOFT.CONCAT([.N75];[.J75];[.O75];[.K75];[.P75])" office:value-type="string" office:string-value="&quot;RBL_mallcrasher_id&quot;:&quot;Mallcrasher&quot;," calcext:value-type="string">
            <text:p>"RBL_mallcrasher_id":"Mallcrash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houtout_raid</text:p>
          </table:table-cell>
          <table:table-cell table:formula="of:=COM.MICROSOFT.CONCAT([.E76];[.A76];[.F76];[.A76];[.G76];[.A76];[.H76])" office:value-type="string" office:string-value="&lt;option type=&quot;bool&quot; default_value=&quot;false&quot; name=&quot;RBL_shoutout_raid&quot; title_id=&quot;RBL_shoutout_raid_id&quot; desc_id=&quot;RBL_shoutout_raid_desc&quot;/&gt;" calcext:value-type="string">
            <text:p>&lt;option type="bool" default_value="false" name="RBL_shoutout_raid" title_id="RBL_shoutout_raid_id" desc_id="RBL_shoutout_rai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houtout_raid</text:p>
          </table:table-cell>
          <table:table-cell office:value-type="string" calcext:value-type="string">
            <text:p>Meltdown</text:p>
          </table:table-cell>
          <table:table-cell table:formula="of:=COM.MICROSOFT.CONCAT([.N76];[.J76];[.O76];[.K76];[.P76])" office:value-type="string" office:string-value="&quot;RBL_shoutout_raid_id&quot;:&quot;Meltdown&quot;," calcext:value-type="string">
            <text:p>"RBL_shoutout_raid_id":"Meltdow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ranc</text:p>
          </table:table-cell>
          <table:table-cell table:formula="of:=COM.MICROSOFT.CONCAT([.E77];[.A77];[.F77];[.A77];[.G77];[.A77];[.H77])" office:value-type="string" office:string-value="&lt;option type=&quot;bool&quot; default_value=&quot;false&quot; name=&quot;RBL_ranc&quot; title_id=&quot;RBL_ranc_id&quot; desc_id=&quot;RBL_ranc_desc&quot;/&gt;" calcext:value-type="string">
            <text:p>&lt;option type="bool" default_value="false" name="RBL_ranc" title_id="RBL_ranc_id" desc_id="RBL_ranc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anc</text:p>
          </table:table-cell>
          <table:table-cell office:value-type="string" calcext:value-type="string">
            <text:p>Midland Ranch</text:p>
          </table:table-cell>
          <table:table-cell table:formula="of:=COM.MICROSOFT.CONCAT([.N77];[.J77];[.O77];[.K77];[.P77])" office:value-type="string" office:string-value="&quot;RBL_ranc_id&quot;:&quot;Midland Ranch&quot;," calcext:value-type="string">
            <text:p>"RBL_ranc_id":"Midland Ranch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ent</text:p>
          </table:table-cell>
          <table:table-cell table:formula="of:=COM.MICROSOFT.CONCAT([.E78];[.A78];[.F78];[.A78];[.G78];[.A78];[.H78])" office:value-type="string" office:string-value="&lt;option type=&quot;bool&quot; default_value=&quot;false&quot; name=&quot;RBL_pent&quot; title_id=&quot;RBL_pent_id&quot; desc_id=&quot;RBL_pent_desc&quot;/&gt;" calcext:value-type="string">
            <text:p>&lt;option type="bool" default_value="false" name="RBL_pent" title_id="RBL_pent_id" desc_id="RBL_pen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ent</text:p>
          </table:table-cell>
          <table:table-cell office:value-type="string" calcext:value-type="string">
            <text:p>Mountain Master</text:p>
          </table:table-cell>
          <table:table-cell table:formula="of:=COM.MICROSOFT.CONCAT([.N78];[.J78];[.O78];[.K78];[.P78])" office:value-type="string" office:string-value="&quot;RBL_pent_id&quot;:&quot;Mountain Master&quot;," calcext:value-type="string">
            <text:p>"RBL_pent_id":"Mountain Mast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dark</text:p>
          </table:table-cell>
          <table:table-cell table:formula="of:=COM.MICROSOFT.CONCAT([.E79];[.A79];[.F79];[.A79];[.G79];[.A79];[.H79])" office:value-type="string" office:string-value="&lt;option type=&quot;bool&quot; default_value=&quot;false&quot; name=&quot;RBL_dark&quot; title_id=&quot;RBL_dark_id&quot; desc_id=&quot;RBL_dark_desc&quot;/&gt;" calcext:value-type="string">
            <text:p>&lt;option type="bool" default_value="false" name="RBL_dark" title_id="RBL_dark_id" desc_id="RBL_dark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Murky Station</text:p>
          </table:table-cell>
          <table:table-cell table:formula="of:=COM.MICROSOFT.CONCAT([.N79];[.J79];[.O79];[.K79];[.P79])" office:value-type="string" office:string-value="&quot;RBL_dark_id&quot;:&quot;Murky Station&quot;," calcext:value-type="string">
            <text:p>"RBL_dark_id":"Murky Statio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nightclub</text:p>
          </table:table-cell>
          <table:table-cell table:formula="of:=COM.MICROSOFT.CONCAT([.E80];[.A80];[.F80];[.A80];[.G80];[.A80];[.H80])" office:value-type="string" office:string-value="&lt;option type=&quot;bool&quot; default_value=&quot;false&quot; name=&quot;RBL_nightclub&quot; title_id=&quot;RBL_nightclub_id&quot; desc_id=&quot;RBL_nightclub_desc&quot;/&gt;" calcext:value-type="string">
            <text:p>&lt;option type="bool" default_value="false" name="RBL_nightclub" title_id="RBL_nightclub_id" desc_id="RBL_nightclub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nightclub</text:p>
          </table:table-cell>
          <table:table-cell office:value-type="string" calcext:value-type="string">
            <text:p>Nightclub</text:p>
          </table:table-cell>
          <table:table-cell table:formula="of:=COM.MICROSOFT.CONCAT([.N80];[.J80];[.O80];[.K80];[.P80])" office:value-type="string" office:string-value="&quot;RBL_nightclub_id&quot;:&quot;Nightclub&quot;," calcext:value-type="string">
            <text:p>"RBL_nightclub_id":"Nightclub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nmh</text:p>
          </table:table-cell>
          <table:table-cell table:formula="of:=COM.MICROSOFT.CONCAT([.E81];[.A81];[.F81];[.A81];[.G81];[.A81];[.H81])" office:value-type="string" office:string-value="&lt;option type=&quot;bool&quot; default_value=&quot;false&quot; name=&quot;RBL_nmh&quot; title_id=&quot;RBL_nmh_id&quot; desc_id=&quot;RBL_nmh_desc&quot;/&gt;" calcext:value-type="string">
            <text:p>&lt;option type="bool" default_value="false" name="RBL_nmh" title_id="RBL_nmh_id" desc_id="RBL_nm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nmh</text:p>
          </table:table-cell>
          <table:table-cell office:value-type="string" calcext:value-type="string">
            <text:p>No Mercy</text:p>
          </table:table-cell>
          <table:table-cell table:formula="of:=COM.MICROSOFT.CONCAT([.N81];[.J81];[.O81];[.K81];[.P81])" office:value-type="string" office:string-value="&quot;RBL_nmh_id&quot;:&quot;No Mercy&quot;," calcext:value-type="string">
            <text:p>"RBL_nmh_id":"No Mercy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lat</text:p>
          </table:table-cell>
          <table:table-cell table:formula="of:=COM.MICROSOFT.CONCAT([.E82];[.A82];[.F82];[.A82];[.G82];[.A82];[.H82])" office:value-type="string" office:string-value="&lt;option type=&quot;bool&quot; default_value=&quot;false&quot; name=&quot;RBL_flat&quot; title_id=&quot;RBL_flat_id&quot; desc_id=&quot;RBL_flat_desc&quot;/&gt;" calcext:value-type="string">
            <text:p>&lt;option type="bool" default_value="false" name="RBL_flat" title_id="RBL_flat_id" desc_id="RBL_fla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lat</text:p>
          </table:table-cell>
          <table:table-cell office:value-type="string" calcext:value-type="string">
            <text:p>Panic Room</text:p>
          </table:table-cell>
          <table:table-cell table:formula="of:=COM.MICROSOFT.CONCAT([.N82];[.J82];[.O82];[.K82];[.P82])" office:value-type="string" office:string-value="&quot;RBL_flat_id&quot;:&quot;Panic Room&quot;," calcext:value-type="string">
            <text:p>"RBL_flat_id":"Panic Room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help</text:p>
          </table:table-cell>
          <table:table-cell table:formula="of:=COM.MICROSOFT.CONCAT([.E83];[.A83];[.F83];[.A83];[.G83];[.A83];[.H83])" office:value-type="string" office:string-value="&lt;option type=&quot;bool&quot; default_value=&quot;false&quot; name=&quot;RBL_help&quot; title_id=&quot;RBL_help_id&quot; desc_id=&quot;RBL_help_desc&quot;/&gt;" calcext:value-type="string">
            <text:p>&lt;option type="bool" default_value="false" name="RBL_help" title_id="RBL_help_id" desc_id="RBL_help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Prison Nightmare</text:p>
          </table:table-cell>
          <table:table-cell table:formula="of:=COM.MICROSOFT.CONCAT([.N83];[.J83];[.O83];[.K83];[.P83])" office:value-type="string" office:string-value="&quot;RBL_help_id&quot;:&quot;Prison Nightmare&quot;," calcext:value-type="string">
            <text:p>"RBL_help_id":"Prison Nightmar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lex_1</text:p>
          </table:table-cell>
          <table:table-cell table:formula="of:=COM.MICROSOFT.CONCAT([.E84];[.A84];[.F84];[.A84];[.G84];[.A84];[.H84])" office:value-type="string" office:string-value="&lt;option type=&quot;bool&quot; default_value=&quot;false&quot; name=&quot;RBL_alex_1&quot; title_id=&quot;RBL_alex_1_id&quot; desc_id=&quot;RBL_alex_1_desc&quot;/&gt;" calcext:value-type="string">
            <text:p>&lt;option type="bool" default_value="false" name="RBL_alex_1" title_id="RBL_alex_1_id" desc_id="RBL_alex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lex_1</text:p>
          </table:table-cell>
          <table:table-cell office:value-type="string" calcext:value-type="string">
            <text:p>Rats (Day 1)</text:p>
          </table:table-cell>
          <table:table-cell table:formula="of:=COM.MICROSOFT.CONCAT([.N84];[.J84];[.O84];[.K84];[.P84])" office:value-type="string" office:string-value="&quot;RBL_alex_1_id&quot;:&quot;Rats (Day 1)&quot;," calcext:value-type="string">
            <text:p>"RBL_alex_1_id":"Rats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lex_2</text:p>
          </table:table-cell>
          <table:table-cell table:formula="of:=COM.MICROSOFT.CONCAT([.E85];[.A85];[.F85];[.A85];[.G85];[.A85];[.H85])" office:value-type="string" office:string-value="&lt;option type=&quot;bool&quot; default_value=&quot;false&quot; name=&quot;RBL_alex_2&quot; title_id=&quot;RBL_alex_2_id&quot; desc_id=&quot;RBL_alex_2_desc&quot;/&gt;" calcext:value-type="string">
            <text:p>&lt;option type="bool" default_value="false" name="RBL_alex_2" title_id="RBL_alex_2_id" desc_id="RBL_alex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lex_2</text:p>
          </table:table-cell>
          <table:table-cell office:value-type="string" calcext:value-type="string">
            <text:p>Rats (Day 2)</text:p>
          </table:table-cell>
          <table:table-cell table:formula="of:=COM.MICROSOFT.CONCAT([.N85];[.J85];[.O85];[.K85];[.P85])" office:value-type="string" office:string-value="&quot;RBL_alex_2_id&quot;:&quot;Rats (Day 2)&quot;," calcext:value-type="string">
            <text:p>"RBL_alex_2_id":"Rats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lex_3</text:p>
          </table:table-cell>
          <table:table-cell table:formula="of:=COM.MICROSOFT.CONCAT([.E86];[.A86];[.F86];[.A86];[.G86];[.A86];[.H86])" office:value-type="string" office:string-value="&lt;option type=&quot;bool&quot; default_value=&quot;false&quot; name=&quot;RBL_alex_3&quot; title_id=&quot;RBL_alex_3_id&quot; desc_id=&quot;RBL_alex_3_desc&quot;/&gt;" calcext:value-type="string">
            <text:p>&lt;option type="bool" default_value="false" name="RBL_alex_3" title_id="RBL_alex_3_id" desc_id="RBL_alex_3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lex_3</text:p>
          </table:table-cell>
          <table:table-cell office:value-type="string" calcext:value-type="string">
            <text:p>Rats (Day 3)</text:p>
          </table:table-cell>
          <table:table-cell table:formula="of:=COM.MICROSOFT.CONCAT([.N86];[.J86];[.O86];[.K86];[.P86])" office:value-type="string" office:string-value="&quot;RBL_alex_3_id&quot;:&quot;Rats (Day 3)&quot;," calcext:value-type="string">
            <text:p>"RBL_alex_3_id":"Rats (Day 3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rvd1</text:p>
          </table:table-cell>
          <table:table-cell table:formula="of:=COM.MICROSOFT.CONCAT([.E87];[.A87];[.F87];[.A87];[.G87];[.A87];[.H87])" office:value-type="string" office:string-value="&lt;option type=&quot;bool&quot; default_value=&quot;false&quot; name=&quot;RBL_rvd1&quot; title_id=&quot;RBL_rvd1_id&quot; desc_id=&quot;RBL_rvd1_desc&quot;/&gt;" calcext:value-type="string">
            <text:p>&lt;option type="bool" default_value="false" name="RBL_rvd1" title_id="RBL_rvd1_id" desc_id="RBL_rvd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vd1</text:p>
          </table:table-cell>
          <table:table-cell office:value-type="string" calcext:value-type="string">
            <text:p>Reservoir Dogs (Day 1)</text:p>
          </table:table-cell>
          <table:table-cell table:formula="of:=COM.MICROSOFT.CONCAT([.N87];[.J87];[.O87];[.K87];[.P87])" office:value-type="string" office:string-value="&quot;RBL_rvd1_id&quot;:&quot;Reservoir Dogs (Day 1)&quot;," calcext:value-type="string">
            <text:p>"RBL_rvd1_id":"Reservoir Dogs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rvd2</text:p>
          </table:table-cell>
          <table:table-cell table:formula="of:=COM.MICROSOFT.CONCAT([.E88];[.A88];[.F88];[.A88];[.G88];[.A88];[.H88])" office:value-type="string" office:string-value="&lt;option type=&quot;bool&quot; default_value=&quot;false&quot; name=&quot;RBL_rvd2&quot; title_id=&quot;RBL_rvd2_id&quot; desc_id=&quot;RBL_rvd2_desc&quot;/&gt;" calcext:value-type="string">
            <text:p>&lt;option type="bool" default_value="false" name="RBL_rvd2" title_id="RBL_rvd2_id" desc_id="RBL_rvd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vd2</text:p>
          </table:table-cell>
          <table:table-cell office:value-type="string" calcext:value-type="string">
            <text:p>Reservoir Dogs (Day 2)</text:p>
          </table:table-cell>
          <table:table-cell table:formula="of:=COM.MICROSOFT.CONCAT([.N88];[.J88];[.O88];[.K88];[.P88])" office:value-type="string" office:string-value="&quot;RBL_rvd2_id&quot;:&quot;Reservoir Dogs (Day 2)&quot;," calcext:value-type="string">
            <text:p>"RBL_rvd2_id":"Reservoir Dogs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haunted</text:p>
          </table:table-cell>
          <table:table-cell table:formula="of:=COM.MICROSOFT.CONCAT([.E89];[.A89];[.F89];[.A89];[.G89];[.A89];[.H89])" office:value-type="string" office:string-value="&lt;option type=&quot;bool&quot; default_value=&quot;false&quot; name=&quot;RBL_haunted&quot; title_id=&quot;RBL_haunted_id&quot; desc_id=&quot;RBL_haunted_desc&quot;/&gt;" calcext:value-type="string">
            <text:p>&lt;option type="bool" default_value="false" name="RBL_haunted" title_id="RBL_haunted_id" desc_id="RBL_haunte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aunted</text:p>
          </table:table-cell>
          <table:table-cell office:value-type="string" calcext:value-type="string">
            <text:p>Safe House Nightmare</text:p>
          </table:table-cell>
          <table:table-cell table:formula="of:=COM.MICROSOFT.CONCAT([.N89];[.J89];[.O89];[.K89];[.P89])" office:value-type="string" office:string-value="&quot;RBL_haunted_id&quot;:&quot;Safe House Nightmare&quot;," calcext:value-type="string">
            <text:p>"RBL_haunted_id":"Safe House Nightmar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chill_combat</text:p>
          </table:table-cell>
          <table:table-cell table:formula="of:=COM.MICROSOFT.CONCAT([.E90];[.A90];[.F90];[.A90];[.G90];[.A90];[.H90])" office:value-type="string" office:string-value="&lt;option type=&quot;bool&quot; default_value=&quot;false&quot; name=&quot;RBL_chill_combat&quot; title_id=&quot;RBL_chill_combat_id&quot; desc_id=&quot;RBL_chill_combat_desc&quot;/&gt;" calcext:value-type="string">
            <text:p>&lt;option type="bool" default_value="false" name="RBL_chill_combat" title_id="RBL_chill_combat_id" desc_id="RBL_chill_comba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hill_combat</text:p>
          </table:table-cell>
          <table:table-cell office:value-type="string" calcext:value-type="string">
            <text:p>Safe House Raid</text:p>
          </table:table-cell>
          <table:table-cell table:formula="of:=COM.MICROSOFT.CONCAT([.N90];[.J90];[.O90];[.K90];[.P90])" office:value-type="string" office:string-value="&quot;RBL_chill_combat_id&quot;:&quot;Safe House Raid&quot;," calcext:value-type="string">
            <text:p>"RBL_chill_combat_id":"Safe House Rai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ex</text:p>
          </table:table-cell>
          <table:table-cell table:formula="of:=COM.MICROSOFT.CONCAT([.E91];[.A91];[.F91];[.A91];[.G91];[.A91];[.H91])" office:value-type="string" office:string-value="&lt;option type=&quot;bool&quot; default_value=&quot;false&quot; name=&quot;RBL_bex&quot; title_id=&quot;RBL_bex_id&quot; desc_id=&quot;RBL_bex_desc&quot;/&gt;" calcext:value-type="string">
            <text:p>&lt;option type="bool" default_value="false" name="RBL_bex" title_id="RBL_bex_id" desc_id="RBL_bex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ex</text:p>
          </table:table-cell>
          <table:table-cell office:value-type="string" calcext:value-type="string">
            <text:p>San Martin Bank</text:p>
          </table:table-cell>
          <table:table-cell table:formula="of:=COM.MICROSOFT.CONCAT([.N91];[.J91];[.O91];[.K91];[.P91])" office:value-type="string" office:string-value="&quot;RBL_bex_id&quot;:&quot;San Martin Bank&quot;," calcext:value-type="string">
            <text:p>"RBL_bex_id":"San Martin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cane</text:p>
          </table:table-cell>
          <table:table-cell table:formula="of:=COM.MICROSOFT.CONCAT([.E92];[.A92];[.F92];[.A92];[.G92];[.A92];[.H92])" office:value-type="string" office:string-value="&lt;option type=&quot;bool&quot; default_value=&quot;false&quot; name=&quot;RBL_cane&quot; title_id=&quot;RBL_cane_id&quot; desc_id=&quot;RBL_cane_desc&quot;/&gt;" calcext:value-type="string">
            <text:p>&lt;option type="bool" default_value="false" name="RBL_cane" title_id="RBL_cane_id" desc_id="RBL_can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ane</text:p>
          </table:table-cell>
          <table:table-cell office:value-type="string" calcext:value-type="string">
            <text:p>Santa’s Workshop</text:p>
          </table:table-cell>
          <table:table-cell table:formula="of:=COM.MICROSOFT.CONCAT([.N92];[.J92];[.O92];[.K92];[.P92])" office:value-type="string" office:string-value="&quot;RBL_cane_id&quot;:&quot;Santa’s Workshop&quot;," calcext:value-type="string">
            <text:p>"RBL_cane_id":"Santa’s Workshop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riend</text:p>
          </table:table-cell>
          <table:table-cell table:formula="of:=COM.MICROSOFT.CONCAT([.E93];[.A93];[.F93];[.A93];[.G93];[.A93];[.H93])" office:value-type="string" office:string-value="&lt;option type=&quot;bool&quot; default_value=&quot;false&quot; name=&quot;RBL_friend&quot; title_id=&quot;RBL_friend_id&quot; desc_id=&quot;RBL_friend_desc&quot;/&gt;" calcext:value-type="string">
            <text:p>&lt;option type="bool" default_value="false" name="RBL_friend" title_id="RBL_friend_id" desc_id="RBL_frien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riend</text:p>
          </table:table-cell>
          <table:table-cell office:value-type="string" calcext:value-type="string">
            <text:p>Scarface Mansion</text:p>
          </table:table-cell>
          <table:table-cell table:formula="of:=COM.MICROSOFT.CONCAT([.N93];[.J93];[.O93];[.K93];[.P93])" office:value-type="string" office:string-value="&quot;RBL_friend_id&quot;:&quot;Scarface Mansion&quot;," calcext:value-type="string">
            <text:p>"RBL_friend_id":"Scarface Mansio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ah</text:p>
          </table:table-cell>
          <table:table-cell table:formula="of:=COM.MICROSOFT.CONCAT([.E94];[.A94];[.F94];[.A94];[.G94];[.A94];[.H94])" office:value-type="string" office:string-value="&lt;option type=&quot;bool&quot; default_value=&quot;false&quot; name=&quot;RBL_sah&quot; title_id=&quot;RBL_sah_id&quot; desc_id=&quot;RBL_sah_desc&quot;/&gt;" calcext:value-type="string">
            <text:p>&lt;option type="bool" default_value="false" name="RBL_sah" title_id="RBL_sah_id" desc_id="RBL_sa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ah</text:p>
          </table:table-cell>
          <table:table-cell office:value-type="string" calcext:value-type="string">
            <text:p>Shacklethorne Auction</text:p>
          </table:table-cell>
          <table:table-cell table:formula="of:=COM.MICROSOFT.CONCAT([.N94];[.J94];[.O94];[.K94];[.P94])" office:value-type="string" office:string-value="&quot;RBL_sah_id&quot;:&quot;Shacklethorne Auction&quot;," calcext:value-type="string">
            <text:p>"RBL_sah_id":"Shacklethorne Auctio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kosugi</text:p>
          </table:table-cell>
          <table:table-cell table:formula="of:=COM.MICROSOFT.CONCAT([.E95];[.A95];[.F95];[.A95];[.G95];[.A95];[.H95])" office:value-type="string" office:string-value="&lt;option type=&quot;bool&quot; default_value=&quot;false&quot; name=&quot;RBL_kosugi&quot; title_id=&quot;RBL_kosugi_id&quot; desc_id=&quot;RBL_kosugi_desc&quot;/&gt;" calcext:value-type="string">
            <text:p>&lt;option type="bool" default_value="false" name="RBL_kosugi" title_id="RBL_kosugi_id" desc_id="RBL_kosugi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kosugi</text:p>
          </table:table-cell>
          <table:table-cell office:value-type="string" calcext:value-type="string">
            <text:p>Shadow Raid</text:p>
          </table:table-cell>
          <table:table-cell table:formula="of:=COM.MICROSOFT.CONCAT([.N95];[.J95];[.O95];[.K95];[.P95])" office:value-type="string" office:string-value="&quot;RBL_kosugi_id&quot;:&quot;Shadow Raid&quot;," calcext:value-type="string">
            <text:p>"RBL_kosugi_id":"Shadow Rai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dinner</text:p>
          </table:table-cell>
          <table:table-cell table:formula="of:=COM.MICROSOFT.CONCAT([.E96];[.A96];[.F96];[.A96];[.G96];[.A96];[.H96])" office:value-type="string" office:string-value="&lt;option type=&quot;bool&quot; default_value=&quot;false&quot; name=&quot;RBL_dinner&quot; title_id=&quot;RBL_dinner_id&quot; desc_id=&quot;RBL_dinner_desc&quot;/&gt;" calcext:value-type="string">
            <text:p>&lt;option type="bool" default_value="false" name="RBL_dinner" title_id="RBL_dinner_id" desc_id="RBL_dinne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Slaughterhouse</text:p>
          </table:table-cell>
          <table:table-cell table:formula="of:=COM.MICROSOFT.CONCAT([.N96];[.J96];[.O96];[.K96];[.P96])" office:value-type="string" office:string-value="&quot;RBL_dinner_id&quot;:&quot;Slaughterhouse&quot;," calcext:value-type="string">
            <text:p>"RBL_dinner_id":"Slaughterhous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[.E97];[.A97];[.F97];[.A97];[.G97];[.A97];[.H97])" office:value-type="string" office:string-value="&lt;option type=&quot;bool&quot; default_value=&quot;false&quot; name=&quot;RBL_moon&quot; title_id=&quot;RBL_moon_id&quot; desc_id=&quot;RBL_moon_desc&quot;/&gt;" calcext:value-type="string">
            <text:p>&lt;option type="bool" default_value="false" name="RBL_moon" title_id="RBL_moon_id" desc_id="RBL_moo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oon</text:p>
          </table:table-cell>
          <table:table-cell office:value-type="string" calcext:value-type="string">
            <text:p>Stealing Xmas</text:p>
          </table:table-cell>
          <table:table-cell table:formula="of:=COM.MICROSOFT.CONCAT([.N97];[.J97];[.O97];[.K97];[.P97])" office:value-type="string" office:string-value="&quot;RBL_moon_id&quot;:&quot;Stealing Xmas&quot;," calcext:value-type="string">
            <text:p>"RBL_moon_id":"Stealing Xma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rena</text:p>
          </table:table-cell>
          <table:table-cell table:formula="of:=COM.MICROSOFT.CONCAT([.E98];[.A98];[.F98];[.A98];[.G98];[.A98];[.H98])" office:value-type="string" office:string-value="&lt;option type=&quot;bool&quot; default_value=&quot;false&quot; name=&quot;RBL_arena&quot; title_id=&quot;RBL_arena_id&quot; desc_id=&quot;RBL_arena_desc&quot;/&gt;" calcext:value-type="string">
            <text:p>&lt;option type="bool" default_value="false" name="RBL_arena" title_id="RBL_arena_id" desc_id="RBL_arena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ena</text:p>
          </table:table-cell>
          <table:table-cell office:value-type="string" calcext:value-type="string">
            <text:p>The Alesso Heist</text:p>
          </table:table-cell>
          <table:table-cell table:formula="of:=COM.MICROSOFT.CONCAT([.N98];[.J98];[.O98];[.K98];[.P98])" office:value-type="string" office:string-value="&quot;RBL_arena_id&quot;:&quot;The Alesso Heist&quot;," calcext:value-type="string">
            <text:p>"RBL_arena_id":"The Alesso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ig</text:p>
          </table:table-cell>
          <table:table-cell table:formula="of:=COM.MICROSOFT.CONCAT([.E99];[.A99];[.F99];[.A99];[.G99];[.A99];[.H99])" office:value-type="string" office:string-value="&lt;option type=&quot;bool&quot; default_value=&quot;false&quot; name=&quot;RBL_big&quot; title_id=&quot;RBL_big_id&quot; desc_id=&quot;RBL_big_desc&quot;/&gt;" calcext:value-type="string">
            <text:p>&lt;option type="bool" default_value="false" name="RBL_big" title_id="RBL_big_id" desc_id="RBL_big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The Big Bank</text:p>
          </table:table-cell>
          <table:table-cell table:formula="of:=COM.MICROSOFT.CONCAT([.N99];[.J99];[.O99];[.K99];[.P99])" office:value-type="string" office:string-value="&quot;RBL_big_id&quot;:&quot;The Big Bank&quot;," calcext:value-type="string">
            <text:p>"RBL_big_id":"The Big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orn</text:p>
          </table:table-cell>
          <table:table-cell table:formula="of:=COM.MICROSOFT.CONCAT([.E100];[.A100];[.F100];[.A100];[.G100];[.A100];[.H100])" office:value-type="string" office:string-value="&lt;option type=&quot;bool&quot; default_value=&quot;false&quot; name=&quot;RBL_born&quot; title_id=&quot;RBL_born_id&quot; desc_id=&quot;RBL_born_desc&quot;/&gt;" calcext:value-type="string">
            <text:p>&lt;option type="bool" default_value="false" name="RBL_born" title_id="RBL_born_id" desc_id="RBL_bor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orn</text:p>
          </table:table-cell>
          <table:table-cell office:value-type="string" calcext:value-type="string">
            <text:p>The Biker Heist</text:p>
          </table:table-cell>
          <table:table-cell table:formula="of:=COM.MICROSOFT.CONCAT([.N100];[.J100];[.O100];[.K100];[.P100])" office:value-type="string" office:string-value="&quot;RBL_born_id&quot;:&quot;The Biker Heist&quot;," calcext:value-type="string">
            <text:p>"RBL_born_id":"The Biker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chew</text:p>
          </table:table-cell>
          <table:table-cell table:formula="of:=COM.MICROSOFT.CONCAT([.E101];[.A101];[.F101];[.A101];[.G101];[.A101];[.H101])" office:value-type="string" office:string-value="&lt;option type=&quot;bool&quot; default_value=&quot;false&quot; name=&quot;RBL_chew&quot; title_id=&quot;RBL_chew_id&quot; desc_id=&quot;RBL_chew_desc&quot;/&gt;" calcext:value-type="string">
            <text:p>&lt;option type="bool" default_value="false" name="RBL_chew" title_id="RBL_chew_id" desc_id="RBL_chew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hew</text:p>
          </table:table-cell>
          <table:table-cell office:value-type="string" calcext:value-type="string">
            <text:p>The Biker Heist (Day 2)</text:p>
          </table:table-cell>
          <table:table-cell table:formula="of:=COM.MICROSOFT.CONCAT([.N101];[.J101];[.O101];[.K101];[.P101])" office:value-type="string" office:string-value="&quot;RBL_chew_id&quot;:&quot;The Biker Heist (Day 2)&quot;," calcext:value-type="string">
            <text:p>"RBL_chew_id":"The Biker Heist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crojob1</text:p>
          </table:table-cell>
          <table:table-cell table:formula="of:=COM.MICROSOFT.CONCAT([.E102];[.A102];[.F102];[.A102];[.G102];[.A102];[.H102])" office:value-type="string" office:string-value="&lt;option type=&quot;bool&quot; default_value=&quot;false&quot; name=&quot;RBL_crojob1&quot; title_id=&quot;RBL_crojob1_id&quot; desc_id=&quot;RBL_crojob1_desc&quot;/&gt;" calcext:value-type="string">
            <text:p>&lt;option type="bool" default_value="false" name="RBL_crojob1" title_id="RBL_crojob1_id" desc_id="RBL_crojob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rojob1</text:p>
          </table:table-cell>
          <table:table-cell office:value-type="string" calcext:value-type="string">
            <text:p>The Bomb: Dockyard</text:p>
          </table:table-cell>
          <table:table-cell table:formula="of:=COM.MICROSOFT.CONCAT([.N102];[.J102];[.O102];[.K102];[.P102])" office:value-type="string" office:string-value="&quot;RBL_crojob1_id&quot;:&quot;The Bomb: Dockyard&quot;," calcext:value-type="string">
            <text:p>"RBL_crojob1_id":"The Bomb: Dockyar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crojob2_d</text:p>
          </table:table-cell>
          <table:table-cell table:formula="of:=COM.MICROSOFT.CONCAT([.E103];[.A103];[.F103];[.A103];[.G103];[.A103];[.H103])" office:value-type="string" office:string-value="&lt;option type=&quot;bool&quot; default_value=&quot;false&quot; name=&quot;RBL_crojob2_d&quot; title_id=&quot;RBL_crojob2_d_id&quot; desc_id=&quot;RBL_crojob2_d_desc&quot;/&gt;" calcext:value-type="string">
            <text:p>&lt;option type="bool" default_value="false" name="RBL_crojob2_d" title_id="RBL_crojob2_d_id" desc_id="RBL_crojob2_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rojob2_d</text:p>
          </table:table-cell>
          <table:table-cell office:value-type="string" calcext:value-type="string">
            <text:p>The Bomb: Forest</text:p>
          </table:table-cell>
          <table:table-cell table:formula="of:=COM.MICROSOFT.CONCAT([.N103];[.J103];[.O103];[.K103];[.P103])" office:value-type="string" office:string-value="&quot;RBL_crojob2_d_id&quot;:&quot;The Bomb: Forest&quot;," calcext:value-type="string">
            <text:p>"RBL_crojob2_d_id":"The Bomb: Fore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crojob2_n</text:p>
          </table:table-cell>
          <table:table-cell table:formula="of:=COM.MICROSOFT.CONCAT([.E104];[.A104];[.F104];[.A104];[.G104];[.A104];[.H104])" office:value-type="string" office:string-value="&lt;option type=&quot;bool&quot; default_value=&quot;false&quot; name=&quot;RBL_crojob2_n&quot; title_id=&quot;RBL_crojob2_n_id&quot; desc_id=&quot;RBL_crojob2_n_desc&quot;/&gt;" calcext:value-type="string">
            <text:p>&lt;option type="bool" default_value="false" name="RBL_crojob2_n" title_id="RBL_crojob2_n_id" desc_id="RBL_crojob2_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rojob2_n</text:p>
          </table:table-cell>
          <table:table-cell office:value-type="string" calcext:value-type="string">
            <text:p>The Bomb: Forest (Night)</text:p>
          </table:table-cell>
          <table:table-cell table:formula="of:=COM.MICROSOFT.CONCAT([.N104];[.J104];[.O104];[.K104];[.P104])" office:value-type="string" office:string-value="&quot;RBL_crojob2_n_id&quot;:&quot;The Bomb: Forest (Night)&quot;," calcext:value-type="string">
            <text:p>"RBL_crojob2_n_id":"The Bomb: Forest (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mus</text:p>
          </table:table-cell>
          <table:table-cell table:formula="of:=COM.MICROSOFT.CONCAT([.E105];[.A105];[.F105];[.A105];[.G105];[.A105];[.H105])" office:value-type="string" office:string-value="&lt;option type=&quot;bool&quot; default_value=&quot;false&quot; name=&quot;RBL_mus&quot; title_id=&quot;RBL_mus_id&quot; desc_id=&quot;RBL_mus_desc&quot;/&gt;" calcext:value-type="string">
            <text:p>&lt;option type="bool" default_value="false" name="RBL_mus" title_id="RBL_mus_id" desc_id="RBL_mu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us</text:p>
          </table:table-cell>
          <table:table-cell office:value-type="string" calcext:value-type="string">
            <text:p>The Diamond</text:p>
          </table:table-cell>
          <table:table-cell table:formula="of:=COM.MICROSOFT.CONCAT([.N105];[.J105];[.O105];[.K105];[.P105])" office:value-type="string" office:string-value="&quot;RBL_mus_id&quot;:&quot;The Diamond&quot;," calcext:value-type="string">
            <text:p>"RBL_mus_id":"The Diamon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afehouse</text:p>
          </table:table-cell>
          <table:table-cell table:formula="of:=COM.MICROSOFT.CONCAT([.E106];[.A106];[.F106];[.A106];[.G106];[.A106];[.H106])" office:value-type="string" office:string-value="&lt;option type=&quot;bool&quot; default_value=&quot;false&quot; name=&quot;RBL_safehouse&quot; title_id=&quot;RBL_safehouse_id&quot; desc_id=&quot;RBL_safehouse_desc&quot;/&gt;" calcext:value-type="string">
            <text:p>&lt;option type="bool" default_value="false" name="RBL_safehouse" title_id="RBL_safehouse_id" desc_id="RBL_safehous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afehouse</text:p>
          </table:table-cell>
          <table:table-cell office:value-type="string" calcext:value-type="string">
            <text:p>The Safe House</text:p>
          </table:table-cell>
          <table:table-cell table:formula="of:=COM.MICROSOFT.CONCAT([.N106];[.J106];[.O106];[.K106];[.P106])" office:value-type="string" office:string-value="&quot;RBL_safehouse_id&quot;:&quot;The Safe House&quot;," calcext:value-type="string">
            <text:p>"RBL_safehouse_id":"The Safe Hous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and</text:p>
          </table:table-cell>
          <table:table-cell table:formula="of:=COM.MICROSOFT.CONCAT([.E107];[.A107];[.F107];[.A107];[.G107];[.A107];[.H107])" office:value-type="string" office:string-value="&lt;option type=&quot;bool&quot; default_value=&quot;false&quot; name=&quot;RBL_sand&quot; title_id=&quot;RBL_sand_id&quot; desc_id=&quot;RBL_sand_desc&quot;/&gt;" calcext:value-type="string">
            <text:p>&lt;option type="bool" default_value="false" name="RBL_sand" title_id="RBL_sand_id" desc_id="RBL_san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and</text:p>
          </table:table-cell>
          <table:table-cell office:value-type="string" calcext:value-type="string">
            <text:p>The Ukrainian Prisoner</text:p>
          </table:table-cell>
          <table:table-cell table:formula="of:=COM.MICROSOFT.CONCAT([.N107];[.J107];[.O107];[.K107];[.P107])" office:value-type="string" office:string-value="&quot;RBL_sand_id&quot;:&quot;The Ukrainian Prisoner&quot;," calcext:value-type="string">
            <text:p>"RBL_sand_id":"The Ukrainian Prison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vit</text:p>
          </table:table-cell>
          <table:table-cell table:formula="of:=COM.MICROSOFT.CONCAT([.E108];[.A108];[.F108];[.A108];[.G108];[.A108];[.H108])" office:value-type="string" office:string-value="&lt;option type=&quot;bool&quot; default_value=&quot;false&quot; name=&quot;RBL_vit&quot; title_id=&quot;RBL_vit_id&quot; desc_id=&quot;RBL_vit_desc&quot;/&gt;" calcext:value-type="string">
            <text:p>&lt;option type="bool" default_value="false" name="RBL_vit" title_id="RBL_vit_id" desc_id="RBL_vi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The White House</text:p>
          </table:table-cell>
          <table:table-cell table:formula="of:=COM.MICROSOFT.CONCAT([.N108];[.J108];[.O108];[.K108];[.P108])" office:value-type="string" office:string-value="&quot;RBL_vit_id&quot;:&quot;The White House&quot;," calcext:value-type="string">
            <text:p>"RBL_vit_id":"The White Hous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fish</text:p>
          </table:table-cell>
          <table:table-cell table:formula="of:=COM.MICROSOFT.CONCAT([.E109];[.A109];[.F109];[.A109];[.G109];[.A109];[.H109])" office:value-type="string" office:string-value="&lt;option type=&quot;bool&quot; default_value=&quot;false&quot; name=&quot;RBL_fish&quot; title_id=&quot;RBL_fish_id&quot; desc_id=&quot;RBL_fish_desc&quot;/&gt;" calcext:value-type="string">
            <text:p>&lt;option type="bool" default_value="false" name="RBL_fish" title_id="RBL_fish_id" desc_id="RBL_fis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The Yacht Heist</text:p>
          </table:table-cell>
          <table:table-cell table:formula="of:=COM.MICROSOFT.CONCAT([.N109];[.J109];[.O109];[.K109];[.P109])" office:value-type="string" office:string-value="&quot;RBL_fish_id&quot;:&quot;The Yacht Heist&quot;," calcext:value-type="string">
            <text:p>"RBL_fish_id":"The Yacht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rm_cro</text:p>
          </table:table-cell>
          <table:table-cell table:formula="of:=COM.MICROSOFT.CONCAT([.E110];[.A110];[.F110];[.A110];[.G110];[.A110];[.H110])" office:value-type="string" office:string-value="&lt;option type=&quot;bool&quot; default_value=&quot;false&quot; name=&quot;RBL_arm_cro&quot; title_id=&quot;RBL_arm_cro_id&quot; desc_id=&quot;RBL_arm_cro_desc&quot;/&gt;" calcext:value-type="string">
            <text:p>&lt;option type="bool" default_value="false" name="RBL_arm_cro" title_id="RBL_arm_cro_id" desc_id="RBL_arm_cro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cro</text:p>
          </table:table-cell>
          <table:table-cell office:value-type="string" calcext:value-type="string">
            <text:p>Transport: Crossroads</text:p>
          </table:table-cell>
          <table:table-cell table:formula="of:=COM.MICROSOFT.CONCAT([.N110];[.J110];[.O110];[.K110];[.P110])" office:value-type="string" office:string-value="&quot;RBL_arm_cro_id&quot;:&quot;Transport: Crossroads&quot;," calcext:value-type="string">
            <text:p>"RBL_arm_cro_id":"Transport: Crossroad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rm_hcm</text:p>
          </table:table-cell>
          <table:table-cell table:formula="of:=COM.MICROSOFT.CONCAT([.E111];[.A111];[.F111];[.A111];[.G111];[.A111];[.H111])" office:value-type="string" office:string-value="&lt;option type=&quot;bool&quot; default_value=&quot;false&quot; name=&quot;RBL_arm_hcm&quot; title_id=&quot;RBL_arm_hcm_id&quot; desc_id=&quot;RBL_arm_hcm_desc&quot;/&gt;" calcext:value-type="string">
            <text:p>&lt;option type="bool" default_value="false" name="RBL_arm_hcm" title_id="RBL_arm_hcm_id" desc_id="RBL_arm_hcm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hcm</text:p>
          </table:table-cell>
          <table:table-cell office:value-type="string" calcext:value-type="string">
            <text:p>Transport: Downtown</text:p>
          </table:table-cell>
          <table:table-cell table:formula="of:=COM.MICROSOFT.CONCAT([.N111];[.J111];[.O111];[.K111];[.P111])" office:value-type="string" office:string-value="&quot;RBL_arm_hcm_id&quot;:&quot;Transport: Downtown&quot;," calcext:value-type="string">
            <text:p>"RBL_arm_hcm_id":"Transport: Downtow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rm_fac</text:p>
          </table:table-cell>
          <table:table-cell table:formula="of:=COM.MICROSOFT.CONCAT([.E112];[.A112];[.F112];[.A112];[.G112];[.A112];[.H112])" office:value-type="string" office:string-value="&lt;option type=&quot;bool&quot; default_value=&quot;false&quot; name=&quot;RBL_arm_fac&quot; title_id=&quot;RBL_arm_fac_id&quot; desc_id=&quot;RBL_arm_fac_desc&quot;/&gt;" calcext:value-type="string">
            <text:p>&lt;option type="bool" default_value="false" name="RBL_arm_fac" title_id="RBL_arm_fac_id" desc_id="RBL_arm_fac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fac</text:p>
          </table:table-cell>
          <table:table-cell office:value-type="string" calcext:value-type="string">
            <text:p>Transport: Harbor</text:p>
          </table:table-cell>
          <table:table-cell table:formula="of:=COM.MICROSOFT.CONCAT([.N112];[.J112];[.O112];[.K112];[.P112])" office:value-type="string" office:string-value="&quot;RBL_arm_fac_id&quot;:&quot;Transport: Harbor&quot;," calcext:value-type="string">
            <text:p>"RBL_arm_fac_id":"Transport: Harbo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6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rm_par</text:p>
          </table:table-cell>
          <table:table-cell table:formula="of:=COM.MICROSOFT.CONCAT([.E113];[.A113];[.F113];[.A113];[.G113];[.A113];[.H113])" office:value-type="string" office:string-value="&lt;option type=&quot;bool&quot; default_value=&quot;false&quot; name=&quot;RBL_arm_par&quot; title_id=&quot;RBL_arm_par_id&quot; desc_id=&quot;RBL_arm_par_desc&quot;/&gt;" calcext:value-type="string">
            <text:p>&lt;option type="bool" default_value="false" name="RBL_arm_par" title_id="RBL_arm_par_id" desc_id="RBL_arm_pa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par</text:p>
          </table:table-cell>
          <table:table-cell office:value-type="string" calcext:value-type="string">
            <text:p>Transport: Park</text:p>
          </table:table-cell>
          <table:table-cell table:formula="of:=COM.MICROSOFT.CONCAT([.N113];[.J113];[.O113];[.K113];[.P113])" office:value-type="string" office:string-value="&quot;RBL_arm_par_id&quot;:&quot;Transport: Park&quot;," calcext:value-type="string">
            <text:p>"RBL_arm_par_id":"Transport: Par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6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rm_for</text:p>
          </table:table-cell>
          <table:table-cell table:formula="of:=COM.MICROSOFT.CONCAT([.E114];[.A114];[.F114];[.A114];[.G114];[.A114];[.H114])" office:value-type="string" office:string-value="&lt;option type=&quot;bool&quot; default_value=&quot;false&quot; name=&quot;RBL_arm_for&quot; title_id=&quot;RBL_arm_for_id&quot; desc_id=&quot;RBL_arm_for_desc&quot;/&gt;" calcext:value-type="string">
            <text:p>&lt;option type="bool" default_value="false" name="RBL_arm_for" title_id="RBL_arm_for_id" desc_id="RBL_arm_fo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for</text:p>
          </table:table-cell>
          <table:table-cell office:value-type="string" calcext:value-type="string">
            <text:p>Transport: Train Heist</text:p>
          </table:table-cell>
          <table:table-cell table:formula="of:=COM.MICROSOFT.CONCAT([.N114];[.J114];[.O114];[.K114];[.P114])" office:value-type="string" office:string-value="&quot;RBL_arm_for_id&quot;:&quot;Transport: Train Heist&quot;," calcext:value-type="string">
            <text:p>"RBL_arm_for_id":"Transport: Train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9"/>
          <table:table-cell table:style-name="ce1" table:number-columns-repeated="2"/>
        </table:table-row>
        <table:table-row table:style-name="ro1">
          <table:table-cell office:value-type="string" calcext:value-type="string">
            <text:p>arm_und</text:p>
          </table:table-cell>
          <table:table-cell table:formula="of:=COM.MICROSOFT.CONCAT([.E115];[.A115];[.F115];[.A115];[.G115];[.A115];[.H115])" office:value-type="string" office:string-value="&lt;option type=&quot;bool&quot; default_value=&quot;false&quot; name=&quot;RBL_arm_und&quot; title_id=&quot;RBL_arm_und_id&quot; desc_id=&quot;RBL_arm_und_desc&quot;/&gt;" calcext:value-type="string">
            <text:p>&lt;option type="bool" default_value="false" name="RBL_arm_und" title_id="RBL_arm_und_id" desc_id="RBL_arm_un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und</text:p>
          </table:table-cell>
          <table:table-cell office:value-type="string" calcext:value-type="string">
            <text:p>Transport: Underpass</text:p>
          </table:table-cell>
          <table:table-cell table:formula="of:=COM.MICROSOFT.CONCAT([.N115];[.J115];[.O115];[.K115];[.P115])" office:value-type="string" office:string-value="&quot;RBL_arm_und_id&quot;:&quot;Transport: Underpass&quot;," calcext:value-type="string">
            <text:p>"RBL_arm_und_id":"Transport: Underpas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ukrainian_job</text:p>
          </table:table-cell>
          <table:table-cell table:formula="of:=COM.MICROSOFT.CONCAT([.E116];[.A116];[.F116];[.A116];[.G116];[.A116];[.H116])" office:value-type="string" office:string-value="&lt;option type=&quot;bool&quot; default_value=&quot;false&quot; name=&quot;RBL_ukrainian_job&quot; title_id=&quot;RBL_ukrainian_job_id&quot; desc_id=&quot;RBL_ukrainian_job_desc&quot;/&gt;" calcext:value-type="string">
            <text:p>&lt;option type="bool" default_value="false" name="RBL_ukrainian_job" title_id="RBL_ukrainian_job_id" desc_id="RBL_ukrainian_job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ukrainian_job</text:p>
          </table:table-cell>
          <table:table-cell office:value-type="string" calcext:value-type="string">
            <text:p>Ukrainian Job</text:p>
          </table:table-cell>
          <table:table-cell table:formula="of:=COM.MICROSOFT.CONCAT([.N116];[.J116];[.O116];[.K116];[.P116])" office:value-type="string" office:string-value="&quot;RBL_ukrainian_job_id&quot;:&quot;Ukrainian Job&quot;," calcext:value-type="string">
            <text:p>"RBL_ukrainian_job_id":"Ukrainian Job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man</text:p>
          </table:table-cell>
          <table:table-cell table:formula="of:=COM.MICROSOFT.CONCAT([.E117];[.A117];[.F117];[.A117];[.G117];[.A117];[.H117])" office:value-type="string" office:string-value="&lt;option type=&quot;bool&quot; default_value=&quot;false&quot; name=&quot;RBL_man&quot; title_id=&quot;RBL_man_id&quot; desc_id=&quot;RBL_man_desc&quot;/&gt;" calcext:value-type="string">
            <text:p>&lt;option type="bool" default_value="false" name="RBL_man" title_id="RBL_man_id" desc_id="RBL_ma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an</text:p>
          </table:table-cell>
          <table:table-cell office:value-type="string" calcext:value-type="string">
            <text:p>Undercover</text:p>
          </table:table-cell>
          <table:table-cell table:formula="of:=COM.MICROSOFT.CONCAT([.N117];[.J117];[.O117];[.K117];[.P117])" office:value-type="string" office:string-value="&quot;RBL_man_id&quot;:&quot;Undercover&quot;," calcext:value-type="string">
            <text:p>"RBL_man_id":"Undercov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watchdogs_1_night</text:p>
          </table:table-cell>
          <table:table-cell table:formula="of:=COM.MICROSOFT.CONCAT([.E118];[.A118];[.F118];[.A118];[.G118];[.A118];[.H118])" office:value-type="string" office:string-value="&lt;option type=&quot;bool&quot; default_value=&quot;false&quot; name=&quot;RBL_watchdogs_1_night&quot; title_id=&quot;RBL_watchdogs_1_night_id&quot; desc_id=&quot;RBL_watchdogs_1_night_desc&quot;/&gt;" calcext:value-type="string">
            <text:p>&lt;option type="bool" default_value="false" name="RBL_watchdogs_1_night" title_id="RBL_watchdogs_1_night_id" desc_id="RBL_watchdogs_1_nigh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atchdogs_1_night</text:p>
          </table:table-cell>
          <table:table-cell office:value-type="string" calcext:value-type="string">
            <text:p>Watchdogs (Day 1 | Night)</text:p>
          </table:table-cell>
          <table:table-cell table:formula="of:=COM.MICROSOFT.CONCAT([.N118];[.J118];[.O118];[.K118];[.P118])" office:value-type="string" office:string-value="&quot;RBL_watchdogs_1_night_id&quot;:&quot;Watchdogs (Day 1 | Night)&quot;," calcext:value-type="string">
            <text:p>"RBL_watchdogs_1_night_id":"Watchdogs (Day 1 | 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watchdogs_1</text:p>
          </table:table-cell>
          <table:table-cell table:formula="of:=COM.MICROSOFT.CONCAT([.E119];[.A119];[.F119];[.A119];[.G119];[.A119];[.H119])" office:value-type="string" office:string-value="&lt;option type=&quot;bool&quot; default_value=&quot;false&quot; name=&quot;RBL_watchdogs_1&quot; title_id=&quot;RBL_watchdogs_1_id&quot; desc_id=&quot;RBL_watchdogs_1_desc&quot;/&gt;" calcext:value-type="string">
            <text:p>&lt;option type="bool" default_value="false" name="RBL_watchdogs_1" title_id="RBL_watchdogs_1_id" desc_id="RBL_watchdogs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atchdogs_1</text:p>
          </table:table-cell>
          <table:table-cell office:value-type="string" calcext:value-type="string">
            <text:p>Watchdogs (Day 1)</text:p>
          </table:table-cell>
          <table:table-cell table:formula="of:=COM.MICROSOFT.CONCAT([.N119];[.J119];[.O119];[.K119];[.P119])" office:value-type="string" office:string-value="&quot;RBL_watchdogs_1_id&quot;:&quot;Watchdogs (Day 1)&quot;," calcext:value-type="string">
            <text:p>"RBL_watchdogs_1_id":"Watchdogs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watchdogs_2</text:p>
          </table:table-cell>
          <table:table-cell table:formula="of:=COM.MICROSOFT.CONCAT([.E120];[.A120];[.F120];[.A120];[.G120];[.A120];[.H120])" office:value-type="string" office:string-value="&lt;option type=&quot;bool&quot; default_value=&quot;false&quot; name=&quot;RBL_watchdogs_2&quot; title_id=&quot;RBL_watchdogs_2_id&quot; desc_id=&quot;RBL_watchdogs_2_desc&quot;/&gt;" calcext:value-type="string">
            <text:p>&lt;option type="bool" default_value="false" name="RBL_watchdogs_2" title_id="RBL_watchdogs_2_id" desc_id="RBL_watchdogs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atchdogs_2</text:p>
          </table:table-cell>
          <table:table-cell office:value-type="string" calcext:value-type="string">
            <text:p>Watchdogs (Day 2 | Night)</text:p>
          </table:table-cell>
          <table:table-cell table:formula="of:=COM.MICROSOFT.CONCAT([.N120];[.J120];[.O120];[.K120];[.P120])" office:value-type="string" office:string-value="&quot;RBL_watchdogs_2_id&quot;:&quot;Watchdogs (Day 2 | Night)&quot;," calcext:value-type="string">
            <text:p>"RBL_watchdogs_2_id":"Watchdogs (Day 2 | 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watchdogs_2_day</text:p>
          </table:table-cell>
          <table:table-cell table:formula="of:=COM.MICROSOFT.CONCAT([.E121];[.A121];[.F121];[.A121];[.G121];[.A121];[.H121])" office:value-type="string" office:string-value="&lt;option type=&quot;bool&quot; default_value=&quot;false&quot; name=&quot;RBL_watchdogs_2_day&quot; title_id=&quot;RBL_watchdogs_2_day_id&quot; desc_id=&quot;RBL_watchdogs_2_day_desc&quot;/&gt;" calcext:value-type="string">
            <text:p>&lt;option type="bool" default_value="false" name="RBL_watchdogs_2_day" title_id="RBL_watchdogs_2_day_id" desc_id="RBL_watchdogs_2_da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atchdogs_2_day</text:p>
          </table:table-cell>
          <table:table-cell office:value-type="string" calcext:value-type="string">
            <text:p>Watchdogs (Day 2)</text:p>
          </table:table-cell>
          <table:table-cell table:formula="of:=COM.MICROSOFT.CONCAT([.N121];[.J121];[.O121];[.K121];[.P121])" office:value-type="string" office:string-value="&quot;RBL_watchdogs_2_day_id&quot;:&quot;Watchdogs (Day 2)&quot;," calcext:value-type="string">
            <text:p>"RBL_watchdogs_2_day_id":"Watchdogs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pines</text:p>
          </table:table-cell>
          <table:table-cell table:formula="of:=COM.MICROSOFT.CONCAT([.E122];[.A122];[.F122];[.A122];[.G122];[.A122];[.H122])" office:value-type="string" office:string-value="&lt;option type=&quot;bool&quot; default_value=&quot;false&quot; name=&quot;RBL_pines&quot; title_id=&quot;RBL_pines_id&quot; desc_id=&quot;RBL_pines_desc&quot;/&gt;" calcext:value-type="string">
            <text:p>&lt;option type="bool" default_value="false" name="RBL_pines" title_id="RBL_pines_id" desc_id="RBL_pine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ines</text:p>
          </table:table-cell>
          <table:table-cell office:value-type="string" calcext:value-type="string">
            <text:p>White Xmas</text:p>
          </table:table-cell>
          <table:table-cell table:formula="of:=COM.MICROSOFT.CONCAT([.N122];[.J122];[.O122];[.K122];[.P122])" office:value-type="string" office:string-value="&quot;RBL_pines_id&quot;:&quot;White Xmas&quot;," calcext:value-type="string">
            <text:p>"RBL_pines_id":"White Xma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26"/>
          <table:table-cell table:style-name="ce1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8"/>
          <table:table-cell office:value-type="string" calcext:value-type="string">
            <text:p>Contact</text:p>
          </table:table-cell>
          <table:table-cell table:number-columns-repeated="16"/>
          <table:table-cell table:style-name="ce1"/>
        </table:table-row>
        <table:table-row table:style-name="ro1">
          <table:table-cell office:value-type="string" calcext:value-type="string">
            <text:p>bain</text:p>
          </table:table-cell>
          <table:table-cell table:formula="of:=COM.MICROSOFT.CONCAT([.E125];[.A125];[.F125];[.A125];[.G125];[.A125];[.H125])" office:value-type="string" office:string-value="&lt;option type=&quot;bool&quot; default_value=&quot;false&quot; name=&quot;RBL_bain&quot; title_id=&quot;RBL_bain_id&quot; desc_id=&quot;RBL_bain_desc&quot;/&gt;" calcext:value-type="string">
            <text:p>&lt;option type="bool" default_value="false" name="RBL_bain" title_id="RBL_bain_id" desc_id="RBL_bai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ain</text:p>
          </table:table-cell>
          <table:table-cell office:value-type="string" calcext:value-type="string">
            <text:p>Bain</text:p>
          </table:table-cell>
          <table:table-cell table:formula="of:=COM.MICROSOFT.CONCAT([.N125];[.J125];[.O125];[.K125];[.P125])" office:value-type="string" office:string-value="&quot;RBL_bain_id&quot;:&quot;Bain&quot;," calcext:value-type="string">
            <text:p>"RBL_bain_id":"Bai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blaine</text:p>
          </table:table-cell>
          <table:table-cell table:formula="of:=COM.MICROSOFT.CONCAT([.E126];[.A126];[.F126];[.A126];[.G126];[.A126];[.H126])" office:value-type="string" office:string-value="&lt;option type=&quot;bool&quot; default_value=&quot;false&quot; name=&quot;RBL_blaine&quot; title_id=&quot;RBL_blaine_id&quot; desc_id=&quot;RBL_blaine_desc&quot;/&gt;" calcext:value-type="string">
            <text:p>&lt;option type="bool" default_value="false" name="RBL_blaine" title_id="RBL_blaine_id" desc_id="RBL_blain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laine</text:p>
          </table:table-cell>
          <table:table-cell office:value-type="string" calcext:value-type="string">
            <text:p>Blaine Keegan</text:p>
          </table:table-cell>
          <table:table-cell table:formula="of:=COM.MICROSOFT.CONCAT([.N126];[.J126];[.O126];[.K126];[.P126])" office:value-type="string" office:string-value="&quot;RBL_blaine_id&quot;:&quot;Blaine Keegan&quot;," calcext:value-type="string">
            <text:p>"RBL_blaine_id":"Blaine Keega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classics</text:p>
          </table:table-cell>
          <table:table-cell table:formula="of:=COM.MICROSOFT.CONCAT([.E127];[.A127];[.F127];[.A127];[.G127];[.A127];[.H127])" office:value-type="string" office:string-value="&lt;option type=&quot;bool&quot; default_value=&quot;false&quot; name=&quot;RBL_classics&quot; title_id=&quot;RBL_classics_id&quot; desc_id=&quot;RBL_classics_desc&quot;/&gt;" calcext:value-type="string">
            <text:p>&lt;option type="bool" default_value="false" name="RBL_classics" title_id="RBL_classics_id" desc_id="RBL_classic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lassics</text:p>
          </table:table-cell>
          <table:table-cell office:value-type="string" calcext:value-type="string">
            <text:p>Classic</text:p>
          </table:table-cell>
          <table:table-cell table:formula="of:=COM.MICROSOFT.CONCAT([.N127];[.J127];[.O127];[.K127];[.P127])" office:value-type="string" office:string-value="&quot;RBL_classics_id&quot;:&quot;Classic&quot;," calcext:value-type="string">
            <text:p>"RBL_classics_id":"Classic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mcshay</text:p>
          </table:table-cell>
          <table:table-cell table:formula="of:=COM.MICROSOFT.CONCAT([.E128];[.A128];[.F128];[.A128];[.G128];[.A128];[.H128])" office:value-type="string" office:string-value="&lt;option type=&quot;bool&quot; default_value=&quot;false&quot; name=&quot;RBL_mcshay&quot; title_id=&quot;RBL_mcshay_id&quot; desc_id=&quot;RBL_mcshay_desc&quot;/&gt;" calcext:value-type="string">
            <text:p>&lt;option type="bool" default_value="false" name="RBL_mcshay" title_id="RBL_mcshay_id" desc_id="RBL_mcsha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cshay</text:p>
          </table:table-cell>
          <table:table-cell office:value-type="string" calcext:value-type="string">
            <text:p>Gemma Mcshay</text:p>
          </table:table-cell>
          <table:table-cell table:formula="of:=COM.MICROSOFT.CONCAT([.N128];[.J128];[.O128];[.K128];[.P128])" office:value-type="string" office:string-value="&quot;RBL_mcshay_id&quot;:&quot;Gemma Mcshay&quot;," calcext:value-type="string">
            <text:p>"RBL_mcshay_id":"Gemma Mcshay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hector</text:p>
          </table:table-cell>
          <table:table-cell table:formula="of:=COM.MICROSOFT.CONCAT([.E129];[.A129];[.F129];[.A129];[.G129];[.A129];[.H129])" office:value-type="string" office:string-value="&lt;option type=&quot;bool&quot; default_value=&quot;false&quot; name=&quot;RBL_hector&quot; title_id=&quot;RBL_hector_id&quot; desc_id=&quot;RBL_hector_desc&quot;/&gt;" calcext:value-type="string">
            <text:p>&lt;option type="bool" default_value="false" name="RBL_hector" title_id="RBL_hector_id" desc_id="RBL_hecto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ector</text:p>
          </table:table-cell>
          <table:table-cell office:value-type="string" calcext:value-type="string">
            <text:p>Hector</text:p>
          </table:table-cell>
          <table:table-cell table:formula="of:=COM.MICROSOFT.CONCAT([.N129];[.J129];[.O129];[.K129];[.P129])" office:value-type="string" office:string-value="&quot;RBL_hector_id&quot;:&quot;Hector&quot;," calcext:value-type="string">
            <text:p>"RBL_hector_id":"Hecto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jimmy</text:p>
          </table:table-cell>
          <table:table-cell table:formula="of:=COM.MICROSOFT.CONCAT([.E130];[.A130];[.F130];[.A130];[.G130];[.A130];[.H130])" office:value-type="string" office:string-value="&lt;option type=&quot;bool&quot; default_value=&quot;false&quot; name=&quot;RBL_jimmy&quot; title_id=&quot;RBL_jimmy_id&quot; desc_id=&quot;RBL_jimmy_desc&quot;/&gt;" calcext:value-type="string">
            <text:p>&lt;option type="bool" default_value="false" name="RBL_jimmy" title_id="RBL_jimmy_id" desc_id="RBL_jimm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jimmy</text:p>
          </table:table-cell>
          <table:table-cell office:value-type="string" calcext:value-type="string">
            <text:p>Jimmy</text:p>
          </table:table-cell>
          <table:table-cell table:formula="of:=COM.MICROSOFT.CONCAT([.N130];[.J130];[.O130];[.K130];[.P130])" office:value-type="string" office:string-value="&quot;RBL_jimmy_id&quot;:&quot;Jimmy&quot;," calcext:value-type="string">
            <text:p>"RBL_jimmy_id":"Jimmy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jiu</text:p>
          </table:table-cell>
          <table:table-cell table:formula="of:=COM.MICROSOFT.CONCAT([.E131];[.A131];[.F131];[.A131];[.G131];[.A131];[.H131])" office:value-type="string" office:string-value="&lt;option type=&quot;bool&quot; default_value=&quot;false&quot; name=&quot;RBL_jiu&quot; title_id=&quot;RBL_jiu_id&quot; desc_id=&quot;RBL_jiu_desc&quot;/&gt;" calcext:value-type="string">
            <text:p>&lt;option type="bool" default_value="false" name="RBL_jiu" title_id="RBL_jiu_id" desc_id="RBL_jiu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jiu</text:p>
          </table:table-cell>
          <table:table-cell office:value-type="string" calcext:value-type="string">
            <text:p>Jiu Feng</text:p>
          </table:table-cell>
          <table:table-cell table:formula="of:=COM.MICROSOFT.CONCAT([.N131];[.J131];[.O131];[.K131];[.P131])" office:value-type="string" office:string-value="&quot;RBL_jiu_id&quot;:&quot;Jiu Feng&quot;," calcext:value-type="string">
            <text:p>"RBL_jiu_id":"Jiu Feng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cke</text:p>
          </table:table-cell>
          <table:table-cell table:formula="of:=COM.MICROSOFT.CONCAT([.E132];[.A132];[.F132];[.A132];[.G132];[.A132];[.H132])" office:value-type="string" office:string-value="&lt;option type=&quot;bool&quot; default_value=&quot;false&quot; name=&quot;RBL_locke&quot; title_id=&quot;RBL_locke_id&quot; desc_id=&quot;RBL_locke_desc&quot;/&gt;" calcext:value-type="string">
            <text:p>&lt;option type="bool" default_value="false" name="RBL_locke" title_id="RBL_locke_id" desc_id="RBL_lock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locke</text:p>
          </table:table-cell>
          <table:table-cell office:value-type="string" calcext:value-type="string">
            <text:p>Locke</text:p>
          </table:table-cell>
          <table:table-cell table:formula="of:=COM.MICROSOFT.CONCAT([.N132];[.J132];[.O132];[.K132];[.P132])" office:value-type="string" office:string-value="&quot;RBL_locke_id&quot;:&quot;Locke&quot;," calcext:value-type="string">
            <text:p>"RBL_locke_id":"Lock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ayu</text:p>
          </table:table-cell>
          <table:table-cell table:formula="of:=COM.MICROSOFT.CONCAT([.E133];[.A133];[.F133];[.A133];[.G133];[.A133];[.H133])" office:value-type="string" office:string-value="&lt;option type=&quot;bool&quot; default_value=&quot;false&quot; name=&quot;RBL_shayu&quot; title_id=&quot;RBL_shayu_id&quot; desc_id=&quot;RBL_shayu_desc&quot;/&gt;" calcext:value-type="string">
            <text:p>&lt;option type="bool" default_value="false" name="RBL_shayu" title_id="RBL_shayu_id" desc_id="RBL_shayu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hayu</text:p>
          </table:table-cell>
          <table:table-cell office:value-type="string" calcext:value-type="string">
            <text:p>Shayu</text:p>
          </table:table-cell>
          <table:table-cell table:formula="of:=COM.MICROSOFT.CONCAT([.N133];[.J133];[.O133];[.K133];[.P133])" office:value-type="string" office:string-value="&quot;RBL_shayu_id&quot;:&quot;Shayu&quot;," calcext:value-type="string">
            <text:p>"RBL_shayu_id":"Shayu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tcher</text:p>
          </table:table-cell>
          <table:table-cell table:formula="of:=COM.MICROSOFT.CONCAT([.E134];[.A134];[.F134];[.A134];[.G134];[.A134];[.H134])" office:value-type="string" office:string-value="&lt;option type=&quot;bool&quot; default_value=&quot;false&quot; name=&quot;RBL_butcher&quot; title_id=&quot;RBL_butcher_id&quot; desc_id=&quot;RBL_butcher_desc&quot;/&gt;" calcext:value-type="string">
            <text:p>&lt;option type="bool" default_value="false" name="RBL_butcher" title_id="RBL_butcher_id" desc_id="RBL_butche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utcher</text:p>
          </table:table-cell>
          <table:table-cell office:value-type="string" calcext:value-type="string">
            <text:p>The Butcher</text:p>
          </table:table-cell>
          <table:table-cell table:formula="of:=COM.MICROSOFT.CONCAT([.N134];[.J134];[.O134];[.K134];[.P134])" office:value-type="string" office:string-value="&quot;RBL_butcher_id&quot;:&quot;The Butcher&quot;," calcext:value-type="string">
            <text:p>"RBL_butcher_id":"The Butch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inental</text:p>
          </table:table-cell>
          <table:table-cell table:formula="of:=COM.MICROSOFT.CONCAT([.E135];[.A135];[.F135];[.A135];[.G135];[.A135];[.H135])" office:value-type="string" office:string-value="&lt;option type=&quot;bool&quot; default_value=&quot;false&quot; name=&quot;RBL_continental&quot; title_id=&quot;RBL_continental_id&quot; desc_id=&quot;RBL_continental_desc&quot;/&gt;" calcext:value-type="string">
            <text:p>&lt;option type="bool" default_value="false" name="RBL_continental" title_id="RBL_continental_id" desc_id="RBL_continental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ontinental</text:p>
          </table:table-cell>
          <table:table-cell office:value-type="string" calcext:value-type="string">
            <text:p>The Continental</text:p>
          </table:table-cell>
          <table:table-cell table:formula="of:=COM.MICROSOFT.CONCAT([.N135];[.J135];[.O135];[.K135];[.P135])" office:value-type="string" office:string-value="&quot;RBL_continental_id&quot;:&quot;The Continental&quot;," calcext:value-type="string">
            <text:p>"RBL_continental_id":"The Continental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tist</text:p>
          </table:table-cell>
          <table:table-cell table:formula="of:=COM.MICROSOFT.CONCAT([.E136];[.A136];[.F136];[.A136];[.G136];[.A136];[.H136])" office:value-type="string" office:string-value="&lt;option type=&quot;bool&quot; default_value=&quot;false&quot; name=&quot;RBL_dentist&quot; title_id=&quot;RBL_dentist_id&quot; desc_id=&quot;RBL_dentist_desc&quot;/&gt;" calcext:value-type="string">
            <text:p>&lt;option type="bool" default_value="false" name="RBL_dentist" title_id="RBL_dentist_id" desc_id="RBL_dentis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dentist</text:p>
          </table:table-cell>
          <table:table-cell office:value-type="string" calcext:value-type="string">
            <text:p>The Dentist</text:p>
          </table:table-cell>
          <table:table-cell table:formula="of:=COM.MICROSOFT.CONCAT([.N136];[.J136];[.O136];[.K136];[.P136])" office:value-type="string" office:string-value="&quot;RBL_dentist_id&quot;:&quot;The Dentist&quot;," calcext:value-type="string">
            <text:p>"RBL_dentist_id":"The Dent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phant</text:p>
          </table:table-cell>
          <table:table-cell table:formula="of:=COM.MICROSOFT.CONCAT([.E137];[.A137];[.F137];[.A137];[.G137];[.A137];[.H137])" office:value-type="string" office:string-value="&lt;option type=&quot;bool&quot; default_value=&quot;false&quot; name=&quot;RBL_elephant&quot; title_id=&quot;RBL_elephant_id&quot; desc_id=&quot;RBL_elephant_desc&quot;/&gt;" calcext:value-type="string">
            <text:p>&lt;option type="bool" default_value="false" name="RBL_elephant" title_id="RBL_elephant_id" desc_id="RBL_elephan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lephant</text:p>
          </table:table-cell>
          <table:table-cell office:value-type="string" calcext:value-type="string">
            <text:p>The Elephant</text:p>
          </table:table-cell>
          <table:table-cell table:formula="of:=COM.MICROSOFT.CONCAT([.N137];[.J137];[.O137];[.K137];[.P137])" office:value-type="string" office:string-value="&quot;RBL_elephant_id&quot;:&quot;The Elephant&quot;," calcext:value-type="string">
            <text:p>"RBL_elephant_id":"The Elephan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lad</text:p>
          </table:table-cell>
          <table:table-cell table:formula="of:=COM.MICROSOFT.CONCAT([.E138];[.A138];[.F138];[.A138];[.G138];[.A138];[.H138])" office:value-type="string" office:string-value="&lt;option type=&quot;bool&quot; default_value=&quot;false&quot; name=&quot;RBL_vlad&quot; title_id=&quot;RBL_vlad_id&quot; desc_id=&quot;RBL_vlad_desc&quot;/&gt;" calcext:value-type="string">
            <text:p>&lt;option type="bool" default_value="false" name="RBL_vlad" title_id="RBL_vlad_id" desc_id="RBL_vla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vlad</text:p>
          </table:table-cell>
          <table:table-cell office:value-type="string" calcext:value-type="string">
            <text:p>Vlad</text:p>
          </table:table-cell>
          <table:table-cell table:formula="of:=COM.MICROSOFT.CONCAT([.N138];[.J138];[.O138];[.K138];[.P138])" office:value-type="string" office:string-value="&quot;RBL_vlad_id&quot;:&quot;Vlad&quot;," calcext:value-type="string">
            <text:p>"RBL_vlad_id":"Vla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m</text:p>
          </table:table-cell>
          <table:table-cell table:style-name="ce2" office:value-type="string" calcext:value-type="string">
            <text:p>--Doesn't need a button--</text:p>
          </table:table-cell>
          <table:table-cell table:number-columns-repeated="7"/>
          <table:table-cell office:value-type="string" calcext:value-type="string">
            <text:p>custom</text:p>
          </table:table-cell>
          <table:table-cell office:value-type="string" calcext:value-type="string">
            <text:p>Custom Heists</text:p>
          </table:table-cell>
          <table:table-cell table:formula="of:=COM.MICROSOFT.CONCAT([.N141];[.J141];[.O141];[.K141];[.P141])" office:value-type="string" office:string-value="&quot;RBL_custom_id&quot;:&quot;Custom Heists&quot;," calcext:value-type="string">
            <text:p>"RBL_custom_id":"Custom Heist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dout</text:p>
          </table:table-cell>
          <table:table-cell table:formula="of:=COM.MICROSOFT.CONCAT([.E142];[.A142];[.F142];[.A142];[.G142];[.A142];[.H142])" office:value-type="string" office:string-value="&lt;option type=&quot;bool&quot; default_value=&quot;false&quot; name=&quot;RBL_holdout&quot; title_id=&quot;RBL_holdout_id&quot; desc_id=&quot;RBL_holdout_desc&quot;/&gt;" calcext:value-type="string">
            <text:p>&lt;option type="bool" default_value="false" name="RBL_holdout" title_id="RBL_holdout_id" desc_id="RBL_holdou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oldout</text:p>
          </table:table-cell>
          <table:table-cell office:value-type="string" calcext:value-type="string">
            <text:p>Holdouts</text:p>
          </table:table-cell>
          <table:table-cell table:formula="of:=COM.MICROSOFT.CONCAT([.N142];[.J142];[.O142];[.K142];[.P142])" office:value-type="string" office:string-value="&quot;RBL_holdout_id&quot;:&quot;Holdouts&quot;," calcext:value-type="string">
            <text:p>"RBL_holdout_id":"Holdout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escapes</text:p>
          </table:table-cell>
          <table:table-cell table:formula="of:=COM.MICROSOFT.CONCAT([.E143];[.A143];[.F143];[.A143];[.G143];[.A143];[.H143])" office:value-type="string" office:string-value="&lt;option type=&quot;bool&quot; default_value=&quot;false&quot; name=&quot;RBL_escapes&quot; title_id=&quot;RBL_escapes_id&quot; desc_id=&quot;RBL_escapes_desc&quot;/&gt;" calcext:value-type="string">
            <text:p>&lt;option type="bool" default_value="false" name="RBL_escapes" title_id="RBL_escapes_id" desc_id="RBL_escape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Escapes</text:p>
          </table:table-cell>
          <table:table-cell table:formula="of:=COM.MICROSOFT.CONCAT([.N143];[.J143];[.O143];[.K143];[.P143])" office:value-type="string" office:string-value="&quot;RBL_escapes_id&quot;:&quot;Escapes&quot;," calcext:value-type="string">
            <text:p>"RBL_escapes_id":"Escape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events</text:p>
          </table:table-cell>
          <table:table-cell table:formula="of:=COM.MICROSOFT.CONCAT([.E144];[.A144];[.F144];[.A144];[.G144];[.A144];[.H144])" office:value-type="string" office:string-value="&lt;option type=&quot;bool&quot; default_value=&quot;false&quot; name=&quot;RBL_events&quot; title_id=&quot;RBL_events_id&quot; desc_id=&quot;RBL_events_desc&quot;/&gt;" calcext:value-type="string">
            <text:p>&lt;option type="bool" default_value="false" name="RBL_events" title_id="RBL_events_id" desc_id="RBL_event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Events</text:p>
          </table:table-cell>
          <table:table-cell table:formula="of:=COM.MICROSOFT.CONCAT([.N144];[.J144];[.O144];[.K144];[.P144])" office:value-type="string" office:string-value="&quot;RBL_events_id&quot;:&quot;Events&quot;," calcext:value-type="string">
            <text:p>"RBL_events_id":"Event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ransport</text:p>
          </table:table-cell>
          <table:table-cell table:formula="of:=COM.MICROSOFT.CONCAT([.E145];[.A145];[.F145];[.A145];[.G145];[.A145];[.H145])" office:value-type="string" office:string-value="&lt;option type=&quot;bool&quot; default_value=&quot;false&quot; name=&quot;RBL_transport&quot; title_id=&quot;RBL_transport_id&quot; desc_id=&quot;RBL_transport_desc&quot;/&gt;" calcext:value-type="string">
            <text:p>&lt;option type="bool" default_value="false" name="RBL_transport" title_id="RBL_transport_id" desc_id="RBL_transpor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Transport</text:p>
          </table:table-cell>
          <table:table-cell table:formula="of:=COM.MICROSOFT.CONCAT([.N145];[.J145];[.O145];[.K145];[.P145])" office:value-type="string" office:string-value="&quot;RBL_transport_id&quot;:&quot;Transport&quot;," calcext:value-type="string">
            <text:p>"RBL_transport_id":"Transpor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alth</text:p>
          </table:table-cell>
          <table:table-cell table:formula="of:=COM.MICROSOFT.CONCAT([.E146];[.A146];[.F146];[.A146];[.G146];[.A146];[.H146])" office:value-type="string" office:string-value="&lt;option type=&quot;bool&quot; default_value=&quot;false&quot; name=&quot;RBL_stealth&quot; title_id=&quot;RBL_stealth_id&quot; desc_id=&quot;RBL_stealth_desc&quot;/&gt;" calcext:value-type="string">
            <text:p>&lt;option type="bool" default_value="false" name="RBL_stealth" title_id="RBL_stealth_id" desc_id="RBL_stealt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tealth</text:p>
          </table:table-cell>
          <table:table-cell office:value-type="string" calcext:value-type="string">
            <text:p>Stealth Only</text:p>
          </table:table-cell>
          <table:table-cell table:formula="of:=COM.MICROSOFT.CONCAT([.N146];[.J146];[.O146];[.K146];[.P146])" office:value-type="string" office:string-value="&quot;RBL_stealth_id&quot;:&quot;Stealth Only&quot;," calcext:value-type="string">
            <text:p>"RBL_stealth_id":"Stealth Only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s</text:p>
          </table:table-cell>
          <table:table-cell table:formula="of:=COM.MICROSOFT.CONCAT([.E147];[.A147];[.F147];[.A147];[.G147];[.A147];[.H147])" office:value-type="string" office:string-value="&lt;option type=&quot;bool&quot; default_value=&quot;false&quot; name=&quot;RBL_trades&quot; title_id=&quot;RBL_trades_id&quot; desc_id=&quot;RBL_trades_desc&quot;/&gt;" calcext:value-type="string">
            <text:p>&lt;option type="bool" default_value="false" name="RBL_trades" title_id="RBL_trades_id" desc_id="RBL_trade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trades</text:p>
          </table:table-cell>
          <table:table-cell office:value-type="string" calcext:value-type="string">
            <text:p>Trade Days (Framing Frame 2 and Rats 2)</text:p>
          </table:table-cell>
          <table:table-cell table:formula="of:=COM.MICROSOFT.CONCAT([.N147];[.J147];[.O147];[.K147];[.P147])" office:value-type="string" office:string-value="&quot;RBL_trades_id&quot;:&quot;Trade Days (Framing Frame 2 and Rats 2)&quot;," calcext:value-type="string">
            <text:p>"RBL_trades_id":"Trade Days (Framing Frame 2 and Rats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ort</text:p>
          </table:table-cell>
          <table:table-cell table:formula="of:=COM.MICROSOFT.CONCAT([.E148];[.A148];[.F148];[.A148];[.G148];[.A148];[.H148])" office:value-type="string" office:string-value="&lt;option type=&quot;bool&quot; default_value=&quot;false&quot; name=&quot;RBL_short&quot; title_id=&quot;RBL_short_id&quot; desc_id=&quot;RBL_short_desc&quot;/&gt;" calcext:value-type="string">
            <text:p>&lt;option type="bool" default_value="false" name="RBL_short" title_id="RBL_short_id" desc_id="RBL_shor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hort</text:p>
          </table:table-cell>
          <table:table-cell office:value-type="string" calcext:value-type="string">
            <text:p>Short Heists (Work in Progress)</text:p>
          </table:table-cell>
          <table:table-cell table:formula="of:=COM.MICROSOFT.CONCAT([.N148];[.J148];[.O148];[.K148];[.P148])" office:value-type="string" office:string-value="&quot;RBL_short_id&quot;:&quot;Short Heists (Work in Progress)&quot;," calcext:value-type="string">
            <text:p>"RBL_short_id":"Short Heists (Work in Progress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ium</text:p>
          </table:table-cell>
          <table:table-cell table:formula="of:=COM.MICROSOFT.CONCAT([.E149];[.A149];[.F149];[.A149];[.G149];[.A149];[.H149])" office:value-type="string" office:string-value="&lt;option type=&quot;bool&quot; default_value=&quot;false&quot; name=&quot;RBL_medium&quot; title_id=&quot;RBL_medium_id&quot; desc_id=&quot;RBL_medium_desc&quot;/&gt;" calcext:value-type="string">
            <text:p>&lt;option type="bool" default_value="false" name="RBL_medium" title_id="RBL_medium_id" desc_id="RBL_medium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Medium Heists (Work in Progress)</text:p>
          </table:table-cell>
          <table:table-cell table:formula="of:=COM.MICROSOFT.CONCAT([.N149];[.J149];[.O149];[.K149];[.P149])" office:value-type="string" office:string-value="&quot;RBL_medium_id&quot;:&quot;Medium Heists (Work in Progress)&quot;," calcext:value-type="string">
            <text:p>"RBL_medium_id":"Medium Heists (Work in Progress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ng</text:p>
          </table:table-cell>
          <table:table-cell table:formula="of:=COM.MICROSOFT.CONCAT([.E150];[.A150];[.F150];[.A150];[.G150];[.A150];[.H150])" office:value-type="string" office:string-value="&lt;option type=&quot;bool&quot; default_value=&quot;false&quot; name=&quot;RBL_long&quot; title_id=&quot;RBL_long_id&quot; desc_id=&quot;RBL_long_desc&quot;/&gt;" calcext:value-type="string">
            <text:p>&lt;option type="bool" default_value="false" name="RBL_long" title_id="RBL_long_id" desc_id="RBL_long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Long Heists (Work in Progress)</text:p>
          </table:table-cell>
          <table:table-cell table:formula="of:=COM.MICROSOFT.CONCAT([.N150];[.J150];[.O150];[.K150];[.P150])" office:value-type="string" office:string-value="&quot;RBL_long_id&quot;:&quot;Long Heists (Work in Progress)&quot;," calcext:value-type="string">
            <text:p>"RBL_long_id":"Long Heists (Work in Progress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Stealth</text:p>
          </table:table-cell>
          <table:table-cell table:number-columns-repeated="8"/>
          <table:table-cell office:value-type="string" calcext:value-type="string">
            <text:p>St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g</text:p>
          </table:table-cell>
          <table:table-cell table:formula="of:=COM.MICROSOFT.CONCAT([.E153];[.A153];[.F153];[.A153];[.G153];[.A153];[.H153])" office:value-type="string" office:string-value="&lt;option type=&quot;bool&quot; default_value=&quot;false&quot; name=&quot;RBL_tag&quot; title_id=&quot;RBL_tag_id&quot; desc_id=&quot;RBL_tag_desc&quot;/&gt;" calcext:value-type="string">
            <text:p>&lt;option type="bool" default_value="false" name="RBL_tag" title_id="RBL_tag_id" desc_id="RBL_tag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Breakin’ Feds</text:p>
          </table:table-cell>
          <table:table-cell table:formula="of:=COM.MICROSOFT.CONCAT([.N153];[.J153];[.O153];[.K153];[.P153])" office:value-type="string" office:string-value="&quot;RBL_tag_id&quot;:&quot;Breakin’ Feds&quot;," calcext:value-type="string">
            <text:p>"RBL_tag_id":"Breakin’ Fed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ge</text:p>
          </table:table-cell>
          <table:table-cell table:formula="of:=COM.MICROSOFT.CONCAT([.E154];[.A154];[.F154];[.A154];[.G154];[.A154];[.H154])" office:value-type="string" office:string-value="&lt;option type=&quot;bool&quot; default_value=&quot;false&quot; name=&quot;RBL_cage&quot; title_id=&quot;RBL_cage_id&quot; desc_id=&quot;RBL_cage_desc&quot;/&gt;" calcext:value-type="string">
            <text:p>&lt;option type="bool" default_value="false" name="RBL_cage" title_id="RBL_cage_id" desc_id="RBL_cag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age</text:p>
          </table:table-cell>
          <table:table-cell office:value-type="string" calcext:value-type="string">
            <text:p>Car Shop</text:p>
          </table:table-cell>
          <table:table-cell table:formula="of:=COM.MICROSOFT.CONCAT([.N154];[.J154];[.O154];[.K154];[.P154])" office:value-type="string" office:string-value="&quot;RBL_cage_id&quot;:&quot;Car Shop&quot;," calcext:value-type="string">
            <text:p>"RBL_cage_id":"Car Shop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k</text:p>
          </table:table-cell>
          <table:table-cell table:formula="of:=COM.MICROSOFT.CONCAT([.E155];[.A155];[.F155];[.A155];[.G155];[.A155];[.H155])" office:value-type="string" office:string-value="&lt;option type=&quot;bool&quot; default_value=&quot;false&quot; name=&quot;RBL_dark&quot; title_id=&quot;RBL_dark_id&quot; desc_id=&quot;RBL_dark_desc&quot;/&gt;" calcext:value-type="string">
            <text:p>&lt;option type="bool" default_value="false" name="RBL_dark" title_id="RBL_dark_id" desc_id="RBL_dark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Murky Station</text:p>
          </table:table-cell>
          <table:table-cell table:formula="of:=COM.MICROSOFT.CONCAT([.N155];[.J155];[.O155];[.K155];[.P155])" office:value-type="string" office:string-value="&quot;RBL_dark_id&quot;:&quot;Murky Station&quot;," calcext:value-type="string">
            <text:p>"RBL_dark_id":"Murky Statio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ugi</text:p>
          </table:table-cell>
          <table:table-cell table:formula="of:=COM.MICROSOFT.CONCAT([.E156];[.A156];[.F156];[.A156];[.G156];[.A156];[.H156])" office:value-type="string" office:string-value="&lt;option type=&quot;bool&quot; default_value=&quot;false&quot; name=&quot;RBL_kosugi&quot; title_id=&quot;RBL_kosugi_id&quot; desc_id=&quot;RBL_kosugi_desc&quot;/&gt;" calcext:value-type="string">
            <text:p>&lt;option type="bool" default_value="false" name="RBL_kosugi" title_id="RBL_kosugi_id" desc_id="RBL_kosugi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kosugi</text:p>
          </table:table-cell>
          <table:table-cell office:value-type="string" calcext:value-type="string">
            <text:p>Shadow Raid</text:p>
          </table:table-cell>
          <table:table-cell table:formula="of:=COM.MICROSOFT.CONCAT([.N156];[.J156];[.O156];[.K156];[.P156])" office:value-type="string" office:string-value="&quot;RBL_kosugi_id&quot;:&quot;Shadow Raid&quot;," calcext:value-type="string">
            <text:p>"RBL_kosugi_id":"Shadow Rai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h</text:p>
          </table:table-cell>
          <table:table-cell table:formula="of:=COM.MICROSOFT.CONCAT([.E157];[.A157];[.F157];[.A157];[.G157];[.A157];[.H157])" office:value-type="string" office:string-value="&lt;option type=&quot;bool&quot; default_value=&quot;false&quot; name=&quot;RBL_fish&quot; title_id=&quot;RBL_fish_id&quot; desc_id=&quot;RBL_fish_desc&quot;/&gt;" calcext:value-type="string">
            <text:p>&lt;option type="bool" default_value="false" name="RBL_fish" title_id="RBL_fish_id" desc_id="RBL_fis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The Yacht Heist</text:p>
          </table:table-cell>
          <table:table-cell table:formula="of:=COM.MICROSOFT.CONCAT([.N157];[.J157];[.O157];[.K157];[.P157])" office:value-type="string" office:string-value="&quot;RBL_fish_id&quot;:&quot;The Yacht Heist&quot;," calcext:value-type="string">
            <text:p>"RBL_fish_id":"The Yacht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Stealthable</text:p>
          </table:table-cell>
          <table:table-cell table:number-columns-repeated="8"/>
          <table:table-cell office:value-type="string" calcext:value-type="string">
            <text:p>Stealthab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llery</text:p>
          </table:table-cell>
          <table:table-cell table:formula="of:=COM.MICROSOFT.CONCAT([.E160];[.A160];[.F160];[.A160];[.G160];[.A160];[.H160])" office:value-type="string" office:string-value="&lt;option type=&quot;bool&quot; default_value=&quot;false&quot; name=&quot;RBL_gallery&quot; title_id=&quot;RBL_gallery_id&quot; desc_id=&quot;RBL_gallery_desc&quot;/&gt;" calcext:value-type="string">
            <text:p>&lt;option type="bool" default_value="false" name="RBL_gallery" title_id="RBL_gallery_id" desc_id="RBL_galler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gallery</text:p>
          </table:table-cell>
          <table:table-cell office:value-type="string" calcext:value-type="string">
            <text:p>Art Gallery</text:p>
          </table:table-cell>
          <table:table-cell table:formula="of:=COM.MICROSOFT.CONCAT([.N160];[.J160];[.O160];[.K160];[.P160])" office:value-type="string" office:string-value="&quot;RBL_gallery_id&quot;:&quot;Art Gallery&quot;," calcext:value-type="string">
            <text:p>"RBL_gallery_id":"Art Gallery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nchbank_cash</text:p>
          </table:table-cell>
          <table:table-cell table:formula="of:=COM.MICROSOFT.CONCAT([.E161];[.A161];[.F161];[.A161];[.G161];[.A161];[.H161])" office:value-type="string" office:string-value="&lt;option type=&quot;bool&quot; default_value=&quot;false&quot; name=&quot;RBL_branchbank_cash&quot; title_id=&quot;RBL_branchbank_cash_id&quot; desc_id=&quot;RBL_branchbank_cash_desc&quot;/&gt;" calcext:value-type="string">
            <text:p>&lt;option type="bool" default_value="false" name="RBL_branchbank_cash" title_id="RBL_branchbank_cash_id" desc_id="RBL_branchbank_cas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ranchbank_cash</text:p>
          </table:table-cell>
          <table:table-cell office:value-type="string" calcext:value-type="string">
            <text:p>Bank Heist: Cash</text:p>
          </table:table-cell>
          <table:table-cell table:formula="of:=COM.MICROSOFT.CONCAT([.N161];[.J161];[.O161];[.K161];[.P161])" office:value-type="string" office:string-value="&quot;RBL_branchbank_cash_id&quot;:&quot;Bank Heist: Cash&quot;," calcext:value-type="string">
            <text:p>"RBL_branchbank_cash_id":"Bank Heist: Cash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nchbank_deposit</text:p>
          </table:table-cell>
          <table:table-cell table:formula="of:=COM.MICROSOFT.CONCAT([.E162];[.A162];[.F162];[.A162];[.G162];[.A162];[.H162])" office:value-type="string" office:string-value="&lt;option type=&quot;bool&quot; default_value=&quot;false&quot; name=&quot;RBL_branchbank_deposit&quot; title_id=&quot;RBL_branchbank_deposit_id&quot; desc_id=&quot;RBL_branchbank_deposit_desc&quot;/&gt;" calcext:value-type="string">
            <text:p>&lt;option type="bool" default_value="false" name="RBL_branchbank_deposit" title_id="RBL_branchbank_deposit_id" desc_id="RBL_branchbank_deposi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ranchbank_deposit</text:p>
          </table:table-cell>
          <table:table-cell office:value-type="string" calcext:value-type="string">
            <text:p>Bank Heist: Deposit</text:p>
          </table:table-cell>
          <table:table-cell table:formula="of:=COM.MICROSOFT.CONCAT([.N162];[.J162];[.O162];[.K162];[.P162])" office:value-type="string" office:string-value="&quot;RBL_branchbank_deposit_id&quot;:&quot;Bank Heist: Deposit&quot;," calcext:value-type="string">
            <text:p>"RBL_branchbank_deposit_id":"Bank Heist: Deposi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nchbank_gold</text:p>
          </table:table-cell>
          <table:table-cell table:formula="of:=COM.MICROSOFT.CONCAT([.E163];[.A163];[.F163];[.A163];[.G163];[.A163];[.H163])" office:value-type="string" office:string-value="&lt;option type=&quot;bool&quot; default_value=&quot;false&quot; name=&quot;RBL_branchbank_gold&quot; title_id=&quot;RBL_branchbank_gold_id&quot; desc_id=&quot;RBL_branchbank_gold_desc&quot;/&gt;" calcext:value-type="string">
            <text:p>&lt;option type="bool" default_value="false" name="RBL_branchbank_gold" title_id="RBL_branchbank_gold_id" desc_id="RBL_branchbank_gol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ranchbank_gold</text:p>
          </table:table-cell>
          <table:table-cell office:value-type="string" calcext:value-type="string">
            <text:p>Bank Heist: Gold</text:p>
          </table:table-cell>
          <table:table-cell table:formula="of:=COM.MICROSOFT.CONCAT([.N163];[.J163];[.O163];[.K163];[.P163])" office:value-type="string" office:string-value="&quot;RBL_branchbank_gold_id&quot;:&quot;Bank Heist: Gold&quot;," calcext:value-type="string">
            <text:p>"RBL_branchbank_gold_id":"Bank Heist: Gol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nchbank_random</text:p>
          </table:table-cell>
          <table:table-cell table:formula="of:=COM.MICROSOFT.CONCAT([.E164];[.A164];[.F164];[.A164];[.G164];[.A164];[.H164])" office:value-type="string" office:string-value="&lt;option type=&quot;bool&quot; default_value=&quot;false&quot; name=&quot;RBL_branchbank_random&quot; title_id=&quot;RBL_branchbank_random_id&quot; desc_id=&quot;RBL_branchbank_random_desc&quot;/&gt;" calcext:value-type="string">
            <text:p>&lt;option type="bool" default_value="false" name="RBL_branchbank_random" title_id="RBL_branchbank_random_id" desc_id="RBL_branchbank_random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ranchbank_random</text:p>
          </table:table-cell>
          <table:table-cell office:value-type="string" calcext:value-type="string">
            <text:p>Bank Heist: Random</text:p>
          </table:table-cell>
          <table:table-cell table:formula="of:=COM.MICROSOFT.CONCAT([.N164];[.J164];[.O164];[.K164];[.P164])" office:value-type="string" office:string-value="&quot;RBL_branchbank_random_id&quot;:&quot;Bank Heist: Random&quot;," calcext:value-type="string">
            <text:p>"RBL_branchbank_random_id":"Bank Heist: Random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elcome_to_the_jungle_1_night</text:p>
          </table:table-cell>
          <table:table-cell table:formula="of:=COM.MICROSOFT.CONCAT([.E165];[.A165];[.F165];[.A165];[.G165];[.A165];[.H165])" office:value-type="string" office:string-value="&lt;option type=&quot;bool&quot; default_value=&quot;false&quot; name=&quot;RBL_welcome_to_the_jungle_1_night&quot; title_id=&quot;RBL_welcome_to_the_jungle_1_night_id&quot; desc_id=&quot;RBL_welcome_to_the_jungle_1_night_desc&quot;/&gt;" calcext:value-type="string">
            <text:p>&lt;option type="bool" default_value="false" name="RBL_welcome_to_the_jungle_1_night" title_id="RBL_welcome_to_the_jungle_1_night_id" desc_id="RBL_welcome_to_the_jungle_1_nigh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elcome_to_the_jungle_1_night</text:p>
          </table:table-cell>
          <table:table-cell office:value-type="string" calcext:value-type="string">
            <text:p>Big Oil (Day 1 | Night)</text:p>
          </table:table-cell>
          <table:table-cell table:formula="of:=COM.MICROSOFT.CONCAT([.N165];[.J165];[.O165];[.K165];[.P165])" office:value-type="string" office:string-value="&quot;RBL_welcome_to_the_jungle_1_night_id&quot;:&quot;Big Oil (Day 1 | Night)&quot;," calcext:value-type="string">
            <text:p>"RBL_welcome_to_the_jungle_1_night_id":"Big Oil (Day 1 | 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elcome_to_the_jungle_1</text:p>
          </table:table-cell>
          <table:table-cell table:formula="of:=COM.MICROSOFT.CONCAT([.E166];[.A166];[.F166];[.A166];[.G166];[.A166];[.H166])" office:value-type="string" office:string-value="&lt;option type=&quot;bool&quot; default_value=&quot;false&quot; name=&quot;RBL_welcome_to_the_jungle_1&quot; title_id=&quot;RBL_welcome_to_the_jungle_1_id&quot; desc_id=&quot;RBL_welcome_to_the_jungle_1_desc&quot;/&gt;" calcext:value-type="string">
            <text:p>&lt;option type="bool" default_value="false" name="RBL_welcome_to_the_jungle_1" title_id="RBL_welcome_to_the_jungle_1_id" desc_id="RBL_welcome_to_the_jungle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elcome_to_the_jungle_1</text:p>
          </table:table-cell>
          <table:table-cell office:value-type="string" calcext:value-type="string">
            <text:p>Big Oil (Day 1)</text:p>
          </table:table-cell>
          <table:table-cell table:formula="of:=COM.MICROSOFT.CONCAT([.N166];[.J166];[.O166];[.K166];[.P166])" office:value-type="string" office:string-value="&quot;RBL_welcome_to_the_jungle_1_id&quot;:&quot;Big Oil (Day 1)&quot;," calcext:value-type="string">
            <text:p>"RBL_welcome_to_the_jungle_1_id":"Big Oil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hca</text:p>
          </table:table-cell>
          <table:table-cell table:formula="of:=COM.MICROSOFT.CONCAT([.E167];[.A167];[.F167];[.A167];[.G167];[.A167];[.H167])" office:value-type="string" office:string-value="&lt;option type=&quot;bool&quot; default_value=&quot;false&quot; name=&quot;RBL_chca&quot; title_id=&quot;RBL_chca_id&quot; desc_id=&quot;RBL_chca_desc&quot;/&gt;" calcext:value-type="string">
            <text:p>&lt;option type="bool" default_value="false" name="RBL_chca" title_id="RBL_chca_id" desc_id="RBL_chca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hca</text:p>
          </table:table-cell>
          <table:table-cell office:value-type="string" calcext:value-type="string">
            <text:p>Black Cat</text:p>
          </table:table-cell>
          <table:table-cell table:formula="of:=COM.MICROSOFT.CONCAT([.N167];[.J167];[.O167];[.K167];[.P167])" office:value-type="string" office:string-value="&quot;RBL_chca_id&quot;:&quot;Black Cat&quot;," calcext:value-type="string">
            <text:p>"RBL_chca_id":"Black Ca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x</text:p>
          </table:table-cell>
          <table:table-cell table:formula="of:=COM.MICROSOFT.CONCAT([.E168];[.A168];[.F168];[.A168];[.G168];[.A168];[.H168])" office:value-type="string" office:string-value="&lt;option type=&quot;bool&quot; default_value=&quot;false&quot; name=&quot;RBL_mex&quot; title_id=&quot;RBL_mex_id&quot; desc_id=&quot;RBL_mex_desc&quot;/&gt;" calcext:value-type="string">
            <text:p>&lt;option type="bool" default_value="false" name="RBL_mex" title_id="RBL_mex_id" desc_id="RBL_mex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ex</text:p>
          </table:table-cell>
          <table:table-cell office:value-type="string" calcext:value-type="string">
            <text:p>Border Crossing</text:p>
          </table:table-cell>
          <table:table-cell table:formula="of:=COM.MICROSOFT.CONCAT([.N168];[.J168];[.O168];[.K168];[.P168])" office:value-type="string" office:string-value="&quot;RBL_mex_id&quot;:&quot;Border Crossing&quot;," calcext:value-type="string">
            <text:p>"RBL_mex_id":"Border Crossing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ex</text:p>
          </table:table-cell>
          <table:table-cell table:formula="of:=COM.MICROSOFT.CONCAT([.E169];[.A169];[.F169];[.A169];[.G169];[.A169];[.H169])" office:value-type="string" office:string-value="&lt;option type=&quot;bool&quot; default_value=&quot;false&quot; name=&quot;RBL_pex&quot; title_id=&quot;RBL_pex_id&quot; desc_id=&quot;RBL_pex_desc&quot;/&gt;" calcext:value-type="string">
            <text:p>&lt;option type="bool" default_value="false" name="RBL_pex" title_id="RBL_pex_id" desc_id="RBL_pex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ex</text:p>
          </table:table-cell>
          <table:table-cell office:value-type="string" calcext:value-type="string">
            <text:p>Breakfast in Tijuana</text:p>
          </table:table-cell>
          <table:table-cell table:formula="of:=COM.MICROSOFT.CONCAT([.N169];[.J169];[.O169];[.K169];[.P169])" office:value-type="string" office:string-value="&quot;RBL_pex_id&quot;:&quot;Breakfast in Tijuana&quot;," calcext:value-type="string">
            <text:p>"RBL_pex_id":"Breakfast in Tijuana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x</text:p>
          </table:table-cell>
          <table:table-cell table:formula="of:=COM.MICROSOFT.CONCAT([.E170];[.A170];[.F170];[.A170];[.G170];[.A170];[.H170])" office:value-type="string" office:string-value="&lt;option type=&quot;bool&quot; default_value=&quot;false&quot; name=&quot;RBL_fex&quot; title_id=&quot;RBL_fex_id&quot; desc_id=&quot;RBL_fex_desc&quot;/&gt;" calcext:value-type="string">
            <text:p>&lt;option type="bool" default_value="false" name="RBL_fex" title_id="RBL_fex_id" desc_id="RBL_fex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ex</text:p>
          </table:table-cell>
          <table:table-cell office:value-type="string" calcext:value-type="string">
            <text:p>Buluc’s Mansion</text:p>
          </table:table-cell>
          <table:table-cell table:formula="of:=COM.MICROSOFT.CONCAT([.N170];[.J170];[.O170];[.K170];[.P170])" office:value-type="string" office:string-value="&quot;RBL_fex_id&quot;:&quot;Buluc’s Mansion&quot;," calcext:value-type="string">
            <text:p>"RBL_fex_id":"Buluc’s Mansio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eep</text:p>
          </table:table-cell>
          <table:table-cell table:formula="of:=COM.MICROSOFT.CONCAT([.E171];[.A171];[.F171];[.A171];[.G171];[.A171];[.H171])" office:value-type="string" office:string-value="&lt;option type=&quot;bool&quot; default_value=&quot;false&quot; name=&quot;RBL_deep&quot; title_id=&quot;RBL_deep_id&quot; desc_id=&quot;RBL_deep_desc&quot;/&gt;" calcext:value-type="string">
            <text:p>&lt;option type="bool" default_value="false" name="RBL_deep" title_id="RBL_deep_id" desc_id="RBL_deep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Crude Awakening</text:p>
          </table:table-cell>
          <table:table-cell table:formula="of:=COM.MICROSOFT.CONCAT([.N171];[.J171];[.O171];[.K171];[.P171])" office:value-type="string" office:string-value="&quot;RBL_deep_id&quot;:&quot;Crude Awakening&quot;," calcext:value-type="string">
            <text:p>"RBL_deep_id":"Crude Awakening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h</text:p>
          </table:table-cell>
          <table:table-cell table:formula="of:=COM.MICROSOFT.CONCAT([.E172];[.A172];[.F172];[.A172];[.G172];[.A172];[.H172])" office:value-type="string" office:string-value="&lt;option type=&quot;bool&quot; default_value=&quot;false&quot; name=&quot;RBL_dah&quot; title_id=&quot;RBL_dah_id&quot; desc_id=&quot;RBL_dah_desc&quot;/&gt;" calcext:value-type="string">
            <text:p>&lt;option type="bool" default_value="false" name="RBL_dah" title_id="RBL_dah_id" desc_id="RBL_da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dah</text:p>
          </table:table-cell>
          <table:table-cell office:value-type="string" calcext:value-type="string">
            <text:p>Diamond Heist</text:p>
          </table:table-cell>
          <table:table-cell table:formula="of:=COM.MICROSOFT.CONCAT([.N172];[.J172];[.O172];[.K172];[.P172])" office:value-type="string" office:string-value="&quot;RBL_dah_id&quot;:&quot;Diamond Heist&quot;," calcext:value-type="string">
            <text:p>"RBL_dah_id":"Diamond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amily</text:p>
          </table:table-cell>
          <table:table-cell table:formula="of:=COM.MICROSOFT.CONCAT([.E173];[.A173];[.F173];[.A173];[.G173];[.A173];[.H173])" office:value-type="string" office:string-value="&lt;option type=&quot;bool&quot; default_value=&quot;false&quot; name=&quot;RBL_family&quot; title_id=&quot;RBL_family_id&quot; desc_id=&quot;RBL_family_desc&quot;/&gt;" calcext:value-type="string">
            <text:p>&lt;option type="bool" default_value="false" name="RBL_family" title_id="RBL_family_id" desc_id="RBL_famil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amily</text:p>
          </table:table-cell>
          <table:table-cell office:value-type="string" calcext:value-type="string">
            <text:p>Diamond Store</text:p>
          </table:table-cell>
          <table:table-cell table:formula="of:=COM.MICROSOFT.CONCAT([.N173];[.J173];[.O173];[.K173];[.P173])" office:value-type="string" office:string-value="&quot;RBL_family_id&quot;:&quot;Diamond Store&quot;," calcext:value-type="string">
            <text:p>"RBL_family_id":"Diamond Stor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has</text:p>
          </table:table-cell>
          <table:table-cell table:formula="of:=COM.MICROSOFT.CONCAT([.E174];[.A174];[.F174];[.A174];[.G174];[.A174];[.H174])" office:value-type="string" office:string-value="&lt;option type=&quot;bool&quot; default_value=&quot;false&quot; name=&quot;RBL_chas&quot; title_id=&quot;RBL_chas_id&quot; desc_id=&quot;RBL_chas_desc&quot;/&gt;" calcext:value-type="string">
            <text:p>&lt;option type="bool" default_value="false" name="RBL_chas" title_id="RBL_chas_id" desc_id="RBL_cha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has</text:p>
          </table:table-cell>
          <table:table-cell office:value-type="string" calcext:value-type="string">
            <text:p>Dragon Heist</text:p>
          </table:table-cell>
          <table:table-cell table:formula="of:=COM.MICROSOFT.CONCAT([.N174];[.J174];[.O174];[.K174];[.P174])" office:value-type="string" office:string-value="&quot;RBL_chas_id&quot;:&quot;Dragon Heist&quot;," calcext:value-type="string">
            <text:p>"RBL_chas_id":"Dragon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tion_day_1</text:p>
          </table:table-cell>
          <table:table-cell table:formula="of:=COM.MICROSOFT.CONCAT([.E175];[.A175];[.F175];[.A175];[.G175];[.A175];[.H175])" office:value-type="string" office:string-value="&lt;option type=&quot;bool&quot; default_value=&quot;false&quot; name=&quot;RBL_election_day_1&quot; title_id=&quot;RBL_election_day_1_id&quot; desc_id=&quot;RBL_election_day_1_desc&quot;/&gt;" calcext:value-type="string">
            <text:p>&lt;option type="bool" default_value="false" name="RBL_election_day_1" title_id="RBL_election_day_1_id" desc_id="RBL_election_day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lection_day_1</text:p>
          </table:table-cell>
          <table:table-cell office:value-type="string" calcext:value-type="string">
            <text:p>Election Day (Day 1)</text:p>
          </table:table-cell>
          <table:table-cell table:formula="of:=COM.MICROSOFT.CONCAT([.N175];[.J175];[.O175];[.K175];[.P175])" office:value-type="string" office:string-value="&quot;RBL_election_day_1_id&quot;:&quot;Election Day (Day 1)&quot;," calcext:value-type="string">
            <text:p>"RBL_election_day_1_id":"Election Day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tion_day_2</text:p>
          </table:table-cell>
          <table:table-cell table:formula="of:=COM.MICROSOFT.CONCAT([.E176];[.A176];[.F176];[.A176];[.G176];[.A176];[.H176])" office:value-type="string" office:string-value="&lt;option type=&quot;bool&quot; default_value=&quot;false&quot; name=&quot;RBL_election_day_2&quot; title_id=&quot;RBL_election_day_2_id&quot; desc_id=&quot;RBL_election_day_2_desc&quot;/&gt;" calcext:value-type="string">
            <text:p>&lt;option type="bool" default_value="false" name="RBL_election_day_2" title_id="RBL_election_day_2_id" desc_id="RBL_election_day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lection_day_2</text:p>
          </table:table-cell>
          <table:table-cell office:value-type="string" calcext:value-type="string">
            <text:p>Election Day (Day 2)</text:p>
          </table:table-cell>
          <table:table-cell table:formula="of:=COM.MICROSOFT.CONCAT([.N176];[.J176];[.O176];[.K176];[.P176])" office:value-type="string" office:string-value="&quot;RBL_election_day_2_id&quot;:&quot;Election Day (Day 2)&quot;," calcext:value-type="string">
            <text:p>"RBL_election_day_2_id":"Election Day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irestarter_2</text:p>
          </table:table-cell>
          <table:table-cell table:formula="of:=COM.MICROSOFT.CONCAT([.E177];[.A177];[.F177];[.A177];[.G177];[.A177];[.H177])" office:value-type="string" office:string-value="&lt;option type=&quot;bool&quot; default_value=&quot;false&quot; name=&quot;RBL_firestarter_2&quot; title_id=&quot;RBL_firestarter_2_id&quot; desc_id=&quot;RBL_firestarter_2_desc&quot;/&gt;" calcext:value-type="string">
            <text:p>&lt;option type="bool" default_value="false" name="RBL_firestarter_2" title_id="RBL_firestarter_2_id" desc_id="RBL_firestarter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irestarter_2</text:p>
          </table:table-cell>
          <table:table-cell office:value-type="string" calcext:value-type="string">
            <text:p>Firestarter (Day 2)</text:p>
          </table:table-cell>
          <table:table-cell table:formula="of:=COM.MICROSOFT.CONCAT([.N177];[.J177];[.O177];[.K177];[.P177])" office:value-type="string" office:string-value="&quot;RBL_firestarter_2_id&quot;:&quot;Firestarter (Day 2)&quot;," calcext:value-type="string">
            <text:p>"RBL_firestarter_2_id":"Firestarter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irestarter_3</text:p>
          </table:table-cell>
          <table:table-cell table:formula="of:=COM.MICROSOFT.CONCAT([.E178];[.A178];[.F178];[.A178];[.G178];[.A178];[.H178])" office:value-type="string" office:string-value="&lt;option type=&quot;bool&quot; default_value=&quot;false&quot; name=&quot;RBL_firestarter_3&quot; title_id=&quot;RBL_firestarter_3_id&quot; desc_id=&quot;RBL_firestarter_3_desc&quot;/&gt;" calcext:value-type="string">
            <text:p>&lt;option type="bool" default_value="false" name="RBL_firestarter_3" title_id="RBL_firestarter_3_id" desc_id="RBL_firestarter_3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irestarter_3</text:p>
          </table:table-cell>
          <table:table-cell office:value-type="string" calcext:value-type="string">
            <text:p>Firestarter (Day 3)</text:p>
          </table:table-cell>
          <table:table-cell table:formula="of:=COM.MICROSOFT.CONCAT([.N178];[.J178];[.O178];[.K178];[.P178])" office:value-type="string" office:string-value="&quot;RBL_firestarter_3_id&quot;:&quot;Firestarter (Day 3)&quot;," calcext:value-type="string">
            <text:p>"RBL_firestarter_3_id":"Firestarter (Day 3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d2</text:p>
          </table:table-cell>
          <table:table-cell table:formula="of:=COM.MICROSOFT.CONCAT([.E179];[.A179];[.F179];[.A179];[.G179];[.A179];[.H179])" office:value-type="string" office:string-value="&lt;option type=&quot;bool&quot; default_value=&quot;false&quot; name=&quot;RBL_red2&quot; title_id=&quot;RBL_red2_id&quot; desc_id=&quot;RBL_red2_desc&quot;/&gt;" calcext:value-type="string">
            <text:p>&lt;option type="bool" default_value="false" name="RBL_red2" title_id="RBL_red2_id" desc_id="RBL_red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ed2</text:p>
          </table:table-cell>
          <table:table-cell office:value-type="string" calcext:value-type="string">
            <text:p>First World Bank</text:p>
          </table:table-cell>
          <table:table-cell table:formula="of:=COM.MICROSOFT.CONCAT([.N179];[.J179];[.O179];[.K179];[.P179])" office:value-type="string" office:string-value="&quot;RBL_red2_id&quot;:&quot;First World Bank&quot;," calcext:value-type="string">
            <text:p>"RBL_red2_id":"First World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ur_stores</text:p>
          </table:table-cell>
          <table:table-cell table:formula="of:=COM.MICROSOFT.CONCAT([.E180];[.A180];[.F180];[.A180];[.G180];[.A180];[.H180])" office:value-type="string" office:string-value="&lt;option type=&quot;bool&quot; default_value=&quot;false&quot; name=&quot;RBL_four_stores&quot; title_id=&quot;RBL_four_stores_id&quot; desc_id=&quot;RBL_four_stores_desc&quot;/&gt;" calcext:value-type="string">
            <text:p>&lt;option type="bool" default_value="false" name="RBL_four_stores" title_id="RBL_four_stores_id" desc_id="RBL_four_store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our_stores</text:p>
          </table:table-cell>
          <table:table-cell office:value-type="string" calcext:value-type="string">
            <text:p>Four Stores</text:p>
          </table:table-cell>
          <table:table-cell table:formula="of:=COM.MICROSOFT.CONCAT([.N180];[.J180];[.O180];[.K180];[.P180])" office:value-type="string" office:string-value="&quot;RBL_four_stores_id&quot;:&quot;Four Stores&quot;," calcext:value-type="string">
            <text:p>"RBL_four_stores_id":"Four Store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aming_frame_1</text:p>
          </table:table-cell>
          <table:table-cell table:formula="of:=COM.MICROSOFT.CONCAT([.E181];[.A181];[.F181];[.A181];[.G181];[.A181];[.H181])" office:value-type="string" office:string-value="&lt;option type=&quot;bool&quot; default_value=&quot;false&quot; name=&quot;RBL_framing_frame_1&quot; title_id=&quot;RBL_framing_frame_1_id&quot; desc_id=&quot;RBL_framing_frame_1_desc&quot;/&gt;" calcext:value-type="string">
            <text:p>&lt;option type="bool" default_value="false" name="RBL_framing_frame_1" title_id="RBL_framing_frame_1_id" desc_id="RBL_framing_frame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raming_frame_1</text:p>
          </table:table-cell>
          <table:table-cell office:value-type="string" calcext:value-type="string">
            <text:p>Framing Frame (Day 1)</text:p>
          </table:table-cell>
          <table:table-cell table:formula="of:=COM.MICROSOFT.CONCAT([.N181];[.J181];[.O181];[.K181];[.P181])" office:value-type="string" office:string-value="&quot;RBL_framing_frame_1_id&quot;:&quot;Framing Frame (Day 1)&quot;," calcext:value-type="string">
            <text:p>"RBL_framing_frame_1_id":"Framing Frame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aming_frame_2</text:p>
          </table:table-cell>
          <table:table-cell table:formula="of:=COM.MICROSOFT.CONCAT([.E182];[.A182];[.F182];[.A182];[.G182];[.A182];[.H182])" office:value-type="string" office:string-value="&lt;option type=&quot;bool&quot; default_value=&quot;false&quot; name=&quot;RBL_framing_frame_2&quot; title_id=&quot;RBL_framing_frame_2_id&quot; desc_id=&quot;RBL_framing_frame_2_desc&quot;/&gt;" calcext:value-type="string">
            <text:p>&lt;option type="bool" default_value="false" name="RBL_framing_frame_2" title_id="RBL_framing_frame_2_id" desc_id="RBL_framing_frame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raming_frame_2</text:p>
          </table:table-cell>
          <table:table-cell office:value-type="string" calcext:value-type="string">
            <text:p>Framing Frame (Day 2)</text:p>
          </table:table-cell>
          <table:table-cell table:formula="of:=COM.MICROSOFT.CONCAT([.N182];[.J182];[.O182];[.K182];[.P182])" office:value-type="string" office:string-value="&quot;RBL_framing_frame_2_id&quot;:&quot;Framing Frame (Day 2)&quot;," calcext:value-type="string">
            <text:p>"RBL_framing_frame_2_id":"Framing Frame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aming_frame_3</text:p>
          </table:table-cell>
          <table:table-cell table:formula="of:=COM.MICROSOFT.CONCAT([.E183];[.A183];[.F183];[.A183];[.G183];[.A183];[.H183])" office:value-type="string" office:string-value="&lt;option type=&quot;bool&quot; default_value=&quot;false&quot; name=&quot;RBL_framing_frame_3&quot; title_id=&quot;RBL_framing_frame_3_id&quot; desc_id=&quot;RBL_framing_frame_3_desc&quot;/&gt;" calcext:value-type="string">
            <text:p>&lt;option type="bool" default_value="false" name="RBL_framing_frame_3" title_id="RBL_framing_frame_3_id" desc_id="RBL_framing_frame_3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raming_frame_3</text:p>
          </table:table-cell>
          <table:table-cell office:value-type="string" calcext:value-type="string">
            <text:p>Framing Frame (Day 3)</text:p>
          </table:table-cell>
          <table:table-cell table:formula="of:=COM.MICROSOFT.CONCAT([.N183];[.J183];[.O183];[.K183];[.P183])" office:value-type="string" office:string-value="&quot;RBL_framing_frame_3_id&quot;:&quot;Framing Frame (Day 3)&quot;," calcext:value-type="string">
            <text:p>"RBL_framing_frame_3_id":"Framing Frame (Day 3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oberts</text:p>
          </table:table-cell>
          <table:table-cell table:formula="of:=COM.MICROSOFT.CONCAT([.E184];[.A184];[.F184];[.A184];[.G184];[.A184];[.H184])" office:value-type="string" office:string-value="&lt;option type=&quot;bool&quot; default_value=&quot;false&quot; name=&quot;RBL_roberts&quot; title_id=&quot;RBL_roberts_id&quot; desc_id=&quot;RBL_roberts_desc&quot;/&gt;" calcext:value-type="string">
            <text:p>&lt;option type="bool" default_value="false" name="RBL_roberts" title_id="RBL_roberts_id" desc_id="RBL_robert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oberts</text:p>
          </table:table-cell>
          <table:table-cell office:value-type="string" calcext:value-type="string">
            <text:p>GO Bank</text:p>
          </table:table-cell>
          <table:table-cell table:formula="of:=COM.MICROSOFT.CONCAT([.N184];[.J184];[.O184];[.K184];[.P184])" office:value-type="string" office:string-value="&quot;RBL_roberts_id&quot;:&quot;GO Bank&quot;," calcext:value-type="string">
            <text:p>"RBL_roberts_id":"GO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enaz</text:p>
          </table:table-cell>
          <table:table-cell table:formula="of:=COM.MICROSOFT.CONCAT([.E185];[.A185];[.F185];[.A185];[.G185];[.A185];[.H185])" office:value-type="string" office:string-value="&lt;option type=&quot;bool&quot; default_value=&quot;false&quot; name=&quot;RBL_kenaz&quot; title_id=&quot;RBL_kenaz_id&quot; desc_id=&quot;RBL_kenaz_desc&quot;/&gt;" calcext:value-type="string">
            <text:p>&lt;option type="bool" default_value="false" name="RBL_kenaz" title_id="RBL_kenaz_id" desc_id="RBL_kenaz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kenaz</text:p>
          </table:table-cell>
          <table:table-cell office:value-type="string" calcext:value-type="string">
            <text:p>Golden Grin Casino</text:p>
          </table:table-cell>
          <table:table-cell table:formula="of:=COM.MICROSOFT.CONCAT([.N185];[.J185];[.O185];[.K185];[.P185])" office:value-type="string" office:string-value="&quot;RBL_kenaz_id&quot;:&quot;Golden Grin Casino&quot;," calcext:value-type="string">
            <text:p>"RBL_kenaz_id":"Golden Grin Casino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rp</text:p>
          </table:table-cell>
          <table:table-cell table:formula="of:=COM.MICROSOFT.CONCAT([.E186];[.A186];[.F186];[.A186];[.G186];[.A186];[.H186])" office:value-type="string" office:string-value="&lt;option type=&quot;bool&quot; default_value=&quot;false&quot; name=&quot;RBL_corp&quot; title_id=&quot;RBL_corp_id&quot; desc_id=&quot;RBL_corp_desc&quot;/&gt;" calcext:value-type="string">
            <text:p>&lt;option type="bool" default_value="false" name="RBL_corp" title_id="RBL_corp_id" desc_id="RBL_corp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orp</text:p>
          </table:table-cell>
          <table:table-cell office:value-type="string" calcext:value-type="string">
            <text:p>Hostile Takeover</text:p>
          </table:table-cell>
          <table:table-cell table:formula="of:=COM.MICROSOFT.CONCAT([.N186];[.J186];[.O186];[.K186];[.P186])" office:value-type="string" office:string-value="&quot;RBL_corp_id&quot;:&quot;Hostile Takeover&quot;," calcext:value-type="string">
            <text:p>"RBL_corp_id":"Hostile Takeov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ox_3</text:p>
          </table:table-cell>
          <table:table-cell table:formula="of:=COM.MICROSOFT.CONCAT([.E187];[.A187];[.F187];[.A187];[.G187];[.A187];[.H187])" office:value-type="string" office:string-value="&lt;option type=&quot;bool&quot; default_value=&quot;false&quot; name=&quot;RBL_hox_3&quot; title_id=&quot;RBL_hox_3_id&quot; desc_id=&quot;RBL_hox_3_desc&quot;/&gt;" calcext:value-type="string">
            <text:p>&lt;option type="bool" default_value="false" name="RBL_hox_3" title_id="RBL_hox_3_id" desc_id="RBL_hox_3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ox_3</text:p>
          </table:table-cell>
          <table:table-cell office:value-type="string" calcext:value-type="string">
            <text:p>Hoxton Revenge</text:p>
          </table:table-cell>
          <table:table-cell table:formula="of:=COM.MICROSOFT.CONCAT([.N187];[.J187];[.O187];[.K187];[.P187])" office:value-type="string" office:string-value="&quot;RBL_hox_3_id&quot;:&quot;Hoxton Revenge&quot;," calcext:value-type="string">
            <text:p>"RBL_hox_3_id":"Hoxton Reveng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ewelry_store</text:p>
          </table:table-cell>
          <table:table-cell table:formula="of:=COM.MICROSOFT.CONCAT([.E188];[.A188];[.F188];[.A188];[.G188];[.A188];[.H188])" office:value-type="string" office:string-value="&lt;option type=&quot;bool&quot; default_value=&quot;false&quot; name=&quot;RBL_jewelry_store&quot; title_id=&quot;RBL_jewelry_store_id&quot; desc_id=&quot;RBL_jewelry_store_desc&quot;/&gt;" calcext:value-type="string">
            <text:p>&lt;option type="bool" default_value="false" name="RBL_jewelry_store" title_id="RBL_jewelry_store_id" desc_id="RBL_jewelry_stor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jewelry_store</text:p>
          </table:table-cell>
          <table:table-cell office:value-type="string" calcext:value-type="string">
            <text:p>Jewelry Store</text:p>
          </table:table-cell>
          <table:table-cell table:formula="of:=COM.MICROSOFT.CONCAT([.N188];[.J188];[.O188];[.K188];[.P188])" office:value-type="string" office:string-value="&quot;RBL_jewelry_store_id&quot;:&quot;Jewelry Store&quot;," calcext:value-type="string">
            <text:p>"RBL_jewelry_store_id":"Jewelry Stor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rai</text:p>
          </table:table-cell>
          <table:table-cell table:formula="of:=COM.MICROSOFT.CONCAT([.E189];[.A189];[.F189];[.A189];[.G189];[.A189];[.H189])" office:value-type="string" office:string-value="&lt;option type=&quot;bool&quot; default_value=&quot;false&quot; name=&quot;RBL_trai&quot; title_id=&quot;RBL_trai_id&quot; desc_id=&quot;RBL_trai_desc&quot;/&gt;" calcext:value-type="string">
            <text:p>&lt;option type="bool" default_value="false" name="RBL_trai" title_id="RBL_trai_id" desc_id="RBL_trai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trai</text:p>
          </table:table-cell>
          <table:table-cell office:value-type="string" calcext:value-type="string">
            <text:p>Lost in Transit</text:p>
          </table:table-cell>
          <table:table-cell table:formula="of:=COM.MICROSOFT.CONCAT([.N189];[.J189];[.O189];[.K189];[.P189])" office:value-type="string" office:string-value="&quot;RBL_trai_id&quot;:&quot;Lost in Transit&quot;," calcext:value-type="string">
            <text:p>"RBL_trai_id":"Lost in Transi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llcrasher</text:p>
          </table:table-cell>
          <table:table-cell table:formula="of:=COM.MICROSOFT.CONCAT([.E190];[.A190];[.F190];[.A190];[.G190];[.A190];[.H190])" office:value-type="string" office:string-value="&lt;option type=&quot;bool&quot; default_value=&quot;false&quot; name=&quot;RBL_mallcrasher&quot; title_id=&quot;RBL_mallcrasher_id&quot; desc_id=&quot;RBL_mallcrasher_desc&quot;/&gt;" calcext:value-type="string">
            <text:p>&lt;option type="bool" default_value="false" name="RBL_mallcrasher" title_id="RBL_mallcrasher_id" desc_id="RBL_mallcrashe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allcrasher</text:p>
          </table:table-cell>
          <table:table-cell office:value-type="string" calcext:value-type="string">
            <text:p>Mallcrasher</text:p>
          </table:table-cell>
          <table:table-cell table:formula="of:=COM.MICROSOFT.CONCAT([.N190];[.J190];[.O190];[.K190];[.P190])" office:value-type="string" office:string-value="&quot;RBL_mallcrasher_id&quot;:&quot;Mallcrasher&quot;," calcext:value-type="string">
            <text:p>"RBL_mallcrasher_id":"Mallcrash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anc</text:p>
          </table:table-cell>
          <table:table-cell table:formula="of:=COM.MICROSOFT.CONCAT([.E191];[.A191];[.F191];[.A191];[.G191];[.A191];[.H191])" office:value-type="string" office:string-value="&lt;option type=&quot;bool&quot; default_value=&quot;false&quot; name=&quot;RBL_ranc&quot; title_id=&quot;RBL_ranc_id&quot; desc_id=&quot;RBL_ranc_desc&quot;/&gt;" calcext:value-type="string">
            <text:p>&lt;option type="bool" default_value="false" name="RBL_ranc" title_id="RBL_ranc_id" desc_id="RBL_ranc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anc</text:p>
          </table:table-cell>
          <table:table-cell office:value-type="string" calcext:value-type="string">
            <text:p>Midland Ranch</text:p>
          </table:table-cell>
          <table:table-cell table:formula="of:=COM.MICROSOFT.CONCAT([.N191];[.J191];[.O191];[.K191];[.P191])" office:value-type="string" office:string-value="&quot;RBL_ranc_id&quot;:&quot;Midland Ranch&quot;," calcext:value-type="string">
            <text:p>"RBL_ranc_id":"Midland Ranch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ent</text:p>
          </table:table-cell>
          <table:table-cell table:formula="of:=COM.MICROSOFT.CONCAT([.E192];[.A192];[.F192];[.A192];[.G192];[.A192];[.H192])" office:value-type="string" office:string-value="&lt;option type=&quot;bool&quot; default_value=&quot;false&quot; name=&quot;RBL_pent&quot; title_id=&quot;RBL_pent_id&quot; desc_id=&quot;RBL_pent_desc&quot;/&gt;" calcext:value-type="string">
            <text:p>&lt;option type="bool" default_value="false" name="RBL_pent" title_id="RBL_pent_id" desc_id="RBL_pen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ent</text:p>
          </table:table-cell>
          <table:table-cell office:value-type="string" calcext:value-type="string">
            <text:p>Mountain Master</text:p>
          </table:table-cell>
          <table:table-cell table:formula="of:=COM.MICROSOFT.CONCAT([.N192];[.J192];[.O192];[.K192];[.P192])" office:value-type="string" office:string-value="&quot;RBL_pent_id&quot;:&quot;Mountain Master&quot;," calcext:value-type="string">
            <text:p>"RBL_pent_id":"Mountain Mast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ightclub</text:p>
          </table:table-cell>
          <table:table-cell table:formula="of:=COM.MICROSOFT.CONCAT([.E193];[.A193];[.F193];[.A193];[.G193];[.A193];[.H193])" office:value-type="string" office:string-value="&lt;option type=&quot;bool&quot; default_value=&quot;false&quot; name=&quot;RBL_nightclub&quot; title_id=&quot;RBL_nightclub_id&quot; desc_id=&quot;RBL_nightclub_desc&quot;/&gt;" calcext:value-type="string">
            <text:p>&lt;option type="bool" default_value="false" name="RBL_nightclub" title_id="RBL_nightclub_id" desc_id="RBL_nightclub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nightclub</text:p>
          </table:table-cell>
          <table:table-cell office:value-type="string" calcext:value-type="string">
            <text:p>Nightclub</text:p>
          </table:table-cell>
          <table:table-cell table:formula="of:=COM.MICROSOFT.CONCAT([.N193];[.J193];[.O193];[.K193];[.P193])" office:value-type="string" office:string-value="&quot;RBL_nightclub_id&quot;:&quot;Nightclub&quot;," calcext:value-type="string">
            <text:p>"RBL_nightclub_id":"Nightclub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ex</text:p>
          </table:table-cell>
          <table:table-cell table:formula="of:=COM.MICROSOFT.CONCAT([.E194];[.A194];[.F194];[.A194];[.G194];[.A194];[.H194])" office:value-type="string" office:string-value="&lt;option type=&quot;bool&quot; default_value=&quot;false&quot; name=&quot;RBL_bex&quot; title_id=&quot;RBL_bex_id&quot; desc_id=&quot;RBL_bex_desc&quot;/&gt;" calcext:value-type="string">
            <text:p>&lt;option type="bool" default_value="false" name="RBL_bex" title_id="RBL_bex_id" desc_id="RBL_bex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ex</text:p>
          </table:table-cell>
          <table:table-cell office:value-type="string" calcext:value-type="string">
            <text:p>San Martin Bank</text:p>
          </table:table-cell>
          <table:table-cell table:formula="of:=COM.MICROSOFT.CONCAT([.N194];[.J194];[.O194];[.K194];[.P194])" office:value-type="string" office:string-value="&quot;RBL_bex_id&quot;:&quot;San Martin Bank&quot;," calcext:value-type="string">
            <text:p>"RBL_bex_id":"San Martin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iend</text:p>
          </table:table-cell>
          <table:table-cell table:formula="of:=COM.MICROSOFT.CONCAT([.E195];[.A195];[.F195];[.A195];[.G195];[.A195];[.H195])" office:value-type="string" office:string-value="&lt;option type=&quot;bool&quot; default_value=&quot;false&quot; name=&quot;RBL_friend&quot; title_id=&quot;RBL_friend_id&quot; desc_id=&quot;RBL_friend_desc&quot;/&gt;" calcext:value-type="string">
            <text:p>&lt;option type="bool" default_value="false" name="RBL_friend" title_id="RBL_friend_id" desc_id="RBL_frien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riend</text:p>
          </table:table-cell>
          <table:table-cell office:value-type="string" calcext:value-type="string">
            <text:p>Scarface Mansion</text:p>
          </table:table-cell>
          <table:table-cell table:formula="of:=COM.MICROSOFT.CONCAT([.N195];[.J195];[.O195];[.K195];[.P195])" office:value-type="string" office:string-value="&quot;RBL_friend_id&quot;:&quot;Scarface Mansion&quot;," calcext:value-type="string">
            <text:p>"RBL_friend_id":"Scarface Mansio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ah</text:p>
          </table:table-cell>
          <table:table-cell table:formula="of:=COM.MICROSOFT.CONCAT([.E196];[.A196];[.F196];[.A196];[.G196];[.A196];[.H196])" office:value-type="string" office:string-value="&lt;option type=&quot;bool&quot; default_value=&quot;false&quot; name=&quot;RBL_sah&quot; title_id=&quot;RBL_sah_id&quot; desc_id=&quot;RBL_sah_desc&quot;/&gt;" calcext:value-type="string">
            <text:p>&lt;option type="bool" default_value="false" name="RBL_sah" title_id="RBL_sah_id" desc_id="RBL_sa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ah</text:p>
          </table:table-cell>
          <table:table-cell office:value-type="string" calcext:value-type="string">
            <text:p>Shacklethorne Auction</text:p>
          </table:table-cell>
          <table:table-cell table:formula="of:=COM.MICROSOFT.CONCAT([.N196];[.J196];[.O196];[.K196];[.P196])" office:value-type="string" office:string-value="&quot;RBL_sah_id&quot;:&quot;Shacklethorne Auction&quot;," calcext:value-type="string">
            <text:p>"RBL_sah_id":"Shacklethorne Auctio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ena</text:p>
          </table:table-cell>
          <table:table-cell table:formula="of:=COM.MICROSOFT.CONCAT([.E197];[.A197];[.F197];[.A197];[.G197];[.A197];[.H197])" office:value-type="string" office:string-value="&lt;option type=&quot;bool&quot; default_value=&quot;false&quot; name=&quot;RBL_arena&quot; title_id=&quot;RBL_arena_id&quot; desc_id=&quot;RBL_arena_desc&quot;/&gt;" calcext:value-type="string">
            <text:p>&lt;option type="bool" default_value="false" name="RBL_arena" title_id="RBL_arena_id" desc_id="RBL_arena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ena</text:p>
          </table:table-cell>
          <table:table-cell office:value-type="string" calcext:value-type="string">
            <text:p>The Alesso Heist</text:p>
          </table:table-cell>
          <table:table-cell table:formula="of:=COM.MICROSOFT.CONCAT([.N197];[.J197];[.O197];[.K197];[.P197])" office:value-type="string" office:string-value="&quot;RBL_arena_id&quot;:&quot;The Alesso Heist&quot;," calcext:value-type="string">
            <text:p>"RBL_arena_id":"The Alesso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ig</text:p>
          </table:table-cell>
          <table:table-cell table:formula="of:=COM.MICROSOFT.CONCAT([.E198];[.A198];[.F198];[.A198];[.G198];[.A198];[.H198])" office:value-type="string" office:string-value="&lt;option type=&quot;bool&quot; default_value=&quot;false&quot; name=&quot;RBL_big&quot; title_id=&quot;RBL_big_id&quot; desc_id=&quot;RBL_big_desc&quot;/&gt;" calcext:value-type="string">
            <text:p>&lt;option type="bool" default_value="false" name="RBL_big" title_id="RBL_big_id" desc_id="RBL_big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The Big Bank</text:p>
          </table:table-cell>
          <table:table-cell table:formula="of:=COM.MICROSOFT.CONCAT([.N198];[.J198];[.O198];[.K198];[.P198])" office:value-type="string" office:string-value="&quot;RBL_big_id&quot;:&quot;The Big Bank&quot;," calcext:value-type="string">
            <text:p>"RBL_big_id":"The Big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rojob1</text:p>
          </table:table-cell>
          <table:table-cell table:formula="of:=COM.MICROSOFT.CONCAT([.E199];[.A199];[.F199];[.A199];[.G199];[.A199];[.H199])" office:value-type="string" office:string-value="&lt;option type=&quot;bool&quot; default_value=&quot;false&quot; name=&quot;RBL_crojob1&quot; title_id=&quot;RBL_crojob1_id&quot; desc_id=&quot;RBL_crojob1_desc&quot;/&gt;" calcext:value-type="string">
            <text:p>&lt;option type="bool" default_value="false" name="RBL_crojob1" title_id="RBL_crojob1_id" desc_id="RBL_crojob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rojob1</text:p>
          </table:table-cell>
          <table:table-cell office:value-type="string" calcext:value-type="string">
            <text:p>The Bomb: Dockyard</text:p>
          </table:table-cell>
          <table:table-cell table:formula="of:=COM.MICROSOFT.CONCAT([.N199];[.J199];[.O199];[.K199];[.P199])" office:value-type="string" office:string-value="&quot;RBL_crojob1_id&quot;:&quot;The Bomb: Dockyard&quot;," calcext:value-type="string">
            <text:p>"RBL_crojob1_id":"The Bomb: Dockyar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us</text:p>
          </table:table-cell>
          <table:table-cell table:formula="of:=COM.MICROSOFT.CONCAT([.E200];[.A200];[.F200];[.A200];[.G200];[.A200];[.H200])" office:value-type="string" office:string-value="&lt;option type=&quot;bool&quot; default_value=&quot;false&quot; name=&quot;RBL_mus&quot; title_id=&quot;RBL_mus_id&quot; desc_id=&quot;RBL_mus_desc&quot;/&gt;" calcext:value-type="string">
            <text:p>&lt;option type="bool" default_value="false" name="RBL_mus" title_id="RBL_mus_id" desc_id="RBL_mu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us</text:p>
          </table:table-cell>
          <table:table-cell office:value-type="string" calcext:value-type="string">
            <text:p>The Diamond</text:p>
          </table:table-cell>
          <table:table-cell table:formula="of:=COM.MICROSOFT.CONCAT([.N200];[.J200];[.O200];[.K200];[.P200])" office:value-type="string" office:string-value="&quot;RBL_mus_id&quot;:&quot;The Diamond&quot;," calcext:value-type="string">
            <text:p>"RBL_mus_id":"The Diamon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and</text:p>
          </table:table-cell>
          <table:table-cell table:formula="of:=COM.MICROSOFT.CONCAT([.E201];[.A201];[.F201];[.A201];[.G201];[.A201];[.H201])" office:value-type="string" office:string-value="&lt;option type=&quot;bool&quot; default_value=&quot;false&quot; name=&quot;RBL_sand&quot; title_id=&quot;RBL_sand_id&quot; desc_id=&quot;RBL_sand_desc&quot;/&gt;" calcext:value-type="string">
            <text:p>&lt;option type="bool" default_value="false" name="RBL_sand" title_id="RBL_sand_id" desc_id="RBL_san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and</text:p>
          </table:table-cell>
          <table:table-cell office:value-type="string" calcext:value-type="string">
            <text:p>The Ukrainian Prisoner</text:p>
          </table:table-cell>
          <table:table-cell table:formula="of:=COM.MICROSOFT.CONCAT([.N201];[.J201];[.O201];[.K201];[.P201])" office:value-type="string" office:string-value="&quot;RBL_sand_id&quot;:&quot;The Ukrainian Prisoner&quot;," calcext:value-type="string">
            <text:p>"RBL_sand_id":"The Ukrainian Prison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it</text:p>
          </table:table-cell>
          <table:table-cell table:formula="of:=COM.MICROSOFT.CONCAT([.E202];[.A202];[.F202];[.A202];[.G202];[.A202];[.H202])" office:value-type="string" office:string-value="&lt;option type=&quot;bool&quot; default_value=&quot;false&quot; name=&quot;RBL_vit&quot; title_id=&quot;RBL_vit_id&quot; desc_id=&quot;RBL_vit_desc&quot;/&gt;" calcext:value-type="string">
            <text:p>&lt;option type="bool" default_value="false" name="RBL_vit" title_id="RBL_vit_id" desc_id="RBL_vi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The White House</text:p>
          </table:table-cell>
          <table:table-cell table:formula="of:=COM.MICROSOFT.CONCAT([.N202];[.J202];[.O202];[.K202];[.P202])" office:value-type="string" office:string-value="&quot;RBL_vit_id&quot;:&quot;The White House&quot;," calcext:value-type="string">
            <text:p>"RBL_vit_id":"The White Hous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m_for</text:p>
          </table:table-cell>
          <table:table-cell table:formula="of:=COM.MICROSOFT.CONCAT([.E203];[.A203];[.F203];[.A203];[.G203];[.A203];[.H203])" office:value-type="string" office:string-value="&lt;option type=&quot;bool&quot; default_value=&quot;false&quot; name=&quot;RBL_arm_for&quot; title_id=&quot;RBL_arm_for_id&quot; desc_id=&quot;RBL_arm_for_desc&quot;/&gt;" calcext:value-type="string">
            <text:p>&lt;option type="bool" default_value="false" name="RBL_arm_for" title_id="RBL_arm_for_id" desc_id="RBL_arm_fo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for</text:p>
          </table:table-cell>
          <table:table-cell office:value-type="string" calcext:value-type="string">
            <text:p>Transport: Train Heist</text:p>
          </table:table-cell>
          <table:table-cell table:formula="of:=COM.MICROSOFT.CONCAT([.N203];[.J203];[.O203];[.K203];[.P203])" office:value-type="string" office:string-value="&quot;RBL_arm_for_id&quot;:&quot;Transport: Train Heist&quot;," calcext:value-type="string">
            <text:p>"RBL_arm_for_id":"Transport: Train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krainian_job</text:p>
          </table:table-cell>
          <table:table-cell table:formula="of:=COM.MICROSOFT.CONCAT([.E204];[.A204];[.F204];[.A204];[.G204];[.A204];[.H204])" office:value-type="string" office:string-value="&lt;option type=&quot;bool&quot; default_value=&quot;false&quot; name=&quot;RBL_ukrainian_job&quot; title_id=&quot;RBL_ukrainian_job_id&quot; desc_id=&quot;RBL_ukrainian_job_desc&quot;/&gt;" calcext:value-type="string">
            <text:p>&lt;option type="bool" default_value="false" name="RBL_ukrainian_job" title_id="RBL_ukrainian_job_id" desc_id="RBL_ukrainian_job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ukrainian_job</text:p>
          </table:table-cell>
          <table:table-cell office:value-type="string" calcext:value-type="string">
            <text:p>Ukrainian Job</text:p>
          </table:table-cell>
          <table:table-cell table:formula="of:=COM.MICROSOFT.CONCAT([.N204];[.J204];[.O204];[.K204];[.P204])" office:value-type="string" office:string-value="&quot;RBL_ukrainian_job_id&quot;:&quot;Ukrainian Job&quot;," calcext:value-type="string">
            <text:p>"RBL_ukrainian_job_id":"Ukrainian Job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21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oud</text:p>
          </table:table-cell>
          <table:table-cell table:number-columns-repeated="8"/>
          <table:table-cell office:value-type="string" calcext:value-type="string">
            <text:p>Loud</text:p>
          </table:table-cell>
          <table:table-cell table:number-columns-repeated="11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olly</text:p>
          </table:table-cell>
          <table:table-cell table:formula="of:=COM.MICROSOFT.CONCAT([.E207];[.A207];[.F207];[.A207];[.G207];[.A207];[.H207])" office:value-type="string" office:string-value="&lt;option type=&quot;bool&quot; default_value=&quot;false&quot; name=&quot;RBL_jolly&quot; title_id=&quot;RBL_jolly_id&quot; desc_id=&quot;RBL_jolly_desc&quot;/&gt;" calcext:value-type="string">
            <text:p>&lt;option type="bool" default_value="false" name="RBL_jolly" title_id="RBL_jolly_id" desc_id="RBL_joll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jolly</text:p>
          </table:table-cell>
          <table:table-cell office:value-type="string" calcext:value-type="string">
            <text:p>Aftershock</text:p>
          </table:table-cell>
          <table:table-cell table:formula="of:=COM.MICROSOFT.CONCAT([.N207];[.J207];[.O207];[.K207];[.P207])" office:value-type="string" office:string-value="&quot;RBL_jolly_id&quot;:&quot;Aftershock&quot;," calcext:value-type="string">
            <text:p>"RBL_jolly_id":"Aftershoc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wh</text:p>
          </table:table-cell>
          <table:table-cell table:formula="of:=COM.MICROSOFT.CONCAT([.E208];[.A208];[.F208];[.A208];[.G208];[.A208];[.H208])" office:value-type="string" office:string-value="&lt;option type=&quot;bool&quot; default_value=&quot;false&quot; name=&quot;RBL_wwh&quot; title_id=&quot;RBL_wwh_id&quot; desc_id=&quot;RBL_wwh_desc&quot;/&gt;" calcext:value-type="string">
            <text:p>&lt;option type="bool" default_value="false" name="RBL_wwh" title_id="RBL_wwh_id" desc_id="RBL_ww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wh</text:p>
          </table:table-cell>
          <table:table-cell office:value-type="string" calcext:value-type="string">
            <text:p>Alaskan Deal</text:p>
          </table:table-cell>
          <table:table-cell table:formula="of:=COM.MICROSOFT.CONCAT([.N208];[.J208];[.O208];[.K208];[.P208])" office:value-type="string" office:string-value="&quot;RBL_wwh_id&quot;:&quot;Alaskan Deal&quot;," calcext:value-type="string">
            <text:p>"RBL_wwh_id":"Alaskan Deal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br</text:p>
          </table:table-cell>
          <table:table-cell table:formula="of:=COM.MICROSOFT.CONCAT([.E209];[.A209];[.F209];[.A209];[.G209];[.A209];[.H209])" office:value-type="string" office:string-value="&lt;option type=&quot;bool&quot; default_value=&quot;false&quot; name=&quot;RBL_pbr&quot; title_id=&quot;RBL_pbr_id&quot; desc_id=&quot;RBL_pbr_desc&quot;/&gt;" calcext:value-type="string">
            <text:p>&lt;option type="bool" default_value="false" name="RBL_pbr" title_id="RBL_pbr_id" desc_id="RBL_pb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br</text:p>
          </table:table-cell>
          <table:table-cell office:value-type="string" calcext:value-type="string">
            <text:p>Beneath The Mountain</text:p>
          </table:table-cell>
          <table:table-cell table:formula="of:=COM.MICROSOFT.CONCAT([.N209];[.J209];[.O209];[.K209];[.P209])" office:value-type="string" office:string-value="&quot;RBL_pbr_id&quot;:&quot;Beneath The Mountain&quot;," calcext:value-type="string">
            <text:p>"RBL_pbr_id":"Beneath The Mountai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elcome_to_the_jungle_2</text:p>
          </table:table-cell>
          <table:table-cell table:formula="of:=COM.MICROSOFT.CONCAT([.E210];[.A210];[.F210];[.A210];[.G210];[.A210];[.H210])" office:value-type="string" office:string-value="&lt;option type=&quot;bool&quot; default_value=&quot;false&quot; name=&quot;RBL_welcome_to_the_jungle_2&quot; title_id=&quot;RBL_welcome_to_the_jungle_2_id&quot; desc_id=&quot;RBL_welcome_to_the_jungle_2_desc&quot;/&gt;" calcext:value-type="string">
            <text:p>&lt;option type="bool" default_value="false" name="RBL_welcome_to_the_jungle_2" title_id="RBL_welcome_to_the_jungle_2_id" desc_id="RBL_welcome_to_the_jungle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elcome_to_the_jungle_2</text:p>
          </table:table-cell>
          <table:table-cell office:value-type="string" calcext:value-type="string">
            <text:p>Big Oil (Day 2)</text:p>
          </table:table-cell>
          <table:table-cell table:formula="of:=COM.MICROSOFT.CONCAT([.N210];[.J210];[.O210];[.K210];[.P210])" office:value-type="string" office:string-value="&quot;RBL_welcome_to_the_jungle_2_id&quot;:&quot;Big Oil (Day 2)&quot;," calcext:value-type="string">
            <text:p>"RBL_welcome_to_the_jungle_2_id":"Big Oil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br2</text:p>
          </table:table-cell>
          <table:table-cell table:formula="of:=COM.MICROSOFT.CONCAT([.E211];[.A211];[.F211];[.A211];[.G211];[.A211];[.H211])" office:value-type="string" office:string-value="&lt;option type=&quot;bool&quot; default_value=&quot;false&quot; name=&quot;RBL_pbr2&quot; title_id=&quot;RBL_pbr2_id&quot; desc_id=&quot;RBL_pbr2_desc&quot;/&gt;" calcext:value-type="string">
            <text:p>&lt;option type="bool" default_value="false" name="RBL_pbr2" title_id="RBL_pbr2_id" desc_id="RBL_pbr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br2</text:p>
          </table:table-cell>
          <table:table-cell office:value-type="string" calcext:value-type="string">
            <text:p>Birth of Sky</text:p>
          </table:table-cell>
          <table:table-cell table:formula="of:=COM.MICROSOFT.CONCAT([.N211];[.J211];[.O211];[.K211];[.P211])" office:value-type="string" office:string-value="&quot;RBL_pbr2_id&quot;:&quot;Birth of Sky&quot;," calcext:value-type="string">
            <text:p>"RBL_pbr2_id":"Birth of Sky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d</text:p>
          </table:table-cell>
          <table:table-cell table:formula="of:=COM.MICROSOFT.CONCAT([.E212];[.A212];[.F212];[.A212];[.G212];[.A212];[.H212])" office:value-type="string" office:string-value="&lt;option type=&quot;bool&quot; default_value=&quot;false&quot; name=&quot;RBL_mad&quot; title_id=&quot;RBL_mad_id&quot; desc_id=&quot;RBL_mad_desc&quot;/&gt;" calcext:value-type="string">
            <text:p>&lt;option type="bool" default_value="false" name="RBL_mad" title_id="RBL_mad_id" desc_id="RBL_ma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Boiling Point</text:p>
          </table:table-cell>
          <table:table-cell table:formula="of:=COM.MICROSOFT.CONCAT([.N212];[.J212];[.O212];[.K212];[.P212])" office:value-type="string" office:string-value="&quot;RBL_mad_id&quot;:&quot;Boiling Point&quot;," calcext:value-type="string">
            <text:p>"RBL_mad_id":"Boiling Poin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x_cooking</text:p>
          </table:table-cell>
          <table:table-cell table:formula="of:=COM.MICROSOFT.CONCAT([.E213];[.A213];[.F213];[.A213];[.G213];[.A213];[.H213])" office:value-type="string" office:string-value="&lt;option type=&quot;bool&quot; default_value=&quot;false&quot; name=&quot;RBL_mex_cooking&quot; title_id=&quot;RBL_mex_cooking_id&quot; desc_id=&quot;RBL_mex_cooking_desc&quot;/&gt;" calcext:value-type="string">
            <text:p>&lt;option type="bool" default_value="false" name="RBL_mex_cooking" title_id="RBL_mex_cooking_id" desc_id="RBL_mex_cooking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ex_cooking</text:p>
          </table:table-cell>
          <table:table-cell office:value-type="string" calcext:value-type="string">
            <text:p>Border Crystals</text:p>
          </table:table-cell>
          <table:table-cell table:formula="of:=COM.MICROSOFT.CONCAT([.N213];[.J213];[.O213];[.K213];[.P213])" office:value-type="string" office:string-value="&quot;RBL_mex_cooking_id&quot;:&quot;Border Crystals&quot;," calcext:value-type="string">
            <text:p>"RBL_mex_cooking_id":"Border Crystal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pa</text:p>
          </table:table-cell>
          <table:table-cell table:formula="of:=COM.MICROSOFT.CONCAT([.E214];[.A214];[.F214];[.A214];[.G214];[.A214];[.H214])" office:value-type="string" office:string-value="&lt;option type=&quot;bool&quot; default_value=&quot;false&quot; name=&quot;RBL_spa&quot; title_id=&quot;RBL_spa_id&quot; desc_id=&quot;RBL_spa_desc&quot;/&gt;" calcext:value-type="string">
            <text:p>&lt;option type="bool" default_value="false" name="RBL_spa" title_id="RBL_spa_id" desc_id="RBL_spa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Brooklyn 10-10</text:p>
          </table:table-cell>
          <table:table-cell table:formula="of:=COM.MICROSOFT.CONCAT([.N214];[.J214];[.O214];[.K214];[.P214])" office:value-type="string" office:string-value="&quot;RBL_spa_id&quot;:&quot;Brooklyn 10-10&quot;," calcext:value-type="string">
            <text:p>"RBL_spa_id":"Brooklyn 10-10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b</text:p>
          </table:table-cell>
          <table:table-cell table:formula="of:=COM.MICROSOFT.CONCAT([.E215];[.A215];[.F215];[.A215];[.G215];[.A215];[.H215])" office:value-type="string" office:string-value="&lt;option type=&quot;bool&quot; default_value=&quot;false&quot; name=&quot;RBL_brb&quot; title_id=&quot;RBL_brb_id&quot; desc_id=&quot;RBL_brb_desc&quot;/&gt;" calcext:value-type="string">
            <text:p>&lt;option type="bool" default_value="false" name="RBL_brb" title_id="RBL_brb_id" desc_id="RBL_brb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rb</text:p>
          </table:table-cell>
          <table:table-cell office:value-type="string" calcext:value-type="string">
            <text:p>Brooklyn Bank</text:p>
          </table:table-cell>
          <table:table-cell table:formula="of:=COM.MICROSOFT.CONCAT([.N215];[.J215];[.O215];[.K215];[.P215])" office:value-type="string" office:string-value="&quot;RBL_brb_id&quot;:&quot;Brooklyn Bank&quot;," calcext:value-type="string">
            <text:p>"RBL_brb_id":"Brooklyn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at</text:p>
          </table:table-cell>
          <table:table-cell table:formula="of:=COM.MICROSOFT.CONCAT([.E216];[.A216];[.F216];[.A216];[.G216];[.A216];[.H216])" office:value-type="string" office:string-value="&lt;option type=&quot;bool&quot; default_value=&quot;false&quot; name=&quot;RBL_rat&quot; title_id=&quot;RBL_rat_id&quot; desc_id=&quot;RBL_rat_desc&quot;/&gt;" calcext:value-type="string">
            <text:p>&lt;option type="bool" default_value="false" name="RBL_rat" title_id="RBL_rat_id" desc_id="RBL_ra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Cook Off</text:p>
          </table:table-cell>
          <table:table-cell table:formula="of:=COM.MICROSOFT.CONCAT([.N216];[.J216];[.O216];[.K216];[.P216])" office:value-type="string" office:string-value="&quot;RBL_rat_id&quot;:&quot;Cook Off&quot;," calcext:value-type="string">
            <text:p>"RBL_rat_id":"Cook Off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l</text:p>
          </table:table-cell>
          <table:table-cell table:formula="of:=COM.MICROSOFT.CONCAT([.E217];[.A217];[.F217];[.A217];[.G217];[.A217];[.H217])" office:value-type="string" office:string-value="&lt;option type=&quot;bool&quot; default_value=&quot;false&quot; name=&quot;RBL_pal&quot; title_id=&quot;RBL_pal_id&quot; desc_id=&quot;RBL_pal_desc&quot;/&gt;" calcext:value-type="string">
            <text:p>&lt;option type="bool" default_value="false" name="RBL_pal" title_id="RBL_pal_id" desc_id="RBL_pal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al</text:p>
          </table:table-cell>
          <table:table-cell office:value-type="string" calcext:value-type="string">
            <text:p>Counterfeit</text:p>
          </table:table-cell>
          <table:table-cell table:formula="of:=COM.MICROSOFT.CONCAT([.N217];[.J217];[.O217];[.K217];[.P217])" office:value-type="string" office:string-value="&quot;RBL_pal_id&quot;:&quot;Counterfeit&quot;," calcext:value-type="string">
            <text:p>"RBL_pal_id":"Counterfei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vh</text:p>
          </table:table-cell>
          <table:table-cell table:formula="of:=COM.MICROSOFT.CONCAT([.E218];[.A218];[.F218];[.A218];[.G218];[.A218];[.H218])" office:value-type="string" office:string-value="&lt;option type=&quot;bool&quot; default_value=&quot;false&quot; name=&quot;RBL_hvh&quot; title_id=&quot;RBL_hvh_id&quot; desc_id=&quot;RBL_hvh_desc&quot;/&gt;" calcext:value-type="string">
            <text:p>&lt;option type="bool" default_value="false" name="RBL_hvh" title_id="RBL_hvh_id" desc_id="RBL_hv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vh</text:p>
          </table:table-cell>
          <table:table-cell office:value-type="string" calcext:value-type="string">
            <text:p>Cursed Kill Room</text:p>
          </table:table-cell>
          <table:table-cell table:formula="of:=COM.MICROSOFT.CONCAT([.N218];[.J218];[.O218];[.K218];[.P218])" office:value-type="string" office:string-value="&quot;RBL_hvh_id&quot;:&quot;Cursed Kill Room&quot;," calcext:value-type="string">
            <text:p>"RBL_hvh_id":"Cursed Kill Room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tion_day_3</text:p>
          </table:table-cell>
          <table:table-cell table:formula="of:=COM.MICROSOFT.CONCAT([.E219];[.A219];[.F219];[.A219];[.G219];[.A219];[.H219])" office:value-type="string" office:string-value="&lt;option type=&quot;bool&quot; default_value=&quot;false&quot; name=&quot;RBL_election_day_3&quot; title_id=&quot;RBL_election_day_3_id&quot; desc_id=&quot;RBL_election_day_3_desc&quot;/&gt;" calcext:value-type="string">
            <text:p>&lt;option type="bool" default_value="false" name="RBL_election_day_3" title_id="RBL_election_day_3_id" desc_id="RBL_election_day_3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lection_day_3</text:p>
          </table:table-cell>
          <table:table-cell office:value-type="string" calcext:value-type="string">
            <text:p>Election Day (Day 2 | Plan B)</text:p>
          </table:table-cell>
          <table:table-cell table:formula="of:=COM.MICROSOFT.CONCAT([.N219];[.J219];[.O219];[.K219];[.P219])" office:value-type="string" office:string-value="&quot;RBL_election_day_3_id&quot;:&quot;Election Day (Day 2 | Plan B)&quot;," calcext:value-type="string">
            <text:p>"RBL_election_day_3_id":"Election Day (Day 2 | Plan B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scape_cafe_day</text:p>
          </table:table-cell>
          <table:table-cell table:formula="of:=COM.MICROSOFT.CONCAT([.E220];[.A220];[.F220];[.A220];[.G220];[.A220];[.H220])" office:value-type="string" office:string-value="&lt;option type=&quot;bool&quot; default_value=&quot;false&quot; name=&quot;RBL_escape_cafe_day&quot; title_id=&quot;RBL_escape_cafe_day_id&quot; desc_id=&quot;RBL_escape_cafe_day_desc&quot;/&gt;" calcext:value-type="string">
            <text:p>&lt;option type="bool" default_value="false" name="RBL_escape_cafe_day" title_id="RBL_escape_cafe_day_id" desc_id="RBL_escape_cafe_da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cafe_day</text:p>
          </table:table-cell>
          <table:table-cell office:value-type="string" calcext:value-type="string">
            <text:p>Escape: Cafe</text:p>
          </table:table-cell>
          <table:table-cell table:formula="of:=COM.MICROSOFT.CONCAT([.N220];[.J220];[.O220];[.K220];[.P220])" office:value-type="string" office:string-value="&quot;RBL_escape_cafe_day_id&quot;:&quot;Escape: Cafe&quot;," calcext:value-type="string">
            <text:p>"RBL_escape_cafe_day_id":"Escape: Caf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scape_cafe</text:p>
          </table:table-cell>
          <table:table-cell table:formula="of:=COM.MICROSOFT.CONCAT([.E221];[.A221];[.F221];[.A221];[.G221];[.A221];[.H221])" office:value-type="string" office:string-value="&lt;option type=&quot;bool&quot; default_value=&quot;false&quot; name=&quot;RBL_escape_cafe&quot; title_id=&quot;RBL_escape_cafe_id&quot; desc_id=&quot;RBL_escape_cafe_desc&quot;/&gt;" calcext:value-type="string">
            <text:p>&lt;option type="bool" default_value="false" name="RBL_escape_cafe" title_id="RBL_escape_cafe_id" desc_id="RBL_escape_caf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cafe</text:p>
          </table:table-cell>
          <table:table-cell office:value-type="string" calcext:value-type="string">
            <text:p>Escape: Cafe (Night)</text:p>
          </table:table-cell>
          <table:table-cell table:formula="of:=COM.MICROSOFT.CONCAT([.N221];[.J221];[.O221];[.K221];[.P221])" office:value-type="string" office:string-value="&quot;RBL_escape_cafe_id&quot;:&quot;Escape: Cafe (Night)&quot;," calcext:value-type="string">
            <text:p>"RBL_escape_cafe_id":"Escape: Cafe (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scape_garage</text:p>
          </table:table-cell>
          <table:table-cell table:formula="of:=COM.MICROSOFT.CONCAT([.E222];[.A222];[.F222];[.A222];[.G222];[.A222];[.H222])" office:value-type="string" office:string-value="&lt;option type=&quot;bool&quot; default_value=&quot;false&quot; name=&quot;RBL_escape_garage&quot; title_id=&quot;RBL_escape_garage_id&quot; desc_id=&quot;RBL_escape_garage_desc&quot;/&gt;" calcext:value-type="string">
            <text:p>&lt;option type="bool" default_value="false" name="RBL_escape_garage" title_id="RBL_escape_garage_id" desc_id="RBL_escape_garag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garage</text:p>
          </table:table-cell>
          <table:table-cell office:value-type="string" calcext:value-type="string">
            <text:p>Escape: Garage</text:p>
          </table:table-cell>
          <table:table-cell table:formula="of:=COM.MICROSOFT.CONCAT([.N222];[.J222];[.O222];[.K222];[.P222])" office:value-type="string" office:string-value="&quot;RBL_escape_garage_id&quot;:&quot;Escape: Garage&quot;," calcext:value-type="string">
            <text:p>"RBL_escape_garage_id":"Escape: Garag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scape_overpass</text:p>
          </table:table-cell>
          <table:table-cell table:formula="of:=COM.MICROSOFT.CONCAT([.E223];[.A223];[.F223];[.A223];[.G223];[.A223];[.H223])" office:value-type="string" office:string-value="&lt;option type=&quot;bool&quot; default_value=&quot;false&quot; name=&quot;RBL_escape_overpass&quot; title_id=&quot;RBL_escape_overpass_id&quot; desc_id=&quot;RBL_escape_overpass_desc&quot;/&gt;" calcext:value-type="string">
            <text:p>&lt;option type="bool" default_value="false" name="RBL_escape_overpass" title_id="RBL_escape_overpass_id" desc_id="RBL_escape_overpas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overpass</text:p>
          </table:table-cell>
          <table:table-cell office:value-type="string" calcext:value-type="string">
            <text:p>Escape: Overpass</text:p>
          </table:table-cell>
          <table:table-cell table:formula="of:=COM.MICROSOFT.CONCAT([.N223];[.J223];[.O223];[.K223];[.P223])" office:value-type="string" office:string-value="&quot;RBL_escape_overpass_id&quot;:&quot;Escape: Overpass&quot;," calcext:value-type="string">
            <text:p>"RBL_escape_overpass_id":"Escape: Overpas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scape_park_day</text:p>
          </table:table-cell>
          <table:table-cell table:formula="of:=COM.MICROSOFT.CONCAT([.E224];[.A224];[.F224];[.A224];[.G224];[.A224];[.H224])" office:value-type="string" office:string-value="&lt;option type=&quot;bool&quot; default_value=&quot;false&quot; name=&quot;RBL_escape_park_day&quot; title_id=&quot;RBL_escape_park_day_id&quot; desc_id=&quot;RBL_escape_park_day_desc&quot;/&gt;" calcext:value-type="string">
            <text:p>&lt;option type="bool" default_value="false" name="RBL_escape_park_day" title_id="RBL_escape_park_day_id" desc_id="RBL_escape_park_da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park_day</text:p>
          </table:table-cell>
          <table:table-cell office:value-type="string" calcext:value-type="string">
            <text:p>Escape: Park</text:p>
          </table:table-cell>
          <table:table-cell table:formula="of:=COM.MICROSOFT.CONCAT([.N224];[.J224];[.O224];[.K224];[.P224])" office:value-type="string" office:string-value="&quot;RBL_escape_park_day_id&quot;:&quot;Escape: Park&quot;," calcext:value-type="string">
            <text:p>"RBL_escape_park_day_id":"Escape: Par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scape_park</text:p>
          </table:table-cell>
          <table:table-cell table:formula="of:=COM.MICROSOFT.CONCAT([.E225];[.A225];[.F225];[.A225];[.G225];[.A225];[.H225])" office:value-type="string" office:string-value="&lt;option type=&quot;bool&quot; default_value=&quot;false&quot; name=&quot;RBL_escape_park&quot; title_id=&quot;RBL_escape_park_id&quot; desc_id=&quot;RBL_escape_park_desc&quot;/&gt;" calcext:value-type="string">
            <text:p>&lt;option type="bool" default_value="false" name="RBL_escape_park" title_id="RBL_escape_park_id" desc_id="RBL_escape_park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park</text:p>
          </table:table-cell>
          <table:table-cell office:value-type="string" calcext:value-type="string">
            <text:p>Escape: Park (Night)</text:p>
          </table:table-cell>
          <table:table-cell table:formula="of:=COM.MICROSOFT.CONCAT([.N225];[.J225];[.O225];[.K225];[.P225])" office:value-type="string" office:string-value="&quot;RBL_escape_park_id&quot;:&quot;Escape: Park (Night)&quot;," calcext:value-type="string">
            <text:p>"RBL_escape_park_id":"Escape: Park (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scape_street</text:p>
          </table:table-cell>
          <table:table-cell table:formula="of:=COM.MICROSOFT.CONCAT([.E226];[.A226];[.F226];[.A226];[.G226];[.A226];[.H226])" office:value-type="string" office:string-value="&lt;option type=&quot;bool&quot; default_value=&quot;false&quot; name=&quot;RBL_escape_street&quot; title_id=&quot;RBL_escape_street_id&quot; desc_id=&quot;RBL_escape_street_desc&quot;/&gt;" calcext:value-type="string">
            <text:p>&lt;option type="bool" default_value="false" name="RBL_escape_street" title_id="RBL_escape_street_id" desc_id="RBL_escape_stree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escape_street</text:p>
          </table:table-cell>
          <table:table-cell office:value-type="string" calcext:value-type="string">
            <text:p>Escape: Street</text:p>
          </table:table-cell>
          <table:table-cell table:formula="of:=COM.MICROSOFT.CONCAT([.N226];[.J226];[.O226];[.K226];[.P226])" office:value-type="string" office:string-value="&quot;RBL_escape_street_id&quot;:&quot;Escape: Street&quot;," calcext:value-type="string">
            <text:p>"RBL_escape_street_id":"Escape: Stree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irestarter_1</text:p>
          </table:table-cell>
          <table:table-cell table:formula="of:=COM.MICROSOFT.CONCAT([.E227];[.A227];[.F227];[.A227];[.G227];[.A227];[.H227])" office:value-type="string" office:string-value="&lt;option type=&quot;bool&quot; default_value=&quot;false&quot; name=&quot;RBL_firestarter_1&quot; title_id=&quot;RBL_firestarter_1_id&quot; desc_id=&quot;RBL_firestarter_1_desc&quot;/&gt;" calcext:value-type="string">
            <text:p>&lt;option type="bool" default_value="false" name="RBL_firestarter_1" title_id="RBL_firestarter_1_id" desc_id="RBL_firestarter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irestarter_1</text:p>
          </table:table-cell>
          <table:table-cell office:value-type="string" calcext:value-type="string">
            <text:p>Firestarter (Day 1)</text:p>
          </table:table-cell>
          <table:table-cell table:formula="of:=COM.MICROSOFT.CONCAT([.N227];[.J227];[.O227];[.K227];[.P227])" office:value-type="string" office:string-value="&quot;RBL_firestarter_1_id&quot;:&quot;Firestarter (Day 1)&quot;," calcext:value-type="string">
            <text:p>"RBL_firestarter_1_id":"Firestarter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eta</text:p>
          </table:table-cell>
          <table:table-cell table:formula="of:=COM.MICROSOFT.CONCAT([.E228];[.A228];[.F228];[.A228];[.G228];[.A228];[.H228])" office:value-type="string" office:string-value="&lt;option type=&quot;bool&quot; default_value=&quot;false&quot; name=&quot;RBL_peta&quot; title_id=&quot;RBL_peta_id&quot; desc_id=&quot;RBL_peta_desc&quot;/&gt;" calcext:value-type="string">
            <text:p>&lt;option type="bool" default_value="false" name="RBL_peta" title_id="RBL_peta_id" desc_id="RBL_peta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eta</text:p>
          </table:table-cell>
          <table:table-cell office:value-type="string" calcext:value-type="string">
            <text:p>Goat Simulator (Day 1)</text:p>
          </table:table-cell>
          <table:table-cell table:formula="of:=COM.MICROSOFT.CONCAT([.N228];[.J228];[.O228];[.K228];[.P228])" office:value-type="string" office:string-value="&quot;RBL_peta_id&quot;:&quot;Goat Simulator (Day 1)&quot;," calcext:value-type="string">
            <text:p>"RBL_peta_id":"Goat Simulator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eta2</text:p>
          </table:table-cell>
          <table:table-cell table:formula="of:=COM.MICROSOFT.CONCAT([.E229];[.A229];[.F229];[.A229];[.G229];[.A229];[.H229])" office:value-type="string" office:string-value="&lt;option type=&quot;bool&quot; default_value=&quot;false&quot; name=&quot;RBL_peta2&quot; title_id=&quot;RBL_peta2_id&quot; desc_id=&quot;RBL_peta2_desc&quot;/&gt;" calcext:value-type="string">
            <text:p>&lt;option type="bool" default_value="false" name="RBL_peta2" title_id="RBL_peta2_id" desc_id="RBL_peta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eta2</text:p>
          </table:table-cell>
          <table:table-cell office:value-type="string" calcext:value-type="string">
            <text:p>Goat Simulator (Day 2)</text:p>
          </table:table-cell>
          <table:table-cell table:formula="of:=COM.MICROSOFT.CONCAT([.N229];[.J229];[.O229];[.K229];[.P229])" office:value-type="string" office:string-value="&quot;RBL_peta2_id&quot;:&quot;Goat Simulator (Day 2)&quot;," calcext:value-type="string">
            <text:p>"RBL_peta2_id":"Goat Simulator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lace</text:p>
          </table:table-cell>
          <table:table-cell table:formula="of:=COM.MICROSOFT.CONCAT([.E230];[.A230];[.F230];[.A230];[.G230];[.A230];[.H230])" office:value-type="string" office:string-value="&lt;option type=&quot;bool&quot; default_value=&quot;false&quot; name=&quot;RBL_glace&quot; title_id=&quot;RBL_glace_id&quot; desc_id=&quot;RBL_glace_desc&quot;/&gt;" calcext:value-type="string">
            <text:p>&lt;option type="bool" default_value="false" name="RBL_glace" title_id="RBL_glace_id" desc_id="RBL_glac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glace</text:p>
          </table:table-cell>
          <table:table-cell office:value-type="string" calcext:value-type="string">
            <text:p>Green Bridge</text:p>
          </table:table-cell>
          <table:table-cell table:formula="of:=COM.MICROSOFT.CONCAT([.N230];[.J230];[.O230];[.K230];[.P230])" office:value-type="string" office:string-value="&quot;RBL_glace_id&quot;:&quot;Green Bridge&quot;," calcext:value-type="string">
            <text:p>"RBL_glace_id":"Green Bridg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un</text:p>
          </table:table-cell>
          <table:table-cell table:formula="of:=COM.MICROSOFT.CONCAT([.E231];[.A231];[.F231];[.A231];[.G231];[.A231];[.H231])" office:value-type="string" office:string-value="&lt;option type=&quot;bool&quot; default_value=&quot;false&quot; name=&quot;RBL_run&quot; title_id=&quot;RBL_run_id&quot; desc_id=&quot;RBL_run_desc&quot;/&gt;" calcext:value-type="string">
            <text:p>&lt;option type="bool" default_value="false" name="RBL_run" title_id="RBL_run_id" desc_id="RBL_ru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Heat Street</text:p>
          </table:table-cell>
          <table:table-cell table:formula="of:=COM.MICROSOFT.CONCAT([.N231];[.J231];[.O231];[.K231];[.P231])" office:value-type="string" office:string-value="&quot;RBL_run_id&quot;:&quot;Heat Street&quot;," calcext:value-type="string">
            <text:p>"RBL_run_id":"Heat Stree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ph</text:p>
          </table:table-cell>
          <table:table-cell table:formula="of:=COM.MICROSOFT.CONCAT([.E232];[.A232];[.F232];[.A232];[.G232];[.A232];[.H232])" office:value-type="string" office:string-value="&lt;option type=&quot;bool&quot; default_value=&quot;false&quot; name=&quot;RBL_bph&quot; title_id=&quot;RBL_bph_id&quot; desc_id=&quot;RBL_bph_desc&quot;/&gt;" calcext:value-type="string">
            <text:p>&lt;option type="bool" default_value="false" name="RBL_bph" title_id="RBL_bph_id" desc_id="RBL_bp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ph</text:p>
          </table:table-cell>
          <table:table-cell office:value-type="string" calcext:value-type="string">
            <text:p>Hell’s Island</text:p>
          </table:table-cell>
          <table:table-cell table:formula="of:=COM.MICROSOFT.CONCAT([.N232];[.J232];[.O232];[.K232];[.P232])" office:value-type="string" office:string-value="&quot;RBL_bph_id&quot;:&quot;Hell’s Island&quot;," calcext:value-type="string">
            <text:p>"RBL_bph_id":"Hell’s Islan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es</text:p>
          </table:table-cell>
          <table:table-cell table:formula="of:=COM.MICROSOFT.CONCAT([.E233];[.A233];[.F233];[.A233];[.G233];[.A233];[.H233])" office:value-type="string" office:string-value="&lt;option type=&quot;bool&quot; default_value=&quot;false&quot; name=&quot;RBL_des&quot; title_id=&quot;RBL_des_id&quot; desc_id=&quot;RBL_des_desc&quot;/&gt;" calcext:value-type="string">
            <text:p>&lt;option type="bool" default_value="false" name="RBL_des" title_id="RBL_des_id" desc_id="RBL_de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Henry’s Rock</text:p>
          </table:table-cell>
          <table:table-cell table:formula="of:=COM.MICROSOFT.CONCAT([.N233];[.J233];[.O233];[.K233];[.P233])" office:value-type="string" office:string-value="&quot;RBL_des_id&quot;:&quot;Henry’s Rock&quot;," calcext:value-type="string">
            <text:p>"RBL_des_id":"Henry’s Roc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km_red2</text:p>
          </table:table-cell>
          <table:table-cell table:formula="of:=COM.MICROSOFT.CONCAT([.E234];[.A234];[.F234];[.A234];[.G234];[.A234];[.H234])" office:value-type="string" office:string-value="&lt;option type=&quot;bool&quot; default_value=&quot;false&quot; name=&quot;RBL_skm_red2&quot; title_id=&quot;RBL_skm_red2_id&quot; desc_id=&quot;RBL_skm_red2_desc&quot;/&gt;" calcext:value-type="string">
            <text:p>&lt;option type="bool" default_value="false" name="RBL_skm_red2" title_id="RBL_skm_red2_id" desc_id="RBL_skm_red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red2</text:p>
          </table:table-cell>
          <table:table-cell office:value-type="string" calcext:value-type="string">
            <text:p>Holdout: First World Bank</text:p>
          </table:table-cell>
          <table:table-cell table:formula="of:=COM.MICROSOFT.CONCAT([.N234];[.J234];[.O234];[.K234];[.P234])" office:value-type="string" office:string-value="&quot;RBL_skm_red2_id&quot;:&quot;Holdout: First World Bank&quot;," calcext:value-type="string">
            <text:p>"RBL_skm_red2_id":"Holdout: First World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km_cas</text:p>
          </table:table-cell>
          <table:table-cell table:formula="of:=COM.MICROSOFT.CONCAT([.E235];[.A235];[.F235];[.A235];[.G235];[.A235];[.H235])" office:value-type="string" office:string-value="&lt;option type=&quot;bool&quot; default_value=&quot;false&quot; name=&quot;RBL_skm_cas&quot; title_id=&quot;RBL_skm_cas_id&quot; desc_id=&quot;RBL_skm_cas_desc&quot;/&gt;" calcext:value-type="string">
            <text:p>&lt;option type="bool" default_value="false" name="RBL_skm_cas" title_id="RBL_skm_cas_id" desc_id="RBL_skm_ca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cas</text:p>
          </table:table-cell>
          <table:table-cell office:value-type="string" calcext:value-type="string">
            <text:p>Holdout: Golden Grin Casino</text:p>
          </table:table-cell>
          <table:table-cell table:formula="of:=COM.MICROSOFT.CONCAT([.N235];[.J235];[.O235];[.K235];[.P235])" office:value-type="string" office:string-value="&quot;RBL_skm_cas_id&quot;:&quot;Holdout: Golden Grin Casino&quot;," calcext:value-type="string">
            <text:p>"RBL_skm_cas_id":"Holdout: Golden Grin Casino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km_run</text:p>
          </table:table-cell>
          <table:table-cell table:formula="of:=COM.MICROSOFT.CONCAT([.E236];[.A236];[.F236];[.A236];[.G236];[.A236];[.H236])" office:value-type="string" office:string-value="&lt;option type=&quot;bool&quot; default_value=&quot;false&quot; name=&quot;RBL_skm_run&quot; title_id=&quot;RBL_skm_run_id&quot; desc_id=&quot;RBL_skm_run_desc&quot;/&gt;" calcext:value-type="string">
            <text:p>&lt;option type="bool" default_value="false" name="RBL_skm_run" title_id="RBL_skm_run_id" desc_id="RBL_skm_ru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run</text:p>
          </table:table-cell>
          <table:table-cell office:value-type="string" calcext:value-type="string">
            <text:p>Holdout: Heat Street</text:p>
          </table:table-cell>
          <table:table-cell table:formula="of:=COM.MICROSOFT.CONCAT([.N236];[.J236];[.O236];[.K236];[.P236])" office:value-type="string" office:string-value="&quot;RBL_skm_run_id&quot;:&quot;Holdout: Heat Street&quot;," calcext:value-type="string">
            <text:p>"RBL_skm_run_id":"Holdout: Heat Stree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km_mallcrasher</text:p>
          </table:table-cell>
          <table:table-cell table:formula="of:=COM.MICROSOFT.CONCAT([.E237];[.A237];[.F237];[.A237];[.G237];[.A237];[.H237])" office:value-type="string" office:string-value="&lt;option type=&quot;bool&quot; default_value=&quot;false&quot; name=&quot;RBL_skm_mallcrasher&quot; title_id=&quot;RBL_skm_mallcrasher_id&quot; desc_id=&quot;RBL_skm_mallcrasher_desc&quot;/&gt;" calcext:value-type="string">
            <text:p>&lt;option type="bool" default_value="false" name="RBL_skm_mallcrasher" title_id="RBL_skm_mallcrasher_id" desc_id="RBL_skm_mallcrashe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mallcrasher</text:p>
          </table:table-cell>
          <table:table-cell office:value-type="string" calcext:value-type="string">
            <text:p>Holdout: Mallcrasher</text:p>
          </table:table-cell>
          <table:table-cell table:formula="of:=COM.MICROSOFT.CONCAT([.N237];[.J237];[.O237];[.K237];[.P237])" office:value-type="string" office:string-value="&quot;RBL_skm_mallcrasher_id&quot;:&quot;Holdout: Mallcrasher&quot;," calcext:value-type="string">
            <text:p>"RBL_skm_mallcrasher_id":"Holdout: Mallcrash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km_bex</text:p>
          </table:table-cell>
          <table:table-cell table:formula="of:=COM.MICROSOFT.CONCAT([.E238];[.A238];[.F238];[.A238];[.G238];[.A238];[.H238])" office:value-type="string" office:string-value="&lt;option type=&quot;bool&quot; default_value=&quot;false&quot; name=&quot;RBL_skm_bex&quot; title_id=&quot;RBL_skm_bex_id&quot; desc_id=&quot;RBL_skm_bex_desc&quot;/&gt;" calcext:value-type="string">
            <text:p>&lt;option type="bool" default_value="false" name="RBL_skm_bex" title_id="RBL_skm_bex_id" desc_id="RBL_skm_bex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bex</text:p>
          </table:table-cell>
          <table:table-cell office:value-type="string" calcext:value-type="string">
            <text:p>Holdout: San Martin Bank</text:p>
          </table:table-cell>
          <table:table-cell table:formula="of:=COM.MICROSOFT.CONCAT([.N238];[.J238];[.O238];[.K238];[.P238])" office:value-type="string" office:string-value="&quot;RBL_skm_bex_id&quot;:&quot;Holdout: San Martin Bank&quot;," calcext:value-type="string">
            <text:p>"RBL_skm_bex_id":"Holdout: San Martin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km_arena</text:p>
          </table:table-cell>
          <table:table-cell table:formula="of:=COM.MICROSOFT.CONCAT([.E239];[.A239];[.F239];[.A239];[.G239];[.A239];[.H239])" office:value-type="string" office:string-value="&lt;option type=&quot;bool&quot; default_value=&quot;false&quot; name=&quot;RBL_skm_arena&quot; title_id=&quot;RBL_skm_arena_id&quot; desc_id=&quot;RBL_skm_arena_desc&quot;/&gt;" calcext:value-type="string">
            <text:p>&lt;option type="bool" default_value="false" name="RBL_skm_arena" title_id="RBL_skm_arena_id" desc_id="RBL_skm_arena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arena</text:p>
          </table:table-cell>
          <table:table-cell office:value-type="string" calcext:value-type="string">
            <text:p>Holdout: The Alesso Heist</text:p>
          </table:table-cell>
          <table:table-cell table:formula="of:=COM.MICROSOFT.CONCAT([.N239];[.J239];[.O239];[.K239];[.P239])" office:value-type="string" office:string-value="&quot;RBL_skm_arena_id&quot;:&quot;Holdout: The Alesso Heist&quot;," calcext:value-type="string">
            <text:p>"RBL_skm_arena_id":"Holdout: The Alesso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km_big2</text:p>
          </table:table-cell>
          <table:table-cell table:formula="of:=COM.MICROSOFT.CONCAT([.E240];[.A240];[.F240];[.A240];[.G240];[.A240];[.H240])" office:value-type="string" office:string-value="&lt;option type=&quot;bool&quot; default_value=&quot;false&quot; name=&quot;RBL_skm_big2&quot; title_id=&quot;RBL_skm_big2_id&quot; desc_id=&quot;RBL_skm_big2_desc&quot;/&gt;" calcext:value-type="string">
            <text:p>&lt;option type="bool" default_value="false" name="RBL_skm_big2" title_id="RBL_skm_big2_id" desc_id="RBL_skm_big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big2</text:p>
          </table:table-cell>
          <table:table-cell office:value-type="string" calcext:value-type="string">
            <text:p>Holdout: The Big Bank</text:p>
          </table:table-cell>
          <table:table-cell table:formula="of:=COM.MICROSOFT.CONCAT([.N240];[.J240];[.O240];[.K240];[.P240])" office:value-type="string" office:string-value="&quot;RBL_skm_big2_id&quot;:&quot;Holdout: The Big Bank&quot;," calcext:value-type="string">
            <text:p>"RBL_skm_big2_id":"Holdout: The Big Ban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km_mus</text:p>
          </table:table-cell>
          <table:table-cell table:formula="of:=COM.MICROSOFT.CONCAT([.E241];[.A241];[.F241];[.A241];[.G241];[.A241];[.H241])" office:value-type="string" office:string-value="&lt;option type=&quot;bool&quot; default_value=&quot;false&quot; name=&quot;RBL_skm_mus&quot; title_id=&quot;RBL_skm_mus_id&quot; desc_id=&quot;RBL_skm_mus_desc&quot;/&gt;" calcext:value-type="string">
            <text:p>&lt;option type="bool" default_value="false" name="RBL_skm_mus" title_id="RBL_skm_mus_id" desc_id="RBL_skm_mu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mus</text:p>
          </table:table-cell>
          <table:table-cell office:value-type="string" calcext:value-type="string">
            <text:p>Holdout: The Diamond</text:p>
          </table:table-cell>
          <table:table-cell table:formula="of:=COM.MICROSOFT.CONCAT([.N241];[.J241];[.O241];[.K241];[.P241])" office:value-type="string" office:string-value="&quot;RBL_skm_mus_id&quot;:&quot;Holdout: The Diamond&quot;," calcext:value-type="string">
            <text:p>"RBL_skm_mus_id":"Holdout: The Diamon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km_watchdogs_stage2</text:p>
          </table:table-cell>
          <table:table-cell table:formula="of:=COM.MICROSOFT.CONCAT([.E242];[.A242];[.F242];[.A242];[.G242];[.A242];[.H242])" office:value-type="string" office:string-value="&lt;option type=&quot;bool&quot; default_value=&quot;false&quot; name=&quot;RBL_skm_watchdogs_stage2&quot; title_id=&quot;RBL_skm_watchdogs_stage2_id&quot; desc_id=&quot;RBL_skm_watchdogs_stage2_desc&quot;/&gt;" calcext:value-type="string">
            <text:p>&lt;option type="bool" default_value="false" name="RBL_skm_watchdogs_stage2" title_id="RBL_skm_watchdogs_stage2_id" desc_id="RBL_skm_watchdogs_stage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km_watchdogs_stage2</text:p>
          </table:table-cell>
          <table:table-cell office:value-type="string" calcext:value-type="string">
            <text:p>Holdout: Watchdogs</text:p>
          </table:table-cell>
          <table:table-cell table:formula="of:=COM.MICROSOFT.CONCAT([.N242];[.J242];[.O242];[.K242];[.P242])" office:value-type="string" office:string-value="&quot;RBL_skm_watchdogs_stage2_id&quot;:&quot;Holdout: Watchdogs&quot;," calcext:value-type="string">
            <text:p>"RBL_skm_watchdogs_stage2_id":"Holdout: Watchdog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a_1</text:p>
          </table:table-cell>
          <table:table-cell table:formula="of:=COM.MICROSOFT.CONCAT([.E243];[.A243];[.F243];[.A243];[.G243];[.A243];[.H243])" office:value-type="string" office:string-value="&lt;option type=&quot;bool&quot; default_value=&quot;false&quot; name=&quot;RBL_mia_1&quot; title_id=&quot;RBL_mia_1_id&quot; desc_id=&quot;RBL_mia_1_desc&quot;/&gt;" calcext:value-type="string">
            <text:p>&lt;option type="bool" default_value="false" name="RBL_mia_1" title_id="RBL_mia_1_id" desc_id="RBL_mia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ia_1</text:p>
          </table:table-cell>
          <table:table-cell office:value-type="string" calcext:value-type="string">
            <text:p>Hotline Miami (Day 1)</text:p>
          </table:table-cell>
          <table:table-cell table:formula="of:=COM.MICROSOFT.CONCAT([.N243];[.J243];[.O243];[.K243];[.P243])" office:value-type="string" office:string-value="&quot;RBL_mia_1_id&quot;:&quot;Hotline Miami (Day 1)&quot;," calcext:value-type="string">
            <text:p>"RBL_mia_1_id":"Hotline Miami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a_2</text:p>
          </table:table-cell>
          <table:table-cell table:formula="of:=COM.MICROSOFT.CONCAT([.E244];[.A244];[.F244];[.A244];[.G244];[.A244];[.H244])" office:value-type="string" office:string-value="&lt;option type=&quot;bool&quot; default_value=&quot;false&quot; name=&quot;RBL_mia_2&quot; title_id=&quot;RBL_mia_2_id&quot; desc_id=&quot;RBL_mia_2_desc&quot;/&gt;" calcext:value-type="string">
            <text:p>&lt;option type="bool" default_value="false" name="RBL_mia_2" title_id="RBL_mia_2_id" desc_id="RBL_mia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ia_2</text:p>
          </table:table-cell>
          <table:table-cell office:value-type="string" calcext:value-type="string">
            <text:p>Hotline Miami (Day 2)</text:p>
          </table:table-cell>
          <table:table-cell table:formula="of:=COM.MICROSOFT.CONCAT([.N244];[.J244];[.O244];[.K244];[.P244])" office:value-type="string" office:string-value="&quot;RBL_mia_2_id&quot;:&quot;Hotline Miami (Day 2)&quot;," calcext:value-type="string">
            <text:p>"RBL_mia_2_id":"Hotline Miami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ox_1</text:p>
          </table:table-cell>
          <table:table-cell table:formula="of:=COM.MICROSOFT.CONCAT([.E245];[.A245];[.F245];[.A245];[.G245];[.A245];[.H245])" office:value-type="string" office:string-value="&lt;option type=&quot;bool&quot; default_value=&quot;false&quot; name=&quot;RBL_hox_1&quot; title_id=&quot;RBL_hox_1_id&quot; desc_id=&quot;RBL_hox_1_desc&quot;/&gt;" calcext:value-type="string">
            <text:p>&lt;option type="bool" default_value="false" name="RBL_hox_1" title_id="RBL_hox_1_id" desc_id="RBL_hox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ox_1</text:p>
          </table:table-cell>
          <table:table-cell office:value-type="string" calcext:value-type="string">
            <text:p>Hoxton Breakout (Day 1)</text:p>
          </table:table-cell>
          <table:table-cell table:formula="of:=COM.MICROSOFT.CONCAT([.N245];[.J245];[.O245];[.K245];[.P245])" office:value-type="string" office:string-value="&quot;RBL_hox_1_id&quot;:&quot;Hoxton Breakout (Day 1)&quot;," calcext:value-type="string">
            <text:p>"RBL_hox_1_id":"Hoxton Breakout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ox_2</text:p>
          </table:table-cell>
          <table:table-cell table:formula="of:=COM.MICROSOFT.CONCAT([.E246];[.A246];[.F246];[.A246];[.G246];[.A246];[.H246])" office:value-type="string" office:string-value="&lt;option type=&quot;bool&quot; default_value=&quot;false&quot; name=&quot;RBL_hox_2&quot; title_id=&quot;RBL_hox_2_id&quot; desc_id=&quot;RBL_hox_2_desc&quot;/&gt;" calcext:value-type="string">
            <text:p>&lt;option type="bool" default_value="false" name="RBL_hox_2" title_id="RBL_hox_2_id" desc_id="RBL_hox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ox_2</text:p>
          </table:table-cell>
          <table:table-cell office:value-type="string" calcext:value-type="string">
            <text:p>Hoxton Breakout (Day 2)</text:p>
          </table:table-cell>
          <table:table-cell table:formula="of:=COM.MICROSOFT.CONCAT([.N246];[.J246];[.O246];[.K246];[.P246])" office:value-type="string" office:string-value="&quot;RBL_hox_2_id&quot;:&quot;Hoxton Breakout (Day 2)&quot;," calcext:value-type="string">
            <text:p>"RBL_hox_2_id":"Hoxton Breakout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ail</text:p>
          </table:table-cell>
          <table:table-cell table:formula="of:=COM.MICROSOFT.CONCAT([.E247];[.A247];[.F247];[.A247];[.G247];[.A247];[.H247])" office:value-type="string" office:string-value="&lt;option type=&quot;bool&quot; default_value=&quot;false&quot; name=&quot;RBL_nail&quot; title_id=&quot;RBL_nail_id&quot; desc_id=&quot;RBL_nail_desc&quot;/&gt;" calcext:value-type="string">
            <text:p>&lt;option type="bool" default_value="false" name="RBL_nail" title_id="RBL_nail_id" desc_id="RBL_nail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nail</text:p>
          </table:table-cell>
          <table:table-cell office:value-type="string" calcext:value-type="string">
            <text:p>Lab Rats</text:p>
          </table:table-cell>
          <table:table-cell table:formula="of:=COM.MICROSOFT.CONCAT([.N247];[.J247];[.O247];[.K247];[.P247])" office:value-type="string" office:string-value="&quot;RBL_nail_id&quot;:&quot;Lab Rats&quot;," calcext:value-type="string">
            <text:p>"RBL_nail_id":"Lab Rat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houtout_raid</text:p>
          </table:table-cell>
          <table:table-cell table:formula="of:=COM.MICROSOFT.CONCAT([.E248];[.A248];[.F248];[.A248];[.G248];[.A248];[.H248])" office:value-type="string" office:string-value="&lt;option type=&quot;bool&quot; default_value=&quot;false&quot; name=&quot;RBL_shoutout_raid&quot; title_id=&quot;RBL_shoutout_raid_id&quot; desc_id=&quot;RBL_shoutout_raid_desc&quot;/&gt;" calcext:value-type="string">
            <text:p>&lt;option type="bool" default_value="false" name="RBL_shoutout_raid" title_id="RBL_shoutout_raid_id" desc_id="RBL_shoutout_rai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houtout_raid</text:p>
          </table:table-cell>
          <table:table-cell office:value-type="string" calcext:value-type="string">
            <text:p>Meltdown</text:p>
          </table:table-cell>
          <table:table-cell table:formula="of:=COM.MICROSOFT.CONCAT([.N248];[.J248];[.O248];[.K248];[.P248])" office:value-type="string" office:string-value="&quot;RBL_shoutout_raid_id&quot;:&quot;Meltdown&quot;," calcext:value-type="string">
            <text:p>"RBL_shoutout_raid_id":"Meltdow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mh</text:p>
          </table:table-cell>
          <table:table-cell table:formula="of:=COM.MICROSOFT.CONCAT([.E249];[.A249];[.F249];[.A249];[.G249];[.A249];[.H249])" office:value-type="string" office:string-value="&lt;option type=&quot;bool&quot; default_value=&quot;false&quot; name=&quot;RBL_nmh&quot; title_id=&quot;RBL_nmh_id&quot; desc_id=&quot;RBL_nmh_desc&quot;/&gt;" calcext:value-type="string">
            <text:p>&lt;option type="bool" default_value="false" name="RBL_nmh" title_id="RBL_nmh_id" desc_id="RBL_nmh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nmh</text:p>
          </table:table-cell>
          <table:table-cell office:value-type="string" calcext:value-type="string">
            <text:p>No Mercy</text:p>
          </table:table-cell>
          <table:table-cell table:formula="of:=COM.MICROSOFT.CONCAT([.N249];[.J249];[.O249];[.K249];[.P249])" office:value-type="string" office:string-value="&quot;RBL_nmh_id&quot;:&quot;No Mercy&quot;," calcext:value-type="string">
            <text:p>"RBL_nmh_id":"No Mercy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lat</text:p>
          </table:table-cell>
          <table:table-cell table:formula="of:=COM.MICROSOFT.CONCAT([.E250];[.A250];[.F250];[.A250];[.G250];[.A250];[.H250])" office:value-type="string" office:string-value="&lt;option type=&quot;bool&quot; default_value=&quot;false&quot; name=&quot;RBL_flat&quot; title_id=&quot;RBL_flat_id&quot; desc_id=&quot;RBL_flat_desc&quot;/&gt;" calcext:value-type="string">
            <text:p>&lt;option type="bool" default_value="false" name="RBL_flat" title_id="RBL_flat_id" desc_id="RBL_fla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flat</text:p>
          </table:table-cell>
          <table:table-cell office:value-type="string" calcext:value-type="string">
            <text:p>Panic Room</text:p>
          </table:table-cell>
          <table:table-cell table:formula="of:=COM.MICROSOFT.CONCAT([.N250];[.J250];[.O250];[.K250];[.P250])" office:value-type="string" office:string-value="&quot;RBL_flat_id&quot;:&quot;Panic Room&quot;," calcext:value-type="string">
            <text:p>"RBL_flat_id":"Panic Room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elp</text:p>
          </table:table-cell>
          <table:table-cell table:formula="of:=COM.MICROSOFT.CONCAT([.E251];[.A251];[.F251];[.A251];[.G251];[.A251];[.H251])" office:value-type="string" office:string-value="&lt;option type=&quot;bool&quot; default_value=&quot;false&quot; name=&quot;RBL_help&quot; title_id=&quot;RBL_help_id&quot; desc_id=&quot;RBL_help_desc&quot;/&gt;" calcext:value-type="string">
            <text:p>&lt;option type="bool" default_value="false" name="RBL_help" title_id="RBL_help_id" desc_id="RBL_help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Prison Nightmare</text:p>
          </table:table-cell>
          <table:table-cell table:formula="of:=COM.MICROSOFT.CONCAT([.N251];[.J251];[.O251];[.K251];[.P251])" office:value-type="string" office:string-value="&quot;RBL_help_id&quot;:&quot;Prison Nightmare&quot;," calcext:value-type="string">
            <text:p>"RBL_help_id":"Prison Nightmar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lex_1</text:p>
          </table:table-cell>
          <table:table-cell table:formula="of:=COM.MICROSOFT.CONCAT([.E252];[.A252];[.F252];[.A252];[.G252];[.A252];[.H252])" office:value-type="string" office:string-value="&lt;option type=&quot;bool&quot; default_value=&quot;false&quot; name=&quot;RBL_alex_1&quot; title_id=&quot;RBL_alex_1_id&quot; desc_id=&quot;RBL_alex_1_desc&quot;/&gt;" calcext:value-type="string">
            <text:p>&lt;option type="bool" default_value="false" name="RBL_alex_1" title_id="RBL_alex_1_id" desc_id="RBL_alex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lex_1</text:p>
          </table:table-cell>
          <table:table-cell office:value-type="string" calcext:value-type="string">
            <text:p>Rats (Day 1)</text:p>
          </table:table-cell>
          <table:table-cell table:formula="of:=COM.MICROSOFT.CONCAT([.N252];[.J252];[.O252];[.K252];[.P252])" office:value-type="string" office:string-value="&quot;RBL_alex_1_id&quot;:&quot;Rats (Day 1)&quot;," calcext:value-type="string">
            <text:p>"RBL_alex_1_id":"Rats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lex_2</text:p>
          </table:table-cell>
          <table:table-cell table:formula="of:=COM.MICROSOFT.CONCAT([.E253];[.A253];[.F253];[.A253];[.G253];[.A253];[.H253])" office:value-type="string" office:string-value="&lt;option type=&quot;bool&quot; default_value=&quot;false&quot; name=&quot;RBL_alex_2&quot; title_id=&quot;RBL_alex_2_id&quot; desc_id=&quot;RBL_alex_2_desc&quot;/&gt;" calcext:value-type="string">
            <text:p>&lt;option type="bool" default_value="false" name="RBL_alex_2" title_id="RBL_alex_2_id" desc_id="RBL_alex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lex_2</text:p>
          </table:table-cell>
          <table:table-cell office:value-type="string" calcext:value-type="string">
            <text:p>Rats (Day 2)</text:p>
          </table:table-cell>
          <table:table-cell table:formula="of:=COM.MICROSOFT.CONCAT([.N253];[.J253];[.O253];[.K253];[.P253])" office:value-type="string" office:string-value="&quot;RBL_alex_2_id&quot;:&quot;Rats (Day 2)&quot;," calcext:value-type="string">
            <text:p>"RBL_alex_2_id":"Rats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lex_3</text:p>
          </table:table-cell>
          <table:table-cell table:formula="of:=COM.MICROSOFT.CONCAT([.E254];[.A254];[.F254];[.A254];[.G254];[.A254];[.H254])" office:value-type="string" office:string-value="&lt;option type=&quot;bool&quot; default_value=&quot;false&quot; name=&quot;RBL_alex_3&quot; title_id=&quot;RBL_alex_3_id&quot; desc_id=&quot;RBL_alex_3_desc&quot;/&gt;" calcext:value-type="string">
            <text:p>&lt;option type="bool" default_value="false" name="RBL_alex_3" title_id="RBL_alex_3_id" desc_id="RBL_alex_3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lex_3</text:p>
          </table:table-cell>
          <table:table-cell office:value-type="string" calcext:value-type="string">
            <text:p>Rats (Day 3)</text:p>
          </table:table-cell>
          <table:table-cell table:formula="of:=COM.MICROSOFT.CONCAT([.N254];[.J254];[.O254];[.K254];[.P254])" office:value-type="string" office:string-value="&quot;RBL_alex_3_id&quot;:&quot;Rats (Day 3)&quot;," calcext:value-type="string">
            <text:p>"RBL_alex_3_id":"Rats (Day 3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vd1</text:p>
          </table:table-cell>
          <table:table-cell table:formula="of:=COM.MICROSOFT.CONCAT([.E255];[.A255];[.F255];[.A255];[.G255];[.A255];[.H255])" office:value-type="string" office:string-value="&lt;option type=&quot;bool&quot; default_value=&quot;false&quot; name=&quot;RBL_rvd1&quot; title_id=&quot;RBL_rvd1_id&quot; desc_id=&quot;RBL_rvd1_desc&quot;/&gt;" calcext:value-type="string">
            <text:p>&lt;option type="bool" default_value="false" name="RBL_rvd1" title_id="RBL_rvd1_id" desc_id="RBL_rvd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vd1</text:p>
          </table:table-cell>
          <table:table-cell office:value-type="string" calcext:value-type="string">
            <text:p>Reservoir Dogs (Day 1)</text:p>
          </table:table-cell>
          <table:table-cell table:formula="of:=COM.MICROSOFT.CONCAT([.N255];[.J255];[.O255];[.K255];[.P255])" office:value-type="string" office:string-value="&quot;RBL_rvd1_id&quot;:&quot;Reservoir Dogs (Day 1)&quot;," calcext:value-type="string">
            <text:p>"RBL_rvd1_id":"Reservoir Dogs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vd2</text:p>
          </table:table-cell>
          <table:table-cell table:formula="of:=COM.MICROSOFT.CONCAT([.E256];[.A256];[.F256];[.A256];[.G256];[.A256];[.H256])" office:value-type="string" office:string-value="&lt;option type=&quot;bool&quot; default_value=&quot;false&quot; name=&quot;RBL_rvd2&quot; title_id=&quot;RBL_rvd2_id&quot; desc_id=&quot;RBL_rvd2_desc&quot;/&gt;" calcext:value-type="string">
            <text:p>&lt;option type="bool" default_value="false" name="RBL_rvd2" title_id="RBL_rvd2_id" desc_id="RBL_rvd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rvd2</text:p>
          </table:table-cell>
          <table:table-cell office:value-type="string" calcext:value-type="string">
            <text:p>Reservoir Dogs (Day 2)</text:p>
          </table:table-cell>
          <table:table-cell table:formula="of:=COM.MICROSOFT.CONCAT([.N256];[.J256];[.O256];[.K256];[.P256])" office:value-type="string" office:string-value="&quot;RBL_rvd2_id&quot;:&quot;Reservoir Dogs (Day 2)&quot;," calcext:value-type="string">
            <text:p>"RBL_rvd2_id":"Reservoir Dogs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unted</text:p>
          </table:table-cell>
          <table:table-cell table:formula="of:=COM.MICROSOFT.CONCAT([.E257];[.A257];[.F257];[.A257];[.G257];[.A257];[.H257])" office:value-type="string" office:string-value="&lt;option type=&quot;bool&quot; default_value=&quot;false&quot; name=&quot;RBL_haunted&quot; title_id=&quot;RBL_haunted_id&quot; desc_id=&quot;RBL_haunted_desc&quot;/&gt;" calcext:value-type="string">
            <text:p>&lt;option type="bool" default_value="false" name="RBL_haunted" title_id="RBL_haunted_id" desc_id="RBL_haunte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haunted</text:p>
          </table:table-cell>
          <table:table-cell office:value-type="string" calcext:value-type="string">
            <text:p>Safe House Nightmare</text:p>
          </table:table-cell>
          <table:table-cell table:formula="of:=COM.MICROSOFT.CONCAT([.N257];[.J257];[.O257];[.K257];[.P257])" office:value-type="string" office:string-value="&quot;RBL_haunted_id&quot;:&quot;Safe House Nightmare&quot;," calcext:value-type="string">
            <text:p>"RBL_haunted_id":"Safe House Nightmar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hill_combat</text:p>
          </table:table-cell>
          <table:table-cell table:formula="of:=COM.MICROSOFT.CONCAT([.E258];[.A258];[.F258];[.A258];[.G258];[.A258];[.H258])" office:value-type="string" office:string-value="&lt;option type=&quot;bool&quot; default_value=&quot;false&quot; name=&quot;RBL_chill_combat&quot; title_id=&quot;RBL_chill_combat_id&quot; desc_id=&quot;RBL_chill_combat_desc&quot;/&gt;" calcext:value-type="string">
            <text:p>&lt;option type="bool" default_value="false" name="RBL_chill_combat" title_id="RBL_chill_combat_id" desc_id="RBL_chill_comba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hill_combat</text:p>
          </table:table-cell>
          <table:table-cell office:value-type="string" calcext:value-type="string">
            <text:p>Safe House Raid</text:p>
          </table:table-cell>
          <table:table-cell table:formula="of:=COM.MICROSOFT.CONCAT([.N258];[.J258];[.O258];[.K258];[.P258])" office:value-type="string" office:string-value="&quot;RBL_chill_combat_id&quot;:&quot;Safe House Raid&quot;," calcext:value-type="string">
            <text:p>"RBL_chill_combat_id":"Safe House Raid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ne</text:p>
          </table:table-cell>
          <table:table-cell table:formula="of:=COM.MICROSOFT.CONCAT([.E259];[.A259];[.F259];[.A259];[.G259];[.A259];[.H259])" office:value-type="string" office:string-value="&lt;option type=&quot;bool&quot; default_value=&quot;false&quot; name=&quot;RBL_cane&quot; title_id=&quot;RBL_cane_id&quot; desc_id=&quot;RBL_cane_desc&quot;/&gt;" calcext:value-type="string">
            <text:p>&lt;option type="bool" default_value="false" name="RBL_cane" title_id="RBL_cane_id" desc_id="RBL_can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ane</text:p>
          </table:table-cell>
          <table:table-cell office:value-type="string" calcext:value-type="string">
            <text:p>Santa’s Workshop</text:p>
          </table:table-cell>
          <table:table-cell table:formula="of:=COM.MICROSOFT.CONCAT([.N259];[.J259];[.O259];[.K259];[.P259])" office:value-type="string" office:string-value="&quot;RBL_cane_id&quot;:&quot;Santa’s Workshop&quot;," calcext:value-type="string">
            <text:p>"RBL_cane_id":"Santa’s Workshop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nner</text:p>
          </table:table-cell>
          <table:table-cell table:formula="of:=COM.MICROSOFT.CONCAT([.E260];[.A260];[.F260];[.A260];[.G260];[.A260];[.H260])" office:value-type="string" office:string-value="&lt;option type=&quot;bool&quot; default_value=&quot;false&quot; name=&quot;RBL_dinner&quot; title_id=&quot;RBL_dinner_id&quot; desc_id=&quot;RBL_dinner_desc&quot;/&gt;" calcext:value-type="string">
            <text:p>&lt;option type="bool" default_value="false" name="RBL_dinner" title_id="RBL_dinner_id" desc_id="RBL_dinne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Slaughterhouse</text:p>
          </table:table-cell>
          <table:table-cell table:formula="of:=COM.MICROSOFT.CONCAT([.N260];[.J260];[.O260];[.K260];[.P260])" office:value-type="string" office:string-value="&quot;RBL_dinner_id&quot;:&quot;Slaughterhouse&quot;," calcext:value-type="string">
            <text:p>"RBL_dinner_id":"Slaughterhous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[.E261];[.A261];[.F261];[.A261];[.G261];[.A261];[.H261])" office:value-type="string" office:string-value="&lt;option type=&quot;bool&quot; default_value=&quot;false&quot; name=&quot;RBL_moon&quot; title_id=&quot;RBL_moon_id&quot; desc_id=&quot;RBL_moon_desc&quot;/&gt;" calcext:value-type="string">
            <text:p>&lt;option type="bool" default_value="false" name="RBL_moon" title_id="RBL_moon_id" desc_id="RBL_moo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oon</text:p>
          </table:table-cell>
          <table:table-cell office:value-type="string" calcext:value-type="string">
            <text:p>Stealing Xmas</text:p>
          </table:table-cell>
          <table:table-cell table:formula="of:=COM.MICROSOFT.CONCAT([.N261];[.J261];[.O261];[.K261];[.P261])" office:value-type="string" office:string-value="&quot;RBL_moon_id&quot;:&quot;Stealing Xmas&quot;," calcext:value-type="string">
            <text:p>"RBL_moon_id":"Stealing Xma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orn</text:p>
          </table:table-cell>
          <table:table-cell table:formula="of:=COM.MICROSOFT.CONCAT([.E262];[.A262];[.F262];[.A262];[.G262];[.A262];[.H262])" office:value-type="string" office:string-value="&lt;option type=&quot;bool&quot; default_value=&quot;false&quot; name=&quot;RBL_born&quot; title_id=&quot;RBL_born_id&quot; desc_id=&quot;RBL_born_desc&quot;/&gt;" calcext:value-type="string">
            <text:p>&lt;option type="bool" default_value="false" name="RBL_born" title_id="RBL_born_id" desc_id="RBL_bor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born</text:p>
          </table:table-cell>
          <table:table-cell office:value-type="string" calcext:value-type="string">
            <text:p>The Biker Heist</text:p>
          </table:table-cell>
          <table:table-cell table:formula="of:=COM.MICROSOFT.CONCAT([.N262];[.J262];[.O262];[.K262];[.P262])" office:value-type="string" office:string-value="&quot;RBL_born_id&quot;:&quot;The Biker Heist&quot;," calcext:value-type="string">
            <text:p>"RBL_born_id":"The Biker Hei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hew</text:p>
          </table:table-cell>
          <table:table-cell table:formula="of:=COM.MICROSOFT.CONCAT([.E263];[.A263];[.F263];[.A263];[.G263];[.A263];[.H263])" office:value-type="string" office:string-value="&lt;option type=&quot;bool&quot; default_value=&quot;false&quot; name=&quot;RBL_chew&quot; title_id=&quot;RBL_chew_id&quot; desc_id=&quot;RBL_chew_desc&quot;/&gt;" calcext:value-type="string">
            <text:p>&lt;option type="bool" default_value="false" name="RBL_chew" title_id="RBL_chew_id" desc_id="RBL_chew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hew</text:p>
          </table:table-cell>
          <table:table-cell office:value-type="string" calcext:value-type="string">
            <text:p>The Biker Heist (Day 2)</text:p>
          </table:table-cell>
          <table:table-cell table:formula="of:=COM.MICROSOFT.CONCAT([.N263];[.J263];[.O263];[.K263];[.P263])" office:value-type="string" office:string-value="&quot;RBL_chew_id&quot;:&quot;The Biker Heist (Day 2)&quot;," calcext:value-type="string">
            <text:p>"RBL_chew_id":"The Biker Heist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rojob2_d</text:p>
          </table:table-cell>
          <table:table-cell table:formula="of:=COM.MICROSOFT.CONCAT([.E264];[.A264];[.F264];[.A264];[.G264];[.A264];[.H264])" office:value-type="string" office:string-value="&lt;option type=&quot;bool&quot; default_value=&quot;false&quot; name=&quot;RBL_crojob2_d&quot; title_id=&quot;RBL_crojob2_d_id&quot; desc_id=&quot;RBL_crojob2_d_desc&quot;/&gt;" calcext:value-type="string">
            <text:p>&lt;option type="bool" default_value="false" name="RBL_crojob2_d" title_id="RBL_crojob2_d_id" desc_id="RBL_crojob2_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rojob2_d</text:p>
          </table:table-cell>
          <table:table-cell office:value-type="string" calcext:value-type="string">
            <text:p>The Bomb: Forest</text:p>
          </table:table-cell>
          <table:table-cell table:formula="of:=COM.MICROSOFT.CONCAT([.N264];[.J264];[.O264];[.K264];[.P264])" office:value-type="string" office:string-value="&quot;RBL_crojob2_d_id&quot;:&quot;The Bomb: Forest&quot;," calcext:value-type="string">
            <text:p>"RBL_crojob2_d_id":"The Bomb: Forest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rojob2_n</text:p>
          </table:table-cell>
          <table:table-cell table:formula="of:=COM.MICROSOFT.CONCAT([.E265];[.A265];[.F265];[.A265];[.G265];[.A265];[.H265])" office:value-type="string" office:string-value="&lt;option type=&quot;bool&quot; default_value=&quot;false&quot; name=&quot;RBL_crojob2_n&quot; title_id=&quot;RBL_crojob2_n_id&quot; desc_id=&quot;RBL_crojob2_n_desc&quot;/&gt;" calcext:value-type="string">
            <text:p>&lt;option type="bool" default_value="false" name="RBL_crojob2_n" title_id="RBL_crojob2_n_id" desc_id="RBL_crojob2_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crojob2_n</text:p>
          </table:table-cell>
          <table:table-cell office:value-type="string" calcext:value-type="string">
            <text:p>The Bomb: Forest (Night)</text:p>
          </table:table-cell>
          <table:table-cell table:formula="of:=COM.MICROSOFT.CONCAT([.N265];[.J265];[.O265];[.K265];[.P265])" office:value-type="string" office:string-value="&quot;RBL_crojob2_n_id&quot;:&quot;The Bomb: Forest (Night)&quot;," calcext:value-type="string">
            <text:p>"RBL_crojob2_n_id":"The Bomb: Forest (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afehouse</text:p>
          </table:table-cell>
          <table:table-cell table:formula="of:=COM.MICROSOFT.CONCAT([.E266];[.A266];[.F266];[.A266];[.G266];[.A266];[.H266])" office:value-type="string" office:string-value="&lt;option type=&quot;bool&quot; default_value=&quot;false&quot; name=&quot;RBL_safehouse&quot; title_id=&quot;RBL_safehouse_id&quot; desc_id=&quot;RBL_safehouse_desc&quot;/&gt;" calcext:value-type="string">
            <text:p>&lt;option type="bool" default_value="false" name="RBL_safehouse" title_id="RBL_safehouse_id" desc_id="RBL_safehouse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safehouse</text:p>
          </table:table-cell>
          <table:table-cell office:value-type="string" calcext:value-type="string">
            <text:p>The Safe House</text:p>
          </table:table-cell>
          <table:table-cell table:formula="of:=COM.MICROSOFT.CONCAT([.N266];[.J266];[.O266];[.K266];[.P266])" office:value-type="string" office:string-value="&quot;RBL_safehouse_id&quot;:&quot;The Safe House&quot;," calcext:value-type="string">
            <text:p>"RBL_safehouse_id":"The Safe House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m_cro</text:p>
          </table:table-cell>
          <table:table-cell table:formula="of:=COM.MICROSOFT.CONCAT([.E267];[.A267];[.F267];[.A267];[.G267];[.A267];[.H267])" office:value-type="string" office:string-value="&lt;option type=&quot;bool&quot; default_value=&quot;false&quot; name=&quot;RBL_arm_cro&quot; title_id=&quot;RBL_arm_cro_id&quot; desc_id=&quot;RBL_arm_cro_desc&quot;/&gt;" calcext:value-type="string">
            <text:p>&lt;option type="bool" default_value="false" name="RBL_arm_cro" title_id="RBL_arm_cro_id" desc_id="RBL_arm_cro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cro</text:p>
          </table:table-cell>
          <table:table-cell office:value-type="string" calcext:value-type="string">
            <text:p>Transport: Crossroads</text:p>
          </table:table-cell>
          <table:table-cell table:formula="of:=COM.MICROSOFT.CONCAT([.N267];[.J267];[.O267];[.K267];[.P267])" office:value-type="string" office:string-value="&quot;RBL_arm_cro_id&quot;:&quot;Transport: Crossroads&quot;," calcext:value-type="string">
            <text:p>"RBL_arm_cro_id":"Transport: Crossroad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m_hcm</text:p>
          </table:table-cell>
          <table:table-cell table:formula="of:=COM.MICROSOFT.CONCAT([.E268];[.A268];[.F268];[.A268];[.G268];[.A268];[.H268])" office:value-type="string" office:string-value="&lt;option type=&quot;bool&quot; default_value=&quot;false&quot; name=&quot;RBL_arm_hcm&quot; title_id=&quot;RBL_arm_hcm_id&quot; desc_id=&quot;RBL_arm_hcm_desc&quot;/&gt;" calcext:value-type="string">
            <text:p>&lt;option type="bool" default_value="false" name="RBL_arm_hcm" title_id="RBL_arm_hcm_id" desc_id="RBL_arm_hcm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hcm</text:p>
          </table:table-cell>
          <table:table-cell office:value-type="string" calcext:value-type="string">
            <text:p>Transport: Downtown</text:p>
          </table:table-cell>
          <table:table-cell table:formula="of:=COM.MICROSOFT.CONCAT([.N268];[.J268];[.O268];[.K268];[.P268])" office:value-type="string" office:string-value="&quot;RBL_arm_hcm_id&quot;:&quot;Transport: Downtown&quot;," calcext:value-type="string">
            <text:p>"RBL_arm_hcm_id":"Transport: Downtown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m_fac</text:p>
          </table:table-cell>
          <table:table-cell table:formula="of:=COM.MICROSOFT.CONCAT([.E269];[.A269];[.F269];[.A269];[.G269];[.A269];[.H269])" office:value-type="string" office:string-value="&lt;option type=&quot;bool&quot; default_value=&quot;false&quot; name=&quot;RBL_arm_fac&quot; title_id=&quot;RBL_arm_fac_id&quot; desc_id=&quot;RBL_arm_fac_desc&quot;/&gt;" calcext:value-type="string">
            <text:p>&lt;option type="bool" default_value="false" name="RBL_arm_fac" title_id="RBL_arm_fac_id" desc_id="RBL_arm_fac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fac</text:p>
          </table:table-cell>
          <table:table-cell office:value-type="string" calcext:value-type="string">
            <text:p>Transport: Harbor</text:p>
          </table:table-cell>
          <table:table-cell table:formula="of:=COM.MICROSOFT.CONCAT([.N269];[.J269];[.O269];[.K269];[.P269])" office:value-type="string" office:string-value="&quot;RBL_arm_fac_id&quot;:&quot;Transport: Harbor&quot;," calcext:value-type="string">
            <text:p>"RBL_arm_fac_id":"Transport: Harbo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m_par</text:p>
          </table:table-cell>
          <table:table-cell table:formula="of:=COM.MICROSOFT.CONCAT([.E270];[.A270];[.F270];[.A270];[.G270];[.A270];[.H270])" office:value-type="string" office:string-value="&lt;option type=&quot;bool&quot; default_value=&quot;false&quot; name=&quot;RBL_arm_par&quot; title_id=&quot;RBL_arm_par_id&quot; desc_id=&quot;RBL_arm_par_desc&quot;/&gt;" calcext:value-type="string">
            <text:p>&lt;option type="bool" default_value="false" name="RBL_arm_par" title_id="RBL_arm_par_id" desc_id="RBL_arm_par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par</text:p>
          </table:table-cell>
          <table:table-cell office:value-type="string" calcext:value-type="string">
            <text:p>Transport: Park</text:p>
          </table:table-cell>
          <table:table-cell table:formula="of:=COM.MICROSOFT.CONCAT([.N270];[.J270];[.O270];[.K270];[.P270])" office:value-type="string" office:string-value="&quot;RBL_arm_par_id&quot;:&quot;Transport: Park&quot;," calcext:value-type="string">
            <text:p>"RBL_arm_par_id":"Transport: Park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m_und</text:p>
          </table:table-cell>
          <table:table-cell table:formula="of:=COM.MICROSOFT.CONCAT([.E271];[.A271];[.F271];[.A271];[.G271];[.A271];[.H271])" office:value-type="string" office:string-value="&lt;option type=&quot;bool&quot; default_value=&quot;false&quot; name=&quot;RBL_arm_und&quot; title_id=&quot;RBL_arm_und_id&quot; desc_id=&quot;RBL_arm_und_desc&quot;/&gt;" calcext:value-type="string">
            <text:p>&lt;option type="bool" default_value="false" name="RBL_arm_und" title_id="RBL_arm_und_id" desc_id="RBL_arm_und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arm_und</text:p>
          </table:table-cell>
          <table:table-cell office:value-type="string" calcext:value-type="string">
            <text:p>Transport: Underpass</text:p>
          </table:table-cell>
          <table:table-cell table:formula="of:=COM.MICROSOFT.CONCAT([.N271];[.J271];[.O271];[.K271];[.P271])" office:value-type="string" office:string-value="&quot;RBL_arm_und_id&quot;:&quot;Transport: Underpass&quot;," calcext:value-type="string">
            <text:p>"RBL_arm_und_id":"Transport: Underpas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n</text:p>
          </table:table-cell>
          <table:table-cell table:formula="of:=COM.MICROSOFT.CONCAT([.E272];[.A272];[.F272];[.A272];[.G272];[.A272];[.H272])" office:value-type="string" office:string-value="&lt;option type=&quot;bool&quot; default_value=&quot;false&quot; name=&quot;RBL_man&quot; title_id=&quot;RBL_man_id&quot; desc_id=&quot;RBL_man_desc&quot;/&gt;" calcext:value-type="string">
            <text:p>&lt;option type="bool" default_value="false" name="RBL_man" title_id="RBL_man_id" desc_id="RBL_man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man</text:p>
          </table:table-cell>
          <table:table-cell office:value-type="string" calcext:value-type="string">
            <text:p>Undercover</text:p>
          </table:table-cell>
          <table:table-cell table:formula="of:=COM.MICROSOFT.CONCAT([.N272];[.J272];[.O272];[.K272];[.P272])" office:value-type="string" office:string-value="&quot;RBL_man_id&quot;:&quot;Undercover&quot;," calcext:value-type="string">
            <text:p>"RBL_man_id":"Undercover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atchdogs_1_night</text:p>
          </table:table-cell>
          <table:table-cell table:formula="of:=COM.MICROSOFT.CONCAT([.E273];[.A273];[.F273];[.A273];[.G273];[.A273];[.H273])" office:value-type="string" office:string-value="&lt;option type=&quot;bool&quot; default_value=&quot;false&quot; name=&quot;RBL_watchdogs_1_night&quot; title_id=&quot;RBL_watchdogs_1_night_id&quot; desc_id=&quot;RBL_watchdogs_1_night_desc&quot;/&gt;" calcext:value-type="string">
            <text:p>&lt;option type="bool" default_value="false" name="RBL_watchdogs_1_night" title_id="RBL_watchdogs_1_night_id" desc_id="RBL_watchdogs_1_night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atchdogs_1_night</text:p>
          </table:table-cell>
          <table:table-cell office:value-type="string" calcext:value-type="string">
            <text:p>Watchdogs (Day 1 | Night)</text:p>
          </table:table-cell>
          <table:table-cell table:formula="of:=COM.MICROSOFT.CONCAT([.N273];[.J273];[.O273];[.K273];[.P273])" office:value-type="string" office:string-value="&quot;RBL_watchdogs_1_night_id&quot;:&quot;Watchdogs (Day 1 | Night)&quot;," calcext:value-type="string">
            <text:p>"RBL_watchdogs_1_night_id":"Watchdogs (Day 1 | 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atchdogs_1</text:p>
          </table:table-cell>
          <table:table-cell table:formula="of:=COM.MICROSOFT.CONCAT([.E274];[.A274];[.F274];[.A274];[.G274];[.A274];[.H274])" office:value-type="string" office:string-value="&lt;option type=&quot;bool&quot; default_value=&quot;false&quot; name=&quot;RBL_watchdogs_1&quot; title_id=&quot;RBL_watchdogs_1_id&quot; desc_id=&quot;RBL_watchdogs_1_desc&quot;/&gt;" calcext:value-type="string">
            <text:p>&lt;option type="bool" default_value="false" name="RBL_watchdogs_1" title_id="RBL_watchdogs_1_id" desc_id="RBL_watchdogs_1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atchdogs_1</text:p>
          </table:table-cell>
          <table:table-cell office:value-type="string" calcext:value-type="string">
            <text:p>Watchdogs (Day 1)</text:p>
          </table:table-cell>
          <table:table-cell table:formula="of:=COM.MICROSOFT.CONCAT([.N274];[.J274];[.O274];[.K274];[.P274])" office:value-type="string" office:string-value="&quot;RBL_watchdogs_1_id&quot;:&quot;Watchdogs (Day 1)&quot;," calcext:value-type="string">
            <text:p>"RBL_watchdogs_1_id":"Watchdogs (Day 1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atchdogs_2</text:p>
          </table:table-cell>
          <table:table-cell table:formula="of:=COM.MICROSOFT.CONCAT([.E275];[.A275];[.F275];[.A275];[.G275];[.A275];[.H275])" office:value-type="string" office:string-value="&lt;option type=&quot;bool&quot; default_value=&quot;false&quot; name=&quot;RBL_watchdogs_2&quot; title_id=&quot;RBL_watchdogs_2_id&quot; desc_id=&quot;RBL_watchdogs_2_desc&quot;/&gt;" calcext:value-type="string">
            <text:p>&lt;option type="bool" default_value="false" name="RBL_watchdogs_2" title_id="RBL_watchdogs_2_id" desc_id="RBL_watchdogs_2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atchdogs_2</text:p>
          </table:table-cell>
          <table:table-cell office:value-type="string" calcext:value-type="string">
            <text:p>Watchdogs (Day 2 | Night)</text:p>
          </table:table-cell>
          <table:table-cell table:formula="of:=COM.MICROSOFT.CONCAT([.N275];[.J275];[.O275];[.K275];[.P275])" office:value-type="string" office:string-value="&quot;RBL_watchdogs_2_id&quot;:&quot;Watchdogs (Day 2 | Night)&quot;," calcext:value-type="string">
            <text:p>"RBL_watchdogs_2_id":"Watchdogs (Day 2 | Night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atchdogs_2_day</text:p>
          </table:table-cell>
          <table:table-cell table:formula="of:=COM.MICROSOFT.CONCAT([.E276];[.A276];[.F276];[.A276];[.G276];[.A276];[.H276])" office:value-type="string" office:string-value="&lt;option type=&quot;bool&quot; default_value=&quot;false&quot; name=&quot;RBL_watchdogs_2_day&quot; title_id=&quot;RBL_watchdogs_2_day_id&quot; desc_id=&quot;RBL_watchdogs_2_day_desc&quot;/&gt;" calcext:value-type="string">
            <text:p>&lt;option type="bool" default_value="false" name="RBL_watchdogs_2_day" title_id="RBL_watchdogs_2_day_id" desc_id="RBL_watchdogs_2_day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watchdogs_2_day</text:p>
          </table:table-cell>
          <table:table-cell office:value-type="string" calcext:value-type="string">
            <text:p>Watchdogs (Day 2)</text:p>
          </table:table-cell>
          <table:table-cell table:formula="of:=COM.MICROSOFT.CONCAT([.N276];[.J276];[.O276];[.K276];[.P276])" office:value-type="string" office:string-value="&quot;RBL_watchdogs_2_day_id&quot;:&quot;Watchdogs (Day 2)&quot;," calcext:value-type="string">
            <text:p>"RBL_watchdogs_2_day_id":"Watchdogs (Day 2)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ines</text:p>
          </table:table-cell>
          <table:table-cell table:formula="of:=COM.MICROSOFT.CONCAT([.E277];[.A277];[.F277];[.A277];[.G277];[.A277];[.H277])" office:value-type="string" office:string-value="&lt;option type=&quot;bool&quot; default_value=&quot;false&quot; name=&quot;RBL_pines&quot; title_id=&quot;RBL_pines_id&quot; desc_id=&quot;RBL_pines_desc&quot;/&gt;" calcext:value-type="string">
            <text:p>&lt;option type="bool" default_value="false" name="RBL_pines" title_id="RBL_pines_id" desc_id="RBL_pines_desc"/&gt;</text:p>
          </table:table-cell>
          <table:table-cell table:number-columns-repeated="2"/>
          <table:table-cell office:value-type="string" calcext:value-type="string">
            <text:p>&lt;option type="bool" default_value="false" name="RBL_</text:p>
          </table:table-cell>
          <table:table-cell office:value-type="string" calcext:value-type="string">
            <text:p>" title_id="RBL_</text:p>
          </table:table-cell>
          <table:table-cell office:value-type="string" calcext:value-type="string">
            <text:p>_id" desc_id="RBL_</text:p>
          </table:table-cell>
          <table:table-cell office:value-type="string" calcext:value-type="string">
            <text:p>_desc"/&gt;</text:p>
          </table:table-cell>
          <table:table-cell/>
          <table:table-cell office:value-type="string" calcext:value-type="string">
            <text:p>pines</text:p>
          </table:table-cell>
          <table:table-cell office:value-type="string" calcext:value-type="string">
            <text:p>White Xmas</text:p>
          </table:table-cell>
          <table:table-cell table:formula="of:=COM.MICROSOFT.CONCAT([.N277];[.J277];[.O277];[.K277];[.P277])" office:value-type="string" office:string-value="&quot;RBL_pines_id&quot;:&quot;White Xmas&quot;," calcext:value-type="string">
            <text:p>"RBL_pines_id":"White Xmas",</text:p>
          </table:table-cell>
          <table:table-cell/>
          <table:table-cell office:value-type="string" calcext:value-type="string">
            <text:p>"RBL_</text:p>
          </table:table-cell>
          <table:table-cell office:value-type="string" calcext:value-type="string">
            <text:p>_id":"</text:p>
          </table:table-cell>
          <table:table-cell office:value-type="string" calcext:value-type="string">
            <text:p>",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XFD104857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6T08:43:57.775000000</meta:creation-date>
    <dc:date>2023-07-28T06:25:51.895000000</dc:date>
    <meta:editing-duration>PT7H28M14S</meta:editing-duration>
    <meta:editing-cycles>135</meta:editing-cycles>
    <meta:generator>LibreOffice/7.5.2.2$Windows_X86_64 LibreOffice_project/53bb9681a964705cf672590721dbc85eb4d0c3a2</meta:generator>
    <meta:document-statistic meta:table-count="1" meta:cell-count="3199" meta:object-count="0"/>
  </office:meta>
</office:document-meta>
</file>